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5pt" fo:font-weight="bold" officeooo:rsid="000d94d2" officeooo:paragraph-rsid="000d94d2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2pt" fo:font-weight="bold" officeooo:rsid="000d94d2" officeooo:paragraph-rsid="000d94d2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0d94d2" officeooo:paragraph-rsid="000d94d2" style:font-size-asian="10.5pt" style:font-weight-asian="normal" style:font-size-complex="12pt" style:font-weight-complex="normal"/>
    </style:style>
    <style:style style:name="T1" style:family="text">
      <style:text-properties fo:font-weight="bold" officeooo:rsid="000c24e2" style:font-weight-asian="bold" style:font-weight-complex="bold"/>
    </style:style>
    <style:style style:name="T2" style:family="text">
      <style:text-properties officeooo:rsid="000c24e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d94d2"/>
    </style:style>
    <style:style style:name="T5" style:family="text">
      <style:text-properties officeooo:rsid="000e19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SportyShoes Source Code Document</text:span></text:p>
      <text:p text:style-name="Standard"><text:span text:style-name="T1"/></text:p>
      <text:p text:style-name="Standard"><text:span text:style-name="T1"/></text:p>
      <text:p text:style-name="Standard"><text:span text:style-name="T1">//Main Program</text:span></text:p>
      <text:p text:style-name="P2">package com.spo;<text:line-break/><text:line-break/><text:line-break/>import org.springframework.boot.SpringApplication;<text:line-break/>import org.springframework.boot.autoconfigure.SpringBootApplication;<text:line-break/><text:line-break/>@SpringBootApplication<text:line-break/>public class FinalSportyShoesApplication {<text:line-break/><text:tab/><text:line-break/><text:tab/>public static void main(String[] args) {<text:line-break/><text:tab/><text:tab/>SpringApplication.run(FinalSportyShoesApplication.class, args);<text:line-break/><text:tab/><text:tab/><text:line-break/><text:tab/>}<text:tab/><text:line-break/><text:line-break/>}<text:line-break/></text:p>
      <text:p text:style-name="P1">//<text:span text:style-name="T2">Configuration Files</text:span></text:p>
      <text:p text:style-name="P1"/>
      <text:p text:style-name="P2">package com.spo.configuration;</text:p>
      <text:p text:style-name="P2"/>
      <text:p text:style-name="P2">import org.springframework.beans.factory.annotation.Autowired;</text:p>
      <text:p text:style-name="P2">import org.springframework.context.annotation.Bean;</text:p>
      <text:p text:style-name="P2">import org.springframework.context.annotation.Configuration;</text:p>
      <text:p text:style-name="P2">import org.springframework.security.authentication.AuthenticationManager;</text:p>
      <text:p text:style-name="P2">import org.springframework.security.config.annotation.authentication.configuration.AuthenticationConfiguration;</text:p>
      <text:p text:style-name="P2"/>
      <text:p text:style-name="P2">import org.springframework.security.config.annotation.web.builders.HttpSecurity;</text:p>
      <text:p text:style-name="P2">import org.springframework.security.config.annotation.web.configuration.WebSecurityConfiguration;</text:p>
      <text:p text:style-name="P2">import org.springframework.security.config.annotation.web.configuration.WebSecurityCustomizer;</text:p>
      <text:p text:style-name="P2">import org.springframework.security.web.SecurityFilterChain;</text:p>
      <text:p text:style-name="P2">import org.springframework.security.web.servlet.util.matcher.MvcRequestMatcher;</text:p>
      <text:p text:style-name="P2">import org.springframework.security.web.util.matcher.AntPathRequestMatcher;</text:p>
      <text:p text:style-name="P2"/>
      <text:p text:style-name="P2">import com.spo.service.CustomUserDetailService;</text:p>
      <text:p text:style-name="P2"/>
      <text:p text:style-name="P2">import org.springframework.security.config.annotation.web.configuration.EnableWebSecurity;</text:p>
      <text:p text:style-name="P2">import org.springframework.security.crypto.bcrypt.BCryptPasswordEncoder;</text:p>
      <text:p text:style-name="P2">import org.springframework.security.crypto.password.PasswordEncoder;</text:p>
      <text:p text:style-name="P2"/>
      <text:p text:style-name="P2">@Configuration</text:p>
      <text:p text:style-name="P2">@EnableWebSecurity</text:p>
      <text:p text:style-name="P2"/>
      <text:p text:style-name="P2">public class SecurityConfig {</text:p>
      <text:p text:style-name="P2"><text:soft-page-break/></text:p>
      <text:p text:style-name="P2"><text:tab/><text:tab/> </text:p>
      <text:p text:style-name="P2"/>
      <text:p text:style-name="P2"><text:tab/>@Autowired </text:p>
      <text:p text:style-name="P2"><text:tab/>GoogleOAuth2SuccessHandler googleOAuth2SuccessHandler;</text:p>
      <text:p text:style-name="P2"><text:tab/>@Autowired</text:p>
      <text:p text:style-name="P2"><text:tab/>CustomUserDetailService customUserDetailService;</text:p>
      <text:p text:style-name="P2"><text:s text:c="4"/>@Bean</text:p>
      <text:p text:style-name="P2"><text:s text:c="4"/>public SecurityFilterChain filterChain(HttpSecurity http) throws Exception {</text:p>
      <text:p text:style-name="P2"><text:s text:c="9"/>http</text:p>
      <text:p text:style-name="P2"><text:s text:c="16"/>.csrf(csrf -&gt; csrf</text:p>
      <text:p text:style-name="P2"><text:s text:c="32"/>.disable())</text:p>
      <text:p text:style-name="P2"/>
      <text:p text:style-name="P2"><text:s text:c="23"/>.authorizeHttpRequests(requests -&gt; requests</text:p>
      <text:p text:style-name="P2"><text:s text:c="32"/>.requestMatchers (new MvcRequestMatcher( null, "/")).permitAll()</text:p>
      <text:p text:style-name="P2"><text:s text:c="32"/>.requestMatchers (new MvcRequestMatcher( null, <text:s/>"/shop/**")).permitAll()</text:p>
      <text:p text:style-name="P2"><text:s text:c="32"/>.requestMatchers ( new MvcRequestMatcher( null, "/register")).permitAll()</text:p>
      <text:p text:style-name="P2"><text:s text:c="32"/>.requestMatchers (new MvcRequestMatcher( null, <text:s/>"/h2-console/**")).permitAll()</text:p>
      <text:p text:style-name="P2"><text:s text:c="31"/>.requestMatchers(new MvcRequestMatcher( null, "/admin/**")).hasRole("ADMIN")</text:p>
      <text:p text:style-name="P2"/>
      <text:p text:style-name="P2"><text:s text:c="31"/>.anyRequest()</text:p>
      <text:p text:style-name="P2"><text:s text:c="31"/>.authenticated())</text:p>
      <text:p text:style-name="P2"/>
      <text:p text:style-name="P2"><text:s text:c="24"/>.formLogin(form -&gt; form</text:p>
      <text:p text:style-name="P2"><text:s text:c="32"/>.loginPage("/login")</text:p>
      <text:p text:style-name="P2"><text:s text:c="32"/>.permitAll()</text:p>
      <text:p text:style-name="P2"><text:s text:c="32"/>.failureUrl("/login?error=true")</text:p>
      <text:p text:style-name="P2"><text:s text:c="32"/>.defaultSuccessUrl("/")</text:p>
      <text:p text:style-name="P2"><text:s text:c="32"/>.usernameParameter("email")</text:p>
      <text:p text:style-name="P2"><text:s text:c="32"/>.passwordParameter("password"))</text:p>
      <text:p text:style-name="P2"/>
      <text:p text:style-name="P2"><text:s text:c="24"/>.oauth2Login(log -&gt; log</text:p>
      <text:p text:style-name="P2"><text:s text:c="32"/>.loginPage("/login")</text:p>
      <text:p text:style-name="P2"><text:s text:c="32"/>.successHandler(googleOAuth2SuccessHandler))</text:p>
      <text:p text:style-name="P2"><text:s text:c="24"/>.logout(out -&gt; out</text:p>
      <text:p text:style-name="P2"><text:s text:c="32"/>.logoutRequestMatcher(new AntPathRequestMatcher("/logout"))</text:p>
      <text:p text:style-name="P2"><text:s text:c="32"/>.logoutSuccessUrl("/login")</text:p>
      <text:p text:style-name="P2"><text:s text:c="32"/>.invalidateHttpSession(true)</text:p>
      <text:p text:style-name="P2"><text:s text:c="32"/>.deleteCookies("JSESSIONID")</text:p>
      <text:p text:style-name="P2"><text:s text:c="30"/>)</text:p>
      <text:p text:style-name="P2"><text:s text:c="19"/>. exceptionHandling((exceptionHandling) -&gt;</text:p>
      <text:p text:style-name="P2"><text:s text:c="9"/><text:tab/><text:tab/><text:tab/>exceptionHandling</text:p>
      <text:p text:style-name="P2"><text:s text:c="5"/><text:tab/><text:tab/><text:tab/><text:tab/>.accessDeniedPage(null));</text:p>
      <text:p text:style-name="P2"/>
      <text:p text:style-name="P2"><text:s text:c="4"/><text:tab/> </text:p>
      <text:p text:style-name="P2"><text:s text:c="4"/><text:tab/> <text:s/><text:tab/><text:tab/><text:tab/></text:p>
      <text:p text:style-name="P2"><text:s text:c="4"/><text:tab/> <text:s/><text:tab/><text:tab/><text:tab/><text:tab/></text:p>
      <text:p text:style-name="P2"><text:s text:c="15"/><text:tab/> <text:s/>http.headers().frameOptions().disable();</text:p>
      <text:p text:style-name="P2"><text:soft-page-break/><text:s text:c="11"/><text:tab/> <text:s text:c="6"/></text:p>
      <text:p text:style-name="P2"><text:s text:c="10"/><text:tab/> <text:s text:c="7"/>return http.build();</text:p>
      <text:p text:style-name="P2"><text:s text:c="6"/></text:p>
      <text:p text:style-name="P2"><text:s text:c="4"/>}</text:p>
      <text:p text:style-name="P2"><text:s text:c="4"/>@Bean</text:p>
      <text:p text:style-name="P2"><text:s text:c="4"/>public static PasswordEncoder passwordEncoder(){</text:p>
      <text:p text:style-name="P2"><text:s text:c="8"/>return new BCryptPasswordEncoder();</text:p>
      <text:p text:style-name="P2"><text:s text:c="4"/>}</text:p>
      <text:p text:style-name="P2"><text:s text:c="4"/></text:p>
      <text:p text:style-name="P2"><text:s text:c="4"/>@Bean</text:p>
      <text:p text:style-name="P2"><text:s text:c="4"/>public AuthenticationManager authenticationManager(AuthenticationConfiguration configuration) throws Exception {</text:p>
      <text:p text:style-name="P2"><text:s text:c="8"/>return configuration.getAuthenticationManager();</text:p>
      <text:p text:style-name="P2"><text:s text:c="4"/>}</text:p>
      <text:p text:style-name="P2"><text:s text:c="2"/></text:p>
      <text:p text:style-name="P2"><text:s text:c="4"/>@Bean</text:p>
      <text:p text:style-name="P2"><text:s text:c="4"/>public WebSecurityCustomizer webSecurityCustomizer() {</text:p>
      <text:p text:style-name="P2"><text:s text:c="8"/>return (web -&gt; web.ignoring().requestMatchers(new MvcRequestMatcher( null, "/resources/**"))</text:p>
      <text:p text:style-name="P2"><text:s text:c="8"/><text:tab/><text:tab/><text:tab/><text:tab/>.requestMatchers(new MvcRequestMatcher( null, "/static/**"))</text:p>
      <text:p text:style-name="P2"><text:s text:c="8"/><text:tab/><text:tab/><text:tab/><text:tab/>.requestMatchers(new MvcRequestMatcher( null,"/images/**"))</text:p>
      <text:p text:style-name="P2"><text:s text:c="8"/><text:tab/><text:tab/><text:tab/><text:tab/>.requestMatchers(new MvcRequestMatcher( null, "/footwearImages/**"))</text:p>
      <text:p text:style-name="P2"><text:s text:c="8"/><text:tab/><text:tab/><text:tab/><text:tab/>.requestMatchers(new MvcRequestMatcher( null, "/css/**"))</text:p>
      <text:p text:style-name="P2"><text:s text:c="8"/><text:tab/><text:tab/><text:tab/><text:tab/>.requestMatchers(new MvcRequestMatcher( null, "/js/**")));</text:p>
      <text:p text:style-name="P2"><text:s text:c="8"/><text:tab/><text:tab/><text:tab/><text:tab/>}</text:p>
      <text:p text:style-name="P2">}</text:p>
      <text:p text:style-name="P2"/>
      <text:p text:style-name="P2"/>
      <text:p text:style-name="P2">package com.spo.configuration;</text:p>
      <text:p text:style-name="P2"/>
      <text:p text:style-name="P2">import java.io.IOException;</text:p>
      <text:p text:style-name="P2">import java.util.ArrayList;</text:p>
      <text:p text:style-name="P2">import java.util.List;</text:p>
      <text:p text:style-name="P2"/>
      <text:p text:style-name="P2">import org.springframework.beans.factory.annotation.Autowired;</text:p>
      <text:p text:style-name="P2">import org.springframework.security.core.Authentication;</text:p>
      <text:p text:style-name="P2">import org.springframework.security.oauth2.client.authentication.OAuth2AuthenticationToken;</text:p>
      <text:p text:style-name="P2">import org.springframework.security.web.DefaultRedirectStrategy;</text:p>
      <text:p text:style-name="P2">import org.springframework.security.web.authentication.AuthenticationSuccessHandler;</text:p>
      <text:p text:style-name="P2">import org.springframework.stereotype.Component;</text:p>
      <text:p text:style-name="P2"/>
      <text:p text:style-name="P2">import com.spo.model.User;</text:p>
      <text:p text:style-name="P2">import com.spo.model.Role;</text:p>
      <text:p text:style-name="P2">import com.spo.repository.RoleRepository;</text:p>
      <text:p text:style-name="P2">import com.spo.repository.UserRepository;</text:p>
      <text:p text:style-name="P2"/>
      <text:p text:style-name="P2">import jakarta.servlet.ServletException;</text:p>
      <text:p text:style-name="P2">import jakarta.servlet.http.HttpServletRequest;</text:p>
      <text:p text:style-name="P2">import jakarta.servlet.http.HttpServletResponse;</text:p>
      <text:p text:style-name="P2"><text:soft-page-break/></text:p>
      <text:p text:style-name="P2">@Component</text:p>
      <text:p text:style-name="P2">public class GoogleOAuth2SuccessHandler implements AuthenticationSuccessHandler {</text:p>
      <text:p text:style-name="P2"/>
      <text:p text:style-name="P2"><text:tab/></text:p>
      <text:p text:style-name="P2"><text:tab/>@Autowired</text:p>
      <text:p text:style-name="P2"><text:tab/>RoleRepository roleRepository;</text:p>
      <text:p text:style-name="P2"><text:tab/></text:p>
      <text:p text:style-name="P2"><text:tab/>@Autowired</text:p>
      <text:p text:style-name="P2"><text:tab/>UserRepository userRepository;</text:p>
      <text:p text:style-name="P2"/>
      <text:p text:style-name="P2"><text:tab/>private DefaultRedirectStrategy redirectStrategy=new DefaultRedirectStrategy();</text:p>
      <text:p text:style-name="P2"><text:tab/>@Override</text:p>
      <text:p text:style-name="P2"><text:tab/>public void onAuthenticationSuccess(HttpServletRequest request, HttpServletResponse response,</text:p>
      <text:p text:style-name="P2"><text:tab/><text:tab/><text:tab/>Authentication authentication) throws IOException, ServletException {</text:p>
      <text:p text:style-name="P2"><text:tab/><text:tab/>// TODO Auto-generated method stub</text:p>
      <text:p text:style-name="P2"><text:tab/><text:tab/>OAuth2AuthenticationToken token=(OAuth2AuthenticationToken) authentication;</text:p>
      <text:p text:style-name="P2"><text:tab/><text:tab/></text:p>
      <text:p text:style-name="P2"><text:tab/><text:tab/>String email=token.getPrincipal().getAttributes().get("email").toString();</text:p>
      <text:p text:style-name="P2"><text:tab/><text:tab/>if(userRepository.findUserByEmail(email).isPresent()) {</text:p>
      <text:p text:style-name="P2"><text:tab/><text:tab/><text:tab/></text:p>
      <text:p text:style-name="P2"><text:tab/><text:tab/>}else {</text:p>
      <text:p text:style-name="P2"><text:tab/><text:tab/><text:tab/>User user=new User();</text:p>
      <text:p text:style-name="P2"><text:tab/><text:tab/><text:tab/>user.setFirstName(token.getPrincipal().getAttributes().get("given_name").toString());</text:p>
      <text:p text:style-name="P2"><text:tab/><text:tab/><text:tab/>user.setLastName(token.getPrincipal().getAttributes().get("family_name").toString());</text:p>
      <text:p text:style-name="P2"><text:tab/><text:tab/><text:tab/>user.setEmail(email);</text:p>
      <text:p text:style-name="P2"><text:tab/><text:tab/><text:tab/>List&lt;Role&gt; roles=new ArrayList&lt;&gt;();</text:p>
      <text:p text:style-name="P2"><text:tab/><text:tab/><text:tab/>roles.add(roleRepository.findById(2).get());</text:p>
      <text:p text:style-name="P2"><text:tab/><text:tab/><text:tab/>user.setRoles(roles);</text:p>
      <text:p text:style-name="P2"><text:tab/><text:tab/><text:tab/>userRepository.save(user);</text:p>
      <text:p text:style-name="P2"><text:tab/><text:tab/><text:tab/>}</text:p>
      <text:p text:style-name="P2"><text:tab/><text:tab/>redirectStrategy.sendRedirect(request, response,"/");</text:p>
      <text:p text:style-name="P2"><text:tab/>}</text:p>
      <text:p text:style-name="P2">}</text:p>
      <text:p text:style-name="P2"/>
      <text:p text:style-name="P1">//<text:span text:style-name="T2">Controller Files</text:span></text:p>
      <text:p text:style-name="P1"><text:span text:style-name="T3"/></text:p>
      <text:p text:style-name="P1"><text:span text:style-name="T3">package com.spo.controller;</text:span></text:p>
      <text:p text:style-name="P1"><text:span text:style-name="T3"/></text:p>
      <text:p text:style-name="P1"><text:span text:style-name="T3">import java.io.IOException;</text:span></text:p>
      <text:p text:style-name="P1"><text:span text:style-name="T3">import java.nio.file.Files;</text:span></text:p>
      <text:p text:style-name="P1"><text:span text:style-name="T3">import java.nio.file.Path;</text:span></text:p>
      <text:p text:style-name="P1"><text:span text:style-name="T3">import java.nio.file.Paths;</text:span></text:p>
      <text:p text:style-name="P1"><text:span text:style-name="T3">import java.util.Optional;</text:span></text:p>
      <text:p text:style-name="P1"><text:span text:style-name="T3"/></text:p>
      <text:p text:style-name="P1"><text:span text:style-name="T3">import org.springframework.beans.factory.annotation.Autowired;</text:span></text:p>
      <text:p text:style-name="P1"><text:soft-page-break/><text:span text:style-name="T3">import org.springframework.stereotype.Controller;</text:span></text:p>
      <text:p text:style-name="P1"><text:span text:style-name="T3">import org.springframework.ui.Model;</text:span></text:p>
      <text:p text:style-name="P1"><text:span text:style-name="T3">import org.springframework.web.bind.annotation.GetMapping;</text:span></text:p>
      <text:p text:style-name="P1"><text:span text:style-name="T3">import org.springframework.web.bind.annotation.ModelAttribute;</text:span></text:p>
      <text:p text:style-name="P1"><text:span text:style-name="T3">import org.springframework.web.bind.annotation.PathVariable;</text:span></text:p>
      <text:p text:style-name="P1"><text:span text:style-name="T3">import org.springframework.web.bind.annotation.PostMapping;</text:span></text:p>
      <text:p text:style-name="P1"><text:span text:style-name="T3">import org.springframework.web.bind.annotation.RequestParam;</text:span></text:p>
      <text:p text:style-name="P1"><text:span text:style-name="T3">import org.springframework.web.multipart.MultipartFile;</text:span></text:p>
      <text:p text:style-name="P1"><text:span text:style-name="T3"/></text:p>
      <text:p text:style-name="P1"><text:span text:style-name="T3">import com.spo.model.Category;</text:span></text:p>
      <text:p text:style-name="P1"><text:span text:style-name="T3">import com.spo.service.CategoryService;</text:span></text:p>
      <text:p text:style-name="P1"><text:span text:style-name="T3">import com.spo.dto.FootwearDTO;</text:span></text:p>
      <text:p text:style-name="P1"><text:span text:style-name="T3">import com.spo.model.Footwear;</text:span></text:p>
      <text:p text:style-name="P1"><text:span text:style-name="T3">import com.spo.service.FootwearService;</text:span></text:p>
      <text:p text:style-name="P1"><text:span text:style-name="T3"/></text:p>
      <text:p text:style-name="P1"><text:span text:style-name="T3"/></text:p>
      <text:p text:style-name="P1"><text:span text:style-name="T3">@Controller</text:span></text:p>
      <text:p text:style-name="P1"><text:span text:style-name="T3">public class AdminController {</text:span></text:p>
      <text:p text:style-name="P1"><text:span text:style-name="T3"/></text:p>
      <text:p text:style-name="P1"><text:span text:style-name="T3"><text:tab/>public static String uploadDir= System.getProperty("user.dir")+"/src/main/resources/static/footwearImages";</text:span></text:p>
      <text:p text:style-name="P1"><text:span text:style-name="T3"><text:tab/>@Autowired</text:span></text:p>
      <text:p text:style-name="P1"><text:span text:style-name="T3"><text:tab/>CategoryService categoryService;</text:span></text:p>
      <text:p text:style-name="P1"><text:span text:style-name="T3"><text:tab/></text:span></text:p>
      <text:p text:style-name="P1"><text:span text:style-name="T3"><text:tab/>@Autowired</text:span></text:p>
      <text:p text:style-name="P1"><text:span text:style-name="T3"><text:tab/>FootwearService footwearService;</text:span></text:p>
      <text:p text:style-name="P1"><text:span text:style-name="T3"><text:tab/></text:span></text:p>
      <text:p text:style-name="P1"><text:span text:style-name="T3"><text:tab/>@GetMapping("/admin")</text:span></text:p>
      <text:p text:style-name="P1"><text:span text:style-name="T3"><text:tab/>public String adminHome() {</text:span></text:p>
      <text:p text:style-name="P1"><text:span text:style-name="T3"><text:tab/><text:tab/>return "adminHome";</text:span></text:p>
      <text:p text:style-name="P1"><text:span text:style-name="T3"><text:tab/>}</text:span></text:p>
      <text:p text:style-name="P1"><text:span text:style-name="T3"><text:tab/></text:span></text:p>
      <text:p text:style-name="P1"><text:span text:style-name="T3"><text:tab/>@GetMapping("/admin/categories")</text:span></text:p>
      <text:p text:style-name="P1"><text:span text:style-name="T3"><text:tab/>public String getCat(Model model) {</text:span></text:p>
      <text:p text:style-name="P1"><text:span text:style-name="T3"><text:tab/><text:tab/>model.addAttribute("categories", categoryService.getAllCategory());</text:span></text:p>
      <text:p text:style-name="P1"><text:span text:style-name="T3"><text:tab/><text:tab/>return "categories";</text:span></text:p>
      <text:p text:style-name="P1"><text:span text:style-name="T3"><text:tab/>}</text:span></text:p>
      <text:p text:style-name="P1"><text:span text:style-name="T3"><text:tab/></text:span></text:p>
      <text:p text:style-name="P1"><text:span text:style-name="T3"><text:tab/>@GetMapping("/admin/categories/add")</text:span></text:p>
      <text:p text:style-name="P1"><text:span text:style-name="T3"><text:tab/>public String getCatAdd(Model model) {</text:span></text:p>
      <text:p text:style-name="P1"><text:span text:style-name="T3"><text:tab/><text:tab/>model.addAttribute("category",new Category());</text:span></text:p>
      <text:p text:style-name="P1"><text:span text:style-name="T3"><text:tab/><text:tab/>return "categoriesAdd";</text:span></text:p>
      <text:p text:style-name="P1"><text:span text:style-name="T3"><text:tab/>}</text:span></text:p>
      <text:p text:style-name="P1"><text:span text:style-name="T3"><text:tab/>@PostMapping("/admin/categories/add")</text:span></text:p>
      <text:p text:style-name="P1"><text:span text:style-name="T3"><text:tab/>public String postCatAdd(@ModelAttribute("category") Category category) {</text:span></text:p>
      <text:p text:style-name="P1"><text:span text:style-name="T3"><text:tab/><text:tab/>categoryService.addCategory(category);</text:span></text:p>
      <text:p text:style-name="P1"><text:span text:style-name="T3"><text:tab/><text:tab/>return "redirect:/admin/categories";</text:span></text:p>
      <text:p text:style-name="P1"><text:span text:style-name="T3"><text:tab/>}</text:span></text:p>
      <text:p text:style-name="P1"><text:span text:style-name="T3"><text:tab/></text:span></text:p>
      <text:p text:style-name="P1"><text:soft-page-break/><text:span text:style-name="T3"><text:tab/>@GetMapping("/admin/categories/delete/{id}")</text:span></text:p>
      <text:p text:style-name="P1"><text:span text:style-name="T3"><text:tab/>public String deleteCat(@PathVariable int id) {</text:span></text:p>
      <text:p text:style-name="P1"><text:span text:style-name="T3"><text:tab/><text:tab/>categoryService.removeCategoryById(id);</text:span></text:p>
      <text:p text:style-name="P1"><text:span text:style-name="T3"><text:tab/><text:tab/>return "redirect:/admin/categories";</text:span></text:p>
      <text:p text:style-name="P1"><text:span text:style-name="T3"><text:tab/>}</text:span></text:p>
      <text:p text:style-name="P1"><text:span text:style-name="T3"/></text:p>
      <text:p text:style-name="P1"><text:span text:style-name="T3"><text:tab/>@GetMapping("/admin/categories/update/{id}")</text:span></text:p>
      <text:p text:style-name="P1"><text:span text:style-name="T3"><text:tab/>public String updateCat(@PathVariable int id, Model model) {</text:span></text:p>
      <text:p text:style-name="P1"><text:span text:style-name="T3"/></text:p>
      <text:p text:style-name="P1"><text:span text:style-name="T3"><text:tab/><text:tab/>Optional&lt;Category&gt; category= categoryService.getCategoryById(id);</text:span></text:p>
      <text:p text:style-name="P1"><text:span text:style-name="T3"><text:tab/><text:tab/>if(category.isPresent()) {</text:span></text:p>
      <text:p text:style-name="P1"><text:span text:style-name="T3"><text:tab/><text:tab/><text:tab/>model.addAttribute("category", category.get());</text:span></text:p>
      <text:p text:style-name="P1"><text:span text:style-name="T3"><text:tab/><text:tab/><text:tab/>return "categoriesAdd";</text:span></text:p>
      <text:p text:style-name="P1"><text:span text:style-name="T3"><text:tab/><text:tab/><text:tab/>}</text:span></text:p>
      <text:p text:style-name="P1"><text:span text:style-name="T3"><text:tab/><text:tab/>else return "404";</text:span></text:p>
      <text:p text:style-name="P1"><text:span text:style-name="T3"><text:tab/><text:tab/>}</text:span></text:p>
      <text:p text:style-name="P1"><text:span text:style-name="T3"/></text:p>
      <text:p text:style-name="P1"><text:span text:style-name="T3"><text:tab/>//FootwearSection</text:span></text:p>
      <text:p text:style-name="P1"><text:span text:style-name="T3"/></text:p>
      <text:p text:style-name="P1"><text:span text:style-name="T3"/></text:p>
      <text:p text:style-name="P1"><text:span text:style-name="T3"><text:tab/>@GetMapping("/admin/footwear")</text:span></text:p>
      <text:p text:style-name="P1"><text:span text:style-name="T3"><text:tab/>public String footwears(Model <text:s/>model) {</text:span></text:p>
      <text:p text:style-name="P1"><text:span text:style-name="T3"><text:tab/><text:tab/>model.addAttribute("footwears",footwearService.getAllFootwear());</text:span></text:p>
      <text:p text:style-name="P1"><text:span text:style-name="T3"><text:tab/><text:tab/>return "footwear";</text:span></text:p>
      <text:p text:style-name="P1"><text:span text:style-name="T3"><text:tab/>}</text:span></text:p>
      <text:p text:style-name="P1"><text:span text:style-name="T3"><text:tab/><text:tab/>@GetMapping("/admin/footwear/add")</text:span></text:p>
      <text:p text:style-name="P1"><text:span text:style-name="T3"><text:tab/><text:tab/>public String FootwearAddGet(Model <text:s/>model) {</text:span></text:p>
      <text:p text:style-name="P1"><text:span text:style-name="T3"><text:tab/><text:tab/><text:tab/>model.addAttribute("footwearDTO",new FootwearDTO());</text:span></text:p>
      <text:p text:style-name="P1"><text:span text:style-name="T3"><text:tab/><text:tab/><text:tab/>model.addAttribute("categories",categoryService.getAllCategory());</text:span></text:p>
      <text:p text:style-name="P1"><text:span text:style-name="T3"><text:tab/><text:tab/><text:tab/>return "footwearAdd";</text:span></text:p>
      <text:p text:style-name="P1"><text:span text:style-name="T3"><text:tab/>}</text:span></text:p>
      <text:p text:style-name="P1"><text:span text:style-name="T3"/></text:p>
      <text:p text:style-name="P1"><text:span text:style-name="T3"/></text:p>
      <text:p text:style-name="P1"><text:span text:style-name="T3"><text:tab/><text:tab/>@PostMapping("/admin/footwear/add")</text:span></text:p>
      <text:p text:style-name="P1"><text:span text:style-name="T3"><text:tab/><text:tab/>public String footwearAddPost(@ModelAttribute("footwearDTO")FootwearDTO footwearDTO,</text:span></text:p>
      <text:p text:style-name="P1"><text:span text:style-name="T3"><text:tab/><text:tab/><text:tab/><text:tab/><text:tab/><text:tab/><text:tab/><text:tab/><text:tab/><text:tab/>@RequestParam("footwearImage")MultipartFile file,</text:span></text:p>
      <text:p text:style-name="P1"><text:span text:style-name="T3"><text:tab/><text:tab/><text:tab/><text:tab/><text:tab/><text:tab/><text:tab/><text:tab/><text:tab/><text:tab/>@RequestParam("imgName")String imgName)throws IOException</text:span></text:p>
      <text:p text:style-name="P1"><text:span text:style-name="T3"><text:tab/><text:tab/>{</text:span></text:p>
      <text:p text:style-name="P1"><text:span text:style-name="T3"><text:tab/><text:tab/><text:tab/></text:span></text:p>
      <text:p text:style-name="P1"><text:span text:style-name="T3"><text:tab/><text:tab/><text:tab/>Footwear footwear =new Footwear();</text:span></text:p>
      <text:p text:style-name="P1"><text:span text:style-name="T3"><text:tab/><text:tab/><text:tab/>footwear.setId(footwearDTO.getId());</text:span></text:p>
      <text:p text:style-name="P1"><text:span text:style-name="T3"><text:tab/><text:tab/><text:tab/>footwear.setName(footwearDTO.getName());</text:span></text:p>
      <text:p text:style-name="P1"><text:span text:style-name="T3"><text:tab/><text:tab/><text:tab/>footwear.setCategory((Category)categoryService.getCategoryById(footwearDTO.getCategoryId()).get());</text:span></text:p>
      <text:p text:style-name="P1"><text:soft-page-break/><text:span text:style-name="T3"><text:tab/><text:tab/><text:tab/>footwear.setPrice(footwearDTO.getPrice());</text:span></text:p>
      <text:p text:style-name="P1"><text:span text:style-name="T3"><text:tab/><text:tab/><text:tab/>footwear.setSize(footwearDTO.getSize());</text:span></text:p>
      <text:p text:style-name="P1"><text:span text:style-name="T3"><text:tab/><text:tab/><text:tab/>footwear.setDescription(footwearDTO.getDescription());</text:span></text:p>
      <text:p text:style-name="P1"><text:span text:style-name="T3"><text:tab/><text:tab/><text:tab/>String imageUUID;</text:span></text:p>
      <text:p text:style-name="P1"><text:span text:style-name="T3"><text:tab/><text:tab/><text:tab/></text:span></text:p>
      <text:p text:style-name="P1"><text:span text:style-name="T3"><text:tab/><text:tab/><text:tab/>if(!file.isEmpty()) {</text:span></text:p>
      <text:p text:style-name="P1"><text:span text:style-name="T3"><text:tab/><text:tab/><text:tab/><text:tab/>imageUUID =file.getOriginalFilename();</text:span></text:p>
      <text:p text:style-name="P1"><text:span text:style-name="T3"><text:tab/><text:tab/><text:tab/><text:tab/>Path fileNameAndPath= Paths.get(uploadDir, imageUUID);</text:span></text:p>
      <text:p text:style-name="P1"><text:span text:style-name="T3"><text:tab/><text:tab/><text:tab/><text:tab/><text:tab/><text:tab/></text:span></text:p>
      <text:p text:style-name="P1"><text:span text:style-name="T3"><text:tab/><text:tab/><text:tab/><text:tab/>Files.write(fileNameAndPath,file.getBytes());</text:span></text:p>
      <text:p text:style-name="P1"><text:span text:style-name="T3"><text:tab/><text:tab/><text:tab/><text:tab/>}</text:span></text:p>
      <text:p text:style-name="P1"><text:span text:style-name="T3"><text:tab/><text:tab/><text:tab/></text:span></text:p>
      <text:p text:style-name="P1"><text:span text:style-name="T3"><text:tab/><text:tab/><text:tab/>else {</text:span></text:p>
      <text:p text:style-name="P1"><text:span text:style-name="T3"><text:tab/><text:tab/><text:tab/><text:tab/>imageUUID= imgName;</text:span></text:p>
      <text:p text:style-name="P1"><text:span text:style-name="T3"><text:tab/><text:tab/><text:tab/>}</text:span></text:p>
      <text:p text:style-name="P1"><text:span text:style-name="T3"><text:tab/><text:tab/><text:tab/>footwear.setImageName(imageUUID);</text:span></text:p>
      <text:p text:style-name="P1"><text:span text:style-name="T3"><text:tab/><text:tab/><text:tab/>footwearService.addFootwear(footwear);</text:span></text:p>
      <text:p text:style-name="P1"><text:span text:style-name="T3"><text:tab/><text:tab/><text:tab/></text:span></text:p>
      <text:p text:style-name="P1"><text:span text:style-name="T3"><text:tab/><text:tab/>return"redirect:/admin/footwear";<text:tab/></text:span></text:p>
      <text:p text:style-name="P1"><text:span text:style-name="T3"><text:tab/><text:tab/>}</text:span></text:p>
      <text:p text:style-name="P1"><text:span text:style-name="T3"><text:tab/><text:tab/></text:span></text:p>
      <text:p text:style-name="P1"><text:span text:style-name="T3"><text:tab/><text:tab/>@GetMapping("/admin/footwear/delete/{id}")</text:span></text:p>
      <text:p text:style-name="P1"><text:span text:style-name="T3"><text:tab/><text:tab/>public String deleteFootwear(@PathVariable long id) {</text:span></text:p>
      <text:p text:style-name="P1"><text:span text:style-name="T3"><text:tab/><text:tab/><text:tab/>footwearService.removeFootwearById(id);</text:span></text:p>
      <text:p text:style-name="P1"><text:span text:style-name="T3"><text:tab/><text:tab/><text:tab/>return "redirect:/admin/footwear";</text:span></text:p>
      <text:p text:style-name="P1"><text:span text:style-name="T3"><text:tab/><text:tab/>}</text:span></text:p>
      <text:p text:style-name="P1"><text:span text:style-name="T3"><text:tab/><text:tab/></text:span></text:p>
      <text:p text:style-name="P1"><text:span text:style-name="T3"><text:tab/><text:tab/>@GetMapping("/admin/footwear/update/{id}")</text:span></text:p>
      <text:p text:style-name="P1"><text:span text:style-name="T3"><text:tab/><text:tab/>public String updateProductGet(@PathVariable long id, Model model)</text:span></text:p>
      <text:p text:style-name="P1"><text:span text:style-name="T3"><text:tab/><text:tab/>{</text:span></text:p>
      <text:p text:style-name="P1"><text:span text:style-name="T3"><text:tab/><text:tab/><text:tab/></text:span></text:p>
      <text:p text:style-name="P1"><text:span text:style-name="T3"><text:tab/><text:tab/> <text:s text:c="2"/>Footwear footwear= footwearService.getFootwearById(id).get();</text:span></text:p>
      <text:p text:style-name="P1"><text:span text:style-name="T3"><text:tab/><text:tab/> <text:s text:c="2"/>FootwearDTO footwearDTO = new FootwearDTO();</text:span></text:p>
      <text:p text:style-name="P1"><text:span text:style-name="T3"><text:tab/><text:tab/> <text:s text:c="2"/>footwearDTO.setId(footwear.getId());</text:span></text:p>
      <text:p text:style-name="P1"><text:span text:style-name="T3"><text:tab/><text:tab/> <text:s text:c="2"/>footwearDTO.setName(footwear.getName());</text:span></text:p>
      <text:p text:style-name="P1"><text:span text:style-name="T3"><text:tab/><text:tab/> <text:s text:c="2"/>footwearDTO.setCategoryId((footwear.getCategory().getId()));</text:span></text:p>
      <text:p text:style-name="P1"><text:span text:style-name="T3"><text:tab/><text:tab/> <text:s text:c="2"/>footwearDTO.setPrice(footwear.getPrice());</text:span></text:p>
      <text:p text:style-name="P1"><text:span text:style-name="T3"><text:tab/><text:tab/> <text:s text:c="2"/>footwearDTO.setSize(footwear.getSize());</text:span></text:p>
      <text:p text:style-name="P1"><text:span text:style-name="T3"><text:tab/><text:tab/> <text:s text:c="2"/>footwearDTO.setDescription(footwear.getDescription());</text:span></text:p>
      <text:p text:style-name="P1"><text:span text:style-name="T3"><text:tab/><text:tab/> <text:s text:c="2"/>footwearDTO.setImageName(footwear.getImageName());</text:span></text:p>
      <text:p text:style-name="P1"><text:span text:style-name="T3"><text:tab/><text:tab/> <text:s text:c="2"/>model.addAttribute("categories",categoryService.getAllCategory());</text:span></text:p>
      <text:p text:style-name="P1"><text:span text:style-name="T3"><text:tab/><text:tab/> <text:s text:c="2"/>model.addAttribute("footwearDTO",footwearDTO);</text:span></text:p>
      <text:p text:style-name="P1"><text:span text:style-name="T3"><text:tab/><text:tab/> <text:s text:c="2"/></text:span></text:p>
      <text:p text:style-name="P1"><text:span text:style-name="T3"><text:tab/><text:tab/><text:tab/>return "footwearAdd";</text:span></text:p>
      <text:p text:style-name="P1"><text:span text:style-name="T3"><text:tab/><text:tab/><text:tab/></text:span></text:p>
      <text:p text:style-name="P1"><text:span text:style-name="T3"><text:tab/><text:tab/>}</text:span></text:p>
      <text:p text:style-name="P1"><text:span text:style-name="T3"><text:tab/>}</text:span></text:p>
      <text:p text:style-name="P1"><text:span text:style-name="T3"/></text:p>
      <text:p text:style-name="P1"><text:span text:style-name="T3">package com.spo.controller;</text:span></text:p>
      <text:p text:style-name="P1"><text:soft-page-break/><text:span text:style-name="T3"/></text:p>
      <text:p text:style-name="P1"><text:span text:style-name="T3">import org.springframework.beans.factory.annotation.Autowired;</text:span></text:p>
      <text:p text:style-name="P1"><text:span text:style-name="T3">import org.springframework.stereotype.Controller;</text:span></text:p>
      <text:p text:style-name="P1"><text:span text:style-name="T3">import org.springframework.ui.Model;</text:span></text:p>
      <text:p text:style-name="P1"><text:span text:style-name="T3">import org.springframework.web.bind.annotation.GetMapping;</text:span></text:p>
      <text:p text:style-name="P1"><text:span text:style-name="T3">import org.springframework.web.bind.annotation.PathVariable;</text:span></text:p>
      <text:p text:style-name="P1"><text:span text:style-name="T3"/></text:p>
      <text:p text:style-name="P1"><text:span text:style-name="T3">import com.spo.global.GlobalData;</text:span></text:p>
      <text:p text:style-name="P1"><text:span text:style-name="T3">import com.spo.model.Footwear;</text:span></text:p>
      <text:p text:style-name="P1"><text:span text:style-name="T3">import com.spo.service.FootwearService;</text:span></text:p>
      <text:p text:style-name="P1"><text:span text:style-name="T3"/></text:p>
      <text:p text:style-name="P1"><text:span text:style-name="T3">@Controller</text:span></text:p>
      <text:p text:style-name="P1"><text:span text:style-name="T3">public class CartController {</text:span></text:p>
      <text:p text:style-name="P1"><text:span text:style-name="T3"><text:tab/>@Autowired</text:span></text:p>
      <text:p text:style-name="P1"><text:span text:style-name="T3"><text:tab/>FootwearService footwearService;</text:span></text:p>
      <text:p text:style-name="P1"><text:span text:style-name="T3"/></text:p>
      <text:p text:style-name="P1"><text:span text:style-name="T3"/></text:p>
      <text:p text:style-name="P1"><text:span text:style-name="T3"><text:tab/><text:tab/>@GetMapping("/addToCart/{id}")</text:span></text:p>
      <text:p text:style-name="P1"><text:span text:style-name="T3"><text:tab/><text:tab/>public String addToCart(@PathVariable long id ) {</text:span></text:p>
      <text:p text:style-name="P1"><text:span text:style-name="T3"><text:tab/><text:tab/></text:span></text:p>
      <text:p text:style-name="P1"><text:span text:style-name="T3"><text:tab/><text:tab/><text:tab/>GlobalData.cart.add(footwearService.getFootwearById(id).get());</text:span></text:p>
      <text:p text:style-name="P1"><text:span text:style-name="T3"><text:tab/><text:tab/><text:tab/>return "redirect:/shop";</text:span></text:p>
      <text:p text:style-name="P1"><text:span text:style-name="T3"><text:tab/><text:tab/>}</text:span></text:p>
      <text:p text:style-name="P1"><text:span text:style-name="T3"><text:tab/><text:tab/></text:span></text:p>
      <text:p text:style-name="P1"><text:span text:style-name="T3"><text:tab/><text:tab/>@GetMapping("/cart")</text:span></text:p>
      <text:p text:style-name="P1"><text:span text:style-name="T3"><text:tab/><text:tab/></text:span></text:p>
      <text:p text:style-name="P1"><text:span text:style-name="T3"><text:tab/><text:tab/>public String cartGet(Model model) {</text:span></text:p>
      <text:p text:style-name="P1"><text:span text:style-name="T3"><text:tab/><text:tab/><text:tab/>model.addAttribute("cartCount",GlobalData.cart.size());</text:span></text:p>
      <text:p text:style-name="P1"><text:span text:style-name="T3"><text:tab/><text:tab/><text:tab/>model.addAttribute("total",GlobalData.cart.stream().mapToDouble(Footwear::getPrice).sum());</text:span></text:p>
      <text:p text:style-name="P1"><text:span text:style-name="T3"><text:tab/><text:tab/><text:tab/>model.addAttribute("cart", GlobalData.cart);</text:span></text:p>
      <text:p text:style-name="P1"><text:span text:style-name="T3"><text:tab/><text:tab/><text:tab/>return "cart";</text:span></text:p>
      <text:p text:style-name="P1"><text:span text:style-name="T3"><text:tab/><text:tab/>}</text:span></text:p>
      <text:p text:style-name="P1"><text:span text:style-name="T3"><text:tab/><text:tab/></text:span></text:p>
      <text:p text:style-name="P1"><text:span text:style-name="T3"><text:tab/><text:tab/>@GetMapping("/cart/removeItem/{index}")</text:span></text:p>
      <text:p text:style-name="P1"><text:span text:style-name="T3"><text:tab/><text:tab/>public String cartItemRemove(@PathVariable int index) {</text:span></text:p>
      <text:p text:style-name="P1"><text:span text:style-name="T3"><text:tab/><text:tab/><text:tab/>GlobalData.cart.remove(index);</text:span></text:p>
      <text:p text:style-name="P1"><text:span text:style-name="T3"><text:tab/><text:tab/><text:tab/>return "redirect:/cart";</text:span></text:p>
      <text:p text:style-name="P1"><text:span text:style-name="T3"><text:tab/><text:tab/>}</text:span></text:p>
      <text:p text:style-name="P1"><text:span text:style-name="T3"><text:tab/><text:tab/></text:span></text:p>
      <text:p text:style-name="P1"><text:span text:style-name="T3"><text:tab/><text:tab/>@GetMapping("/checkout")</text:span></text:p>
      <text:p text:style-name="P1"><text:span text:style-name="T3"><text:tab/><text:tab/>public String checkout(Model model) {</text:span></text:p>
      <text:p text:style-name="P1"><text:span text:style-name="T3"><text:tab/><text:tab/><text:tab/>model.addAttribute("total",GlobalData.cart.stream().mapToDouble(Footwear::getPrice).sum());</text:span></text:p>
      <text:p text:style-name="P1"><text:span text:style-name="T3"><text:tab/><text:tab/><text:tab/>return "checkout";</text:span></text:p>
      <text:p text:style-name="P1"><text:span text:style-name="T3"><text:tab/><text:tab/>}</text:span></text:p>
      <text:p text:style-name="P1"><text:span text:style-name="T3"><text:tab/>//<text:tab/>@GetMapping("/payNow")</text:span></text:p>
      <text:p text:style-name="P1"><text:span text:style-name="T3"><text:tab/><text:tab/>//public String payNow(Model model) {</text:span></text:p>
      <text:p text:style-name="P1"><text:soft-page-break/><text:span text:style-name="T3"><text:tab/><text:tab/>//<text:tab/>model.addAttribute("total",GlobalData.cart.stream().mapToDouble(Footwear::getPrice).sum());</text:span></text:p>
      <text:p text:style-name="P1"><text:span text:style-name="T3"><text:tab/><text:tab/><text:tab/>//return "payNow";</text:span></text:p>
      <text:p text:style-name="P1"><text:span text:style-name="T3"><text:tab/><text:tab/>//}</text:span></text:p>
      <text:p text:style-name="P1"><text:span text:style-name="T3"><text:tab/>}</text:span></text:p>
      <text:p text:style-name="P1"><text:span text:style-name="T3"/></text:p>
      <text:p text:style-name="P1"><text:span text:style-name="T3">package com.spo.controller;</text:span></text:p>
      <text:p text:style-name="P1"><text:span text:style-name="T3"/></text:p>
      <text:p text:style-name="P1"><text:span text:style-name="T3">import org.springframework.beans.factory.annotation.Autowired;</text:span></text:p>
      <text:p text:style-name="P1"><text:span text:style-name="T3">import org.springframework.stereotype.Controller;</text:span></text:p>
      <text:p text:style-name="P1"><text:span text:style-name="T3">import org.springframework.ui.Model;</text:span></text:p>
      <text:p text:style-name="P1"><text:span text:style-name="T3">import org.springframework.web.bind.annotation.GetMapping;</text:span></text:p>
      <text:p text:style-name="P1"><text:span text:style-name="T3">import org.springframework.web.bind.annotation.PathVariable;</text:span></text:p>
      <text:p text:style-name="P1"><text:span text:style-name="T3"/></text:p>
      <text:p text:style-name="P1"><text:span text:style-name="T3">import com.spo.global.GlobalData;</text:span></text:p>
      <text:p text:style-name="P1"><text:span text:style-name="T3">import com.spo.service.CategoryService;</text:span></text:p>
      <text:p text:style-name="P1"><text:span text:style-name="T3">import com.spo.service.FootwearService;</text:span></text:p>
      <text:p text:style-name="P1"><text:span text:style-name="T3"/></text:p>
      <text:p text:style-name="P1"><text:span text:style-name="T3">@Controller</text:span></text:p>
      <text:p text:style-name="P1"><text:span text:style-name="T3">public class HomeController {</text:span></text:p>
      <text:p text:style-name="P1"><text:span text:style-name="T3"/></text:p>
      <text:p text:style-name="P1"><text:span text:style-name="T3"><text:tab/>@Autowired</text:span></text:p>
      <text:p text:style-name="P1"><text:span text:style-name="T3"><text:tab/>CategoryService categoryService;</text:span></text:p>
      <text:p text:style-name="P1"><text:span text:style-name="T3"><text:tab/>@Autowired</text:span></text:p>
      <text:p text:style-name="P1"><text:span text:style-name="T3"><text:tab/>FootwearService footwearService;</text:span></text:p>
      <text:p text:style-name="P1"><text:span text:style-name="T3"><text:tab/></text:span></text:p>
      <text:p text:style-name="P1"><text:span text:style-name="T3"><text:tab/>@GetMapping({"/","/home"})</text:span></text:p>
      <text:p text:style-name="P1"><text:span text:style-name="T3"><text:tab/>public String home(Model model) {</text:span></text:p>
      <text:p text:style-name="P1"><text:span text:style-name="T3"><text:tab/><text:tab/>model.addAttribute("cartCount",GlobalData.cart.size());</text:span></text:p>
      <text:p text:style-name="P1"><text:span text:style-name="T3"><text:tab/><text:tab/>return "index";</text:span></text:p>
      <text:p text:style-name="P1"><text:span text:style-name="T3"><text:tab/>}</text:span></text:p>
      <text:p text:style-name="P1"><text:span text:style-name="T3"><text:tab/></text:span></text:p>
      <text:p text:style-name="P1"><text:span text:style-name="T3"><text:tab/>@GetMapping("/shop")</text:span></text:p>
      <text:p text:style-name="P1"><text:span text:style-name="T3"><text:tab/>public String shop(Model model) {</text:span></text:p>
      <text:p text:style-name="P1"><text:span text:style-name="T3"><text:tab/><text:tab/>model.addAttribute("categories",categoryService.getAllCategory());</text:span></text:p>
      <text:p text:style-name="P1"><text:span text:style-name="T3"><text:tab/><text:tab/>model.addAttribute("footwear",footwearService.getAllFootwear());</text:span></text:p>
      <text:p text:style-name="P1"><text:span text:style-name="T3"><text:tab/><text:tab/>model.addAttribute("cartCount",GlobalData.cart.size());</text:span></text:p>
      <text:p text:style-name="P1"><text:span text:style-name="T3"><text:tab/><text:tab/>return "shop";</text:span></text:p>
      <text:p text:style-name="P1"><text:span text:style-name="T3"><text:tab/>}</text:span></text:p>
      <text:p text:style-name="P1"><text:span text:style-name="T3"><text:tab/></text:span></text:p>
      <text:p text:style-name="P1"><text:span text:style-name="T3"><text:tab/></text:span></text:p>
      <text:p text:style-name="P1"><text:span text:style-name="T3"><text:tab/>@GetMapping("/shop/category/{id}")</text:span></text:p>
      <text:p text:style-name="P1"><text:span text:style-name="T3"><text:tab/>public String shopByCategory(Model model,@PathVariable int id) {</text:span></text:p>
      <text:p text:style-name="P1"><text:span text:style-name="T3"><text:tab/><text:tab/>model.addAttribute("categories",categoryService.getAllCategory());</text:span></text:p>
      <text:p text:style-name="P1"><text:span text:style-name="T3"><text:tab/><text:tab/>model.addAttribute("footwear",footwearService.getAllFootwearByCategoryId(id));</text:span></text:p>
      <text:p text:style-name="P1"><text:span text:style-name="T3"><text:tab/><text:tab/>model.addAttribute("cartCount",GlobalData.cart.size());</text:span></text:p>
      <text:p text:style-name="P1"><text:span text:style-name="T3"><text:tab/><text:tab/>return "shop";</text:span></text:p>
      <text:p text:style-name="P1"><text:span text:style-name="T3"><text:tab/>}</text:span></text:p>
      <text:p text:style-name="P1"><text:span text:style-name="T3"><text:tab/>@GetMapping("/shop/viewfootwear/{id}")</text:span></text:p>
      <text:p text:style-name="P1"><text:soft-page-break/><text:span text:style-name="T3"><text:tab/>public String viewFootwear(Model model,@PathVariable long id) {</text:span></text:p>
      <text:p text:style-name="P1"><text:span text:style-name="T3"><text:tab/><text:tab/>model.addAttribute("cartCount",GlobalData.cart.size());</text:span></text:p>
      <text:p text:style-name="P1"><text:span text:style-name="T3"><text:tab/><text:tab/>model.addAttribute("footwear",footwearService.getFootwearById(id).get());</text:span></text:p>
      <text:p text:style-name="P1"><text:span text:style-name="T3"><text:tab/><text:tab/>return "viewFootwear";</text:span></text:p>
      <text:p text:style-name="P1"><text:span text:style-name="T3"><text:tab/>}</text:span></text:p>
      <text:p text:style-name="P1"><text:span text:style-name="T3"><text:tab/></text:span></text:p>
      <text:p text:style-name="P1"><text:span text:style-name="T3"><text:tab/></text:span></text:p>
      <text:p text:style-name="P1"><text:span text:style-name="T3"><text:tab/></text:span></text:p>
      <text:p text:style-name="P1"><text:span text:style-name="T3"><text:tab/></text:span></text:p>
      <text:p text:style-name="P1"><text:span text:style-name="T3">}</text:span></text:p>
      <text:p text:style-name="P1"><text:span text:style-name="T3"/></text:p>
      <text:p text:style-name="P1"><text:span text:style-name="T3"/></text:p>
      <text:p text:style-name="P1"><text:span text:style-name="T3">package com.spo.controller;</text:span></text:p>
      <text:p text:style-name="P1"><text:span text:style-name="T3"/></text:p>
      <text:p text:style-name="P1"><text:span text:style-name="T3">import java.util.ArrayList;</text:span></text:p>
      <text:p text:style-name="P1"><text:span text:style-name="T3">import java.util.List;</text:span></text:p>
      <text:p text:style-name="P1"><text:span text:style-name="T3"/></text:p>
      <text:p text:style-name="P1"><text:span text:style-name="T3">import org.springframework.beans.factory.annotation.Autowired;</text:span></text:p>
      <text:p text:style-name="P1"><text:span text:style-name="T3">//import org.springframework.security.crypto.bcrypt.BCryptPasswordEncoder;</text:span></text:p>
      <text:p text:style-name="P1"><text:span text:style-name="T3">import org.springframework.security.crypto.password.PasswordEncoder;</text:span></text:p>
      <text:p text:style-name="P1"><text:span text:style-name="T3">import org.springframework.stereotype.Controller;</text:span></text:p>
      <text:p text:style-name="P1"><text:span text:style-name="T3">import org.springframework.web.bind.annotation.GetMapping;</text:span></text:p>
      <text:p text:style-name="P1"><text:span text:style-name="T3">import org.springframework.web.bind.annotation.ModelAttribute;</text:span></text:p>
      <text:p text:style-name="P1"><text:span text:style-name="T3">import org.springframework.web.bind.annotation.PostMapping;</text:span></text:p>
      <text:p text:style-name="P1"><text:span text:style-name="T3"/></text:p>
      <text:p text:style-name="P1"><text:span text:style-name="T3">import com.spo.global.GlobalData;</text:span></text:p>
      <text:p text:style-name="P1"><text:span text:style-name="T3">import com.spo.model.Role;</text:span></text:p>
      <text:p text:style-name="P1"><text:span text:style-name="T3">import com.spo.model.User;</text:span></text:p>
      <text:p text:style-name="P1"><text:span text:style-name="T3">import com.spo.repository.RoleRepository;</text:span></text:p>
      <text:p text:style-name="P1"><text:span text:style-name="T3">import com.spo.repository.UserRepository;</text:span></text:p>
      <text:p text:style-name="P1"><text:span text:style-name="T3"/></text:p>
      <text:p text:style-name="P1"><text:span text:style-name="T3">import jakarta.servlet.ServletException;</text:span></text:p>
      <text:p text:style-name="P1"><text:span text:style-name="T3">import jakarta.servlet.http.HttpServletRequest;</text:span></text:p>
      <text:p text:style-name="P1"><text:span text:style-name="T3"/></text:p>
      <text:p text:style-name="P1"><text:span text:style-name="T3">@Controller</text:span></text:p>
      <text:p text:style-name="P1"><text:span text:style-name="T3">public class LoginController {</text:span></text:p>
      <text:p text:style-name="P1"><text:span text:style-name="T3"><text:tab/></text:span></text:p>
      <text:p text:style-name="P1"><text:span text:style-name="T3"><text:tab/>@Autowired</text:span></text:p>
      <text:p text:style-name="P1"><text:span text:style-name="T3"><text:tab/>private PasswordEncoder bcryptPasswordEncoder ;</text:span></text:p>
      <text:p text:style-name="P1"><text:span text:style-name="T3"/></text:p>
      <text:p text:style-name="P1"><text:span text:style-name="T3"><text:tab/>@Autowired</text:span></text:p>
      <text:p text:style-name="P1"><text:span text:style-name="T3"><text:tab/>UserRepository userRepository;</text:span></text:p>
      <text:p text:style-name="P1"><text:span text:style-name="T3"><text:tab/>@Autowired</text:span></text:p>
      <text:p text:style-name="P1"><text:span text:style-name="T3"><text:tab/>RoleRepository roleRepository;</text:span></text:p>
      <text:p text:style-name="P1"><text:span text:style-name="T3"><text:tab/></text:span></text:p>
      <text:p text:style-name="P1"><text:span text:style-name="T3"/></text:p>
      <text:p text:style-name="P1"><text:span text:style-name="T3"><text:tab/>@GetMapping("/login")</text:span></text:p>
      <text:p text:style-name="P1"><text:span text:style-name="T3"><text:tab/>public String login() {</text:span></text:p>
      <text:p text:style-name="P1"><text:span text:style-name="T3"><text:tab/><text:tab/></text:span></text:p>
      <text:p text:style-name="P1"><text:soft-page-break/><text:span text:style-name="T3"><text:tab/><text:tab/>GlobalData.cart.clear();</text:span></text:p>
      <text:p text:style-name="P1"><text:span text:style-name="T3"><text:tab/><text:tab/>return "login";</text:span></text:p>
      <text:p text:style-name="P1"><text:span text:style-name="T3"><text:tab/>}</text:span></text:p>
      <text:p text:style-name="P1"><text:span text:style-name="T3"/></text:p>
      <text:p text:style-name="P1"><text:span text:style-name="T3"/></text:p>
      <text:p text:style-name="P1"><text:span text:style-name="T3"><text:tab/>@GetMapping("/register")</text:span></text:p>
      <text:p text:style-name="P1"><text:span text:style-name="T3"><text:tab/>public String registerGet() {</text:span></text:p>
      <text:p text:style-name="P1"><text:span text:style-name="T3"><text:tab/><text:tab/>return "register";</text:span></text:p>
      <text:p text:style-name="P1"><text:span text:style-name="T3"><text:tab/>}</text:span></text:p>
      <text:p text:style-name="P1"><text:span text:style-name="T3"><text:tab/></text:span></text:p>
      <text:p text:style-name="P1"><text:span text:style-name="T3"><text:tab/>@PostMapping("/register")</text:span></text:p>
      <text:p text:style-name="P1"><text:span text:style-name="T3"><text:tab/>public String registerPost(@ModelAttribute("user") User user,HttpServletRequest request)throws ServletException{</text:span></text:p>
      <text:p text:style-name="P1"><text:span text:style-name="T3"><text:tab/><text:tab/>String password=user.getPassword();</text:span></text:p>
      <text:p text:style-name="P1"><text:span text:style-name="T3"><text:tab/><text:tab/>user.setPassword(bcryptPasswordEncoder.encode(password));</text:span></text:p>
      <text:p text:style-name="P1"><text:span text:style-name="T3"><text:tab/><text:tab/>List&lt;Role&gt;roles=new ArrayList&lt;&gt;();</text:span></text:p>
      <text:p text:style-name="P1"><text:span text:style-name="T3"><text:tab/><text:tab/>roles.add(roleRepository.findById(2).get());</text:span></text:p>
      <text:p text:style-name="P1"><text:span text:style-name="T3"><text:tab/><text:tab/>user.setRoles(roles);</text:span></text:p>
      <text:p text:style-name="P1"><text:span text:style-name="T3"><text:tab/><text:tab/>userRepository.save(user);</text:span></text:p>
      <text:p text:style-name="P1"><text:span text:style-name="T3"><text:tab/><text:tab/>request.login(user.getEmail(), password);</text:span></text:p>
      <text:p text:style-name="P1"><text:span text:style-name="T3"><text:tab/><text:tab/>return "redirect:/";</text:span></text:p>
      <text:p text:style-name="P1"><text:span text:style-name="T3"><text:tab/><text:tab/></text:span></text:p>
      <text:p text:style-name="P1"><text:span text:style-name="T3"><text:tab/>}</text:span></text:p>
      <text:p text:style-name="P1"><text:span text:style-name="T3"><text:tab/></text:span></text:p>
      <text:p text:style-name="P1"><text:span text:style-name="T3"/></text:p>
      <text:p text:style-name="P1"><text:span text:style-name="T3">}</text:span></text:p>
      <text:p text:style-name="P1"><text:span text:style-name="T3"/></text:p>
      <text:p text:style-name="P1"><text:span text:style-name="T3"/></text:p>
      <text:p text:style-name="P1">//<text:span text:style-name="T2">DTO Files</text:span></text:p>
      <text:p text:style-name="P1"/>
      <text:p text:style-name="P2">package com.spo.dto;</text:p>
      <text:p text:style-name="P2"/>
      <text:p text:style-name="P2">public class FootwearDTO {</text:p>
      <text:p text:style-name="P2"/>
      <text:p text:style-name="P2"><text:tab/>private Long id;</text:p>
      <text:p text:style-name="P2"><text:tab/>private String name;</text:p>
      <text:p text:style-name="P2"><text:tab/></text:p>
      <text:p text:style-name="P2"/>
      <text:p text:style-name="P2"><text:tab/>private int categoryId;</text:p>
      <text:p text:style-name="P2"><text:tab/>private double price;</text:p>
      <text:p text:style-name="P2"><text:tab/>private int size;</text:p>
      <text:p text:style-name="P2"><text:tab/>private String Description;</text:p>
      <text:p text:style-name="P2"><text:tab/>private String imageName;</text:p>
      <text:p text:style-name="P2"><text:tab/>public Long getId() {</text:p>
      <text:p text:style-name="P2"><text:tab/><text:tab/>return id;</text:p>
      <text:p text:style-name="P2"><text:tab/>}</text:p>
      <text:p text:style-name="P2"><text:tab/>public void setId(Long id) {</text:p>
      <text:p text:style-name="P2"><text:tab/><text:tab/>this.id = id;</text:p>
      <text:p text:style-name="P2"><text:tab/>}</text:p>
      <text:p text:style-name="P2"><text:soft-page-break/><text:tab/>public String getName() {</text:p>
      <text:p text:style-name="P2"><text:tab/><text:tab/>return name;</text:p>
      <text:p text:style-name="P2"><text:tab/>}</text:p>
      <text:p text:style-name="P2"><text:tab/>public void setName(String name) {</text:p>
      <text:p text:style-name="P2"><text:tab/><text:tab/>this.name = name;</text:p>
      <text:p text:style-name="P2"><text:tab/>}</text:p>
      <text:p text:style-name="P2"><text:tab/>public int getCategoryId() {</text:p>
      <text:p text:style-name="P2"><text:tab/><text:tab/>return categoryId;</text:p>
      <text:p text:style-name="P2"><text:tab/>}</text:p>
      <text:p text:style-name="P2"><text:tab/>public void setCategoryId(int categoryId) {</text:p>
      <text:p text:style-name="P2"><text:tab/><text:tab/>this.categoryId = categoryId;</text:p>
      <text:p text:style-name="P2"><text:tab/>}</text:p>
      <text:p text:style-name="P2"><text:tab/>public double getPrice() {</text:p>
      <text:p text:style-name="P2"><text:tab/><text:tab/>return price;</text:p>
      <text:p text:style-name="P2"><text:tab/>}</text:p>
      <text:p text:style-name="P2"><text:tab/>public void setPrice(double price) {</text:p>
      <text:p text:style-name="P2"><text:tab/><text:tab/>this.price = price;</text:p>
      <text:p text:style-name="P2"><text:tab/>}</text:p>
      <text:p text:style-name="P2"><text:tab/>public int getSize() {</text:p>
      <text:p text:style-name="P2"><text:tab/><text:tab/>return size;</text:p>
      <text:p text:style-name="P2"><text:tab/>}</text:p>
      <text:p text:style-name="P2"><text:tab/>public void setSize(int size) {</text:p>
      <text:p text:style-name="P2"><text:tab/><text:tab/>this.size = size;</text:p>
      <text:p text:style-name="P2"><text:tab/>}</text:p>
      <text:p text:style-name="P2"><text:tab/>public String getDescription() {</text:p>
      <text:p text:style-name="P2"><text:tab/><text:tab/>return Description;</text:p>
      <text:p text:style-name="P2"><text:tab/>}</text:p>
      <text:p text:style-name="P2"><text:tab/>public void setDescription(String description) {</text:p>
      <text:p text:style-name="P2"><text:tab/><text:tab/>Description = description;</text:p>
      <text:p text:style-name="P2"><text:tab/>}</text:p>
      <text:p text:style-name="P2"><text:tab/>public String getImageName() {</text:p>
      <text:p text:style-name="P2"><text:tab/><text:tab/>return imageName;</text:p>
      <text:p text:style-name="P2"><text:tab/>}</text:p>
      <text:p text:style-name="P2"><text:tab/>public void setImageName(String imageName) {</text:p>
      <text:p text:style-name="P2"><text:tab/><text:tab/>this.imageName = imageName;</text:p>
      <text:p text:style-name="P2"><text:tab/>}</text:p>
      <text:p text:style-name="P2"><text:tab/>public FootwearDTO(Long id, String name, int categoryId, double price, int size, String description,</text:p>
      <text:p text:style-name="P2"><text:tab/><text:tab/><text:tab/>String imageName) {</text:p>
      <text:p text:style-name="P2"><text:tab/><text:tab/>super();</text:p>
      <text:p text:style-name="P2"><text:tab/><text:tab/>this.id = id;</text:p>
      <text:p text:style-name="P2"><text:tab/><text:tab/>this.name = name;</text:p>
      <text:p text:style-name="P2"><text:tab/><text:tab/>this.categoryId = categoryId;</text:p>
      <text:p text:style-name="P2"><text:tab/><text:tab/>this.price = price;</text:p>
      <text:p text:style-name="P2"><text:tab/><text:tab/>this.size = size;</text:p>
      <text:p text:style-name="P2"><text:tab/><text:tab/>Description = description;</text:p>
      <text:p text:style-name="P2"><text:tab/><text:tab/>this.imageName = imageName;</text:p>
      <text:p text:style-name="P2"><text:tab/>}</text:p>
      <text:p text:style-name="P2"><text:tab/>public FootwearDTO() {</text:p>
      <text:p text:style-name="P2"><text:soft-page-break/><text:tab/><text:tab/>super();</text:p>
      <text:p text:style-name="P2"><text:tab/><text:tab/>// TODO Auto-generated constructor stub</text:p>
      <text:p text:style-name="P2"><text:tab/>}</text:p>
      <text:p text:style-name="P2"><text:tab/>@Override</text:p>
      <text:p text:style-name="P2"><text:tab/>public String toString() {</text:p>
      <text:p text:style-name="P2"><text:tab/><text:tab/>return "FootwearDTO [id=" + id + ", name=" + name + ", categoryId=" + categoryId + ", price=" + price</text:p>
      <text:p text:style-name="P2"><text:tab/><text:tab/><text:tab/><text:tab/>+ ", size=" + size + ", Description=" + Description + ", imageName=" + imageName + "]";</text:p>
      <text:p text:style-name="P2"><text:tab/>}</text:p>
      <text:p text:style-name="P2"><text:tab/></text:p>
      <text:p text:style-name="P2"><text:tab/></text:p>
      <text:p text:style-name="P2">}</text:p>
      <text:p text:style-name="P2"/>
      <text:p text:style-name="P1">//<text:span text:style-name="T2">Global Files</text:span></text:p>
      <text:p text:style-name="P1"/>
      <text:p text:style-name="P2">package com.spo.global;</text:p>
      <text:p text:style-name="P2"/>
      <text:p text:style-name="P2">import java.util.ArrayList;</text:p>
      <text:p text:style-name="P2">import java.util.List;</text:p>
      <text:p text:style-name="P2"/>
      <text:p text:style-name="P2">import com.spo.model.Footwear;</text:p>
      <text:p text:style-name="P2"/>
      <text:p text:style-name="P2">public class GlobalData {</text:p>
      <text:p text:style-name="P2"><text:tab/>public static List&lt;Footwear&gt; cart;</text:p>
      <text:p text:style-name="P2"/>
      <text:p text:style-name="P2"><text:tab/>static </text:p>
      <text:p text:style-name="P2"><text:tab/>{</text:p>
      <text:p text:style-name="P2"><text:tab/><text:tab/>cart= new ArrayList&lt;Footwear&gt;();</text:p>
      <text:p text:style-name="P2"><text:tab/><text:tab/></text:p>
      <text:p text:style-name="P2"><text:tab/>}</text:p>
      <text:p text:style-name="P2"/>
      <text:p text:style-name="P2">}</text:p>
      <text:p text:style-name="P2"/>
      <text:p text:style-name="P1">//<text:span text:style-name="T4">Model Files</text:span></text:p>
      <text:p text:style-name="P1"/>
      <text:p text:style-name="P2">package com.spo.model;</text:p>
      <text:p text:style-name="P2">import jakarta.persistence.Column;</text:p>
      <text:p text:style-name="P2">import jakarta.persistence.Entity;</text:p>
      <text:p text:style-name="P2">import jakarta.persistence.GeneratedValue;</text:p>
      <text:p text:style-name="P2">import jakarta.persistence.GenerationType;</text:p>
      <text:p text:style-name="P2">import jakarta.persistence.Id;</text:p>
      <text:p text:style-name="P2">//import lombok.Data;</text:p>
      <text:p text:style-name="P2">@Entity</text:p>
      <text:p text:style-name="P2">//@Data</text:p>
      <text:p text:style-name="P2">public class Category {</text:p>
      <text:p text:style-name="P2"/>
      <text:p text:style-name="P2"><text:tab/>@Id</text:p>
      <text:p text:style-name="P2"><text:tab/>@GeneratedValue(strategy=GenerationType.AUTO)</text:p>
      <text:p text:style-name="P2"><text:soft-page-break/><text:tab/>@Column(name="category_id")</text:p>
      <text:p text:style-name="P2"><text:tab/>private int id;</text:p>
      <text:p text:style-name="P2"><text:tab/>private String name;</text:p>
      <text:p text:style-name="P2"><text:tab/>public int getId() {</text:p>
      <text:p text:style-name="P2"><text:tab/><text:tab/>return id;</text:p>
      <text:p text:style-name="P2"><text:tab/>}</text:p>
      <text:p text:style-name="P2"><text:tab/>public void setId(int id) {</text:p>
      <text:p text:style-name="P2"><text:tab/><text:tab/>this.id = id;</text:p>
      <text:p text:style-name="P2"><text:tab/>}</text:p>
      <text:p text:style-name="P2"><text:tab/>public String getName() {</text:p>
      <text:p text:style-name="P2"><text:tab/><text:tab/>return name;</text:p>
      <text:p text:style-name="P2"><text:tab/>}</text:p>
      <text:p text:style-name="P2"><text:tab/>public void setName(String name) {</text:p>
      <text:p text:style-name="P2"><text:tab/><text:tab/>this.name = name;</text:p>
      <text:p text:style-name="P2"><text:tab/>}</text:p>
      <text:p text:style-name="P2"><text:tab/>public Category(int id, String name) {</text:p>
      <text:p text:style-name="P2"><text:tab/><text:tab/>super();</text:p>
      <text:p text:style-name="P2"><text:tab/><text:tab/>this.id = id;</text:p>
      <text:p text:style-name="P2"><text:tab/><text:tab/>this.name = name;</text:p>
      <text:p text:style-name="P2"><text:tab/>}</text:p>
      <text:p text:style-name="P2"><text:tab/>@Override</text:p>
      <text:p text:style-name="P2"><text:tab/>public String toString() {</text:p>
      <text:p text:style-name="P2"><text:tab/><text:tab/>return "Category [id=" + id + ", name=" + name + "]";</text:p>
      <text:p text:style-name="P2"><text:tab/>}</text:p>
      <text:p text:style-name="P2"><text:tab/>public Category() {</text:p>
      <text:p text:style-name="P2"><text:tab/><text:tab/>super();</text:p>
      <text:p text:style-name="P2"><text:tab/><text:tab/>// TODO Auto-generated constructor stub</text:p>
      <text:p text:style-name="P2"><text:tab/>}</text:p>
      <text:p text:style-name="P2"><text:tab/></text:p>
      <text:p text:style-name="P2"><text:tab/></text:p>
      <text:p text:style-name="P2">}</text:p>
      <text:p text:style-name="P2"/>
      <text:p text:style-name="P2">package com.spo.model;</text:p>
      <text:p text:style-name="P2"/>
      <text:p text:style-name="P2">import java.util.ArrayList;</text:p>
      <text:p text:style-name="P2">import java.util.Collection;</text:p>
      <text:p text:style-name="P2">import java.util.List;</text:p>
      <text:p text:style-name="P2"/>
      <text:p text:style-name="P2">import org.springframework.security.core.GrantedAuthority;</text:p>
      <text:p text:style-name="P2">import org.springframework.security.core.authority.SimpleGrantedAuthority;</text:p>
      <text:p text:style-name="P2">import org.springframework.security.core.userdetails.UserDetails;</text:p>
      <text:p text:style-name="P2"/>
      <text:p text:style-name="P2">import com.spo.model.User;</text:p>
      <text:p text:style-name="P2"/>
      <text:p text:style-name="P2">public class CustomUserDetail extends User implements UserDetails {</text:p>
      <text:p text:style-name="P2"/>
      <text:p text:style-name="P2"><text:tab/>public CustomUserDetail(User user) {</text:p>
      <text:p text:style-name="P2"><text:tab/><text:tab/>super(user);</text:p>
      <text:p text:style-name="P2"><text:tab/>}</text:p>
      <text:p text:style-name="P2"><text:soft-page-break/><text:tab/>@Override</text:p>
      <text:p text:style-name="P2"><text:tab/>public Collection&lt;? extends GrantedAuthority&gt; getAuthorities() {</text:p>
      <text:p text:style-name="P2"><text:tab/><text:tab/>// TODO Auto-generated method stub</text:p>
      <text:p text:style-name="P2"><text:tab/><text:tab/>List&lt;GrantedAuthority&gt; authorityList= new ArrayList&lt;&gt;();</text:p>
      <text:p text:style-name="P2"><text:tab/><text:tab/>super.getRoles().forEach(role-&gt;{</text:p>
      <text:p text:style-name="P2"><text:tab/><text:tab/><text:tab/>authorityList.add(new SimpleGrantedAuthority(role.getName()));</text:p>
      <text:p text:style-name="P2"><text:tab/><text:tab/>});</text:p>
      <text:p text:style-name="P2"><text:tab/><text:tab/>return authorityList;</text:p>
      <text:p text:style-name="P2">}</text:p>
      <text:p text:style-name="P2"/>
      <text:p text:style-name="P2"><text:tab/>@Override</text:p>
      <text:p text:style-name="P2"><text:tab/>public String getUsername() {</text:p>
      <text:p text:style-name="P2"><text:tab/><text:tab/>// TODO Auto-generated method stub</text:p>
      <text:p text:style-name="P2"><text:tab/><text:tab/>return super.getEmail();</text:p>
      <text:p text:style-name="P2"><text:tab/>}</text:p>
      <text:p text:style-name="P2"/>
      <text:p text:style-name="P2"><text:tab/></text:p>
      <text:p text:style-name="P2"><text:tab/>@Override</text:p>
      <text:p text:style-name="P2"><text:tab/>public String getPassword() {</text:p>
      <text:p text:style-name="P2"><text:tab/><text:tab/>// TODO Auto-generated method stub</text:p>
      <text:p text:style-name="P2"><text:tab/><text:tab/>return super.getPassword();</text:p>
      <text:p text:style-name="P2"><text:tab/>}</text:p>
      <text:p text:style-name="P2"/>
      <text:p text:style-name="P2"><text:tab/>@Override</text:p>
      <text:p text:style-name="P2"><text:tab/>public boolean isAccountNonExpired() {</text:p>
      <text:p text:style-name="P2"><text:tab/><text:tab/>// TODO Auto-generated method stub</text:p>
      <text:p text:style-name="P2"><text:tab/><text:tab/>return true;</text:p>
      <text:p text:style-name="P2"><text:tab/>}</text:p>
      <text:p text:style-name="P2"/>
      <text:p text:style-name="P2"><text:tab/>@Override</text:p>
      <text:p text:style-name="P2"><text:tab/>public boolean isAccountNonLocked() {</text:p>
      <text:p text:style-name="P2"><text:tab/><text:tab/>// TODO Auto-generated method stub</text:p>
      <text:p text:style-name="P2"><text:tab/><text:tab/>return true;</text:p>
      <text:p text:style-name="P2"><text:tab/>}</text:p>
      <text:p text:style-name="P2"/>
      <text:p text:style-name="P2"><text:tab/>@Override</text:p>
      <text:p text:style-name="P2"><text:tab/>public boolean isCredentialsNonExpired() {</text:p>
      <text:p text:style-name="P2"><text:tab/><text:tab/>// TODO Auto-generated method stub</text:p>
      <text:p text:style-name="P2"><text:tab/><text:tab/>return true;</text:p>
      <text:p text:style-name="P2"><text:tab/>}</text:p>
      <text:p text:style-name="P2"/>
      <text:p text:style-name="P2"><text:tab/>@Override</text:p>
      <text:p text:style-name="P2"><text:tab/>public boolean isEnabled() {</text:p>
      <text:p text:style-name="P2"><text:tab/><text:tab/>// TODO Auto-generated method stub</text:p>
      <text:p text:style-name="P2"><text:tab/><text:tab/>return true;</text:p>
      <text:p text:style-name="P2"><text:tab/>}</text:p>
      <text:p text:style-name="P2"/>
      <text:p text:style-name="P2">}</text:p>
      <text:p text:style-name="P2"/>
      <text:p text:style-name="P2"><text:soft-page-break/>package com.spo.model;</text:p>
      <text:p text:style-name="P2"/>
      <text:p text:style-name="P2">import jakarta.persistence.Entity;</text:p>
      <text:p text:style-name="P2">import jakarta.persistence.FetchType;</text:p>
      <text:p text:style-name="P2">import jakarta.persistence.GeneratedValue;</text:p>
      <text:p text:style-name="P2">import jakarta.persistence.GenerationType;</text:p>
      <text:p text:style-name="P2">import jakarta.persistence.Id;</text:p>
      <text:p text:style-name="P2">import jakarta.persistence.JoinColumn;</text:p>
      <text:p text:style-name="P2">import jakarta.persistence.ManyToOne;</text:p>
      <text:p text:style-name="P2">import lombok.Data;</text:p>
      <text:p text:style-name="P2">@Entity</text:p>
      <text:p text:style-name="P2">@Data</text:p>
      <text:p text:style-name="P2">public class Footwear {</text:p>
      <text:p text:style-name="P2"><text:tab/></text:p>
      <text:p text:style-name="P2"><text:tab/></text:p>
      <text:p text:style-name="P2"><text:tab/></text:p>
      <text:p text:style-name="P2"><text:tab/>@Id</text:p>
      <text:p text:style-name="P2"><text:tab/>@GeneratedValue(strategy=GenerationType.AUTO)</text:p>
      <text:p text:style-name="P2"><text:tab/>private Long id;</text:p>
      <text:p text:style-name="P2"><text:tab/>private String name;</text:p>
      <text:p text:style-name="P2"><text:tab/></text:p>
      <text:p text:style-name="P2"><text:tab/>@ManyToOne(fetch=FetchType.LAZY)</text:p>
      <text:p text:style-name="P2"><text:tab/>@JoinColumn(name="category_id",referencedColumnName="category_id")</text:p>
      <text:p text:style-name="P2"><text:tab/>private Category category;</text:p>
      <text:p text:style-name="P2"><text:tab/>private double price;</text:p>
      <text:p text:style-name="P2"><text:tab/>private int size;</text:p>
      <text:p text:style-name="P2"><text:tab/>private String Description;</text:p>
      <text:p text:style-name="P2"><text:tab/>private String imageName;</text:p>
      <text:p text:style-name="P2"><text:tab/>public Long getId() {</text:p>
      <text:p text:style-name="P2"><text:tab/><text:tab/>return id;</text:p>
      <text:p text:style-name="P2"><text:tab/>}</text:p>
      <text:p text:style-name="P2"><text:tab/>public void setId(Long id) {</text:p>
      <text:p text:style-name="P2"><text:tab/><text:tab/>this.id = id;</text:p>
      <text:p text:style-name="P2"><text:tab/>}</text:p>
      <text:p text:style-name="P2"><text:tab/>public String getName() {</text:p>
      <text:p text:style-name="P2"><text:tab/><text:tab/>return name;</text:p>
      <text:p text:style-name="P2"><text:tab/>}</text:p>
      <text:p text:style-name="P2"><text:tab/>public void setName(String name) {</text:p>
      <text:p text:style-name="P2"><text:tab/><text:tab/>this.name = name;</text:p>
      <text:p text:style-name="P2"><text:tab/>}</text:p>
      <text:p text:style-name="P2"><text:tab/>public Category getCategory() {</text:p>
      <text:p text:style-name="P2"><text:tab/><text:tab/>return category;</text:p>
      <text:p text:style-name="P2"><text:tab/>}</text:p>
      <text:p text:style-name="P2"><text:tab/>public void setCategory(Category category) {</text:p>
      <text:p text:style-name="P2"><text:tab/><text:tab/>this.category = category;</text:p>
      <text:p text:style-name="P2"><text:tab/>}</text:p>
      <text:p text:style-name="P2"><text:tab/>public double getPrice() {</text:p>
      <text:p text:style-name="P2"><text:tab/><text:tab/>return price;</text:p>
      <text:p text:style-name="P2"><text:tab/>}</text:p>
      <text:p text:style-name="P2"><text:soft-page-break/><text:tab/>public void setPrice(double price) {</text:p>
      <text:p text:style-name="P2"><text:tab/><text:tab/>this.price = price;</text:p>
      <text:p text:style-name="P2"><text:tab/>}</text:p>
      <text:p text:style-name="P2"><text:tab/>public int getSize() {</text:p>
      <text:p text:style-name="P2"><text:tab/><text:tab/>return size;</text:p>
      <text:p text:style-name="P2"><text:tab/>}</text:p>
      <text:p text:style-name="P2"><text:tab/>public void setSize(int size) {</text:p>
      <text:p text:style-name="P2"><text:tab/><text:tab/>this.size = size;</text:p>
      <text:p text:style-name="P2"><text:tab/>}</text:p>
      <text:p text:style-name="P2"><text:tab/>public String getDescription() {</text:p>
      <text:p text:style-name="P2"><text:tab/><text:tab/>return Description;</text:p>
      <text:p text:style-name="P2"><text:tab/>}</text:p>
      <text:p text:style-name="P2"><text:tab/>public void setDescription(String description) {</text:p>
      <text:p text:style-name="P2"><text:tab/><text:tab/>Description = description;</text:p>
      <text:p text:style-name="P2"><text:tab/>}</text:p>
      <text:p text:style-name="P2"><text:tab/>public String getImageName() {</text:p>
      <text:p text:style-name="P2"><text:tab/><text:tab/>return imageName;</text:p>
      <text:p text:style-name="P2"><text:tab/>}</text:p>
      <text:p text:style-name="P2"><text:tab/>public void setImageName(String imageName) {</text:p>
      <text:p text:style-name="P2"><text:tab/><text:tab/>this.imageName = imageName;</text:p>
      <text:p text:style-name="P2"><text:tab/>}</text:p>
      <text:p text:style-name="P2"><text:tab/>public Footwear(Long id, String name, Category category, double price, int size, String description,</text:p>
      <text:p text:style-name="P2"><text:tab/><text:tab/><text:tab/>String imageName) {</text:p>
      <text:p text:style-name="P2"><text:tab/><text:tab/>super();</text:p>
      <text:p text:style-name="P2"><text:tab/><text:tab/>this.id = id;</text:p>
      <text:p text:style-name="P2"><text:tab/><text:tab/>this.name = name;</text:p>
      <text:p text:style-name="P2"><text:tab/><text:tab/>this.category = category;</text:p>
      <text:p text:style-name="P2"><text:tab/><text:tab/>this.price = price;</text:p>
      <text:p text:style-name="P2"><text:tab/><text:tab/>this.size = size;</text:p>
      <text:p text:style-name="P2"><text:tab/><text:tab/>Description = description;</text:p>
      <text:p text:style-name="P2"><text:tab/><text:tab/>this.imageName = imageName;</text:p>
      <text:p text:style-name="P2"><text:tab/>}</text:p>
      <text:p text:style-name="P2"><text:tab/>public Footwear() {</text:p>
      <text:p text:style-name="P2"><text:tab/><text:tab/>super();</text:p>
      <text:p text:style-name="P2"><text:tab/><text:tab/>// TODO Auto-generated constructor stub</text:p>
      <text:p text:style-name="P2"><text:tab/>}</text:p>
      <text:p text:style-name="P2"><text:tab/>@Override</text:p>
      <text:p text:style-name="P2"><text:tab/>public String toString() {</text:p>
      <text:p text:style-name="P2"><text:tab/><text:tab/>return "Footwear [id=" + id + ", name=" + name + ", category=" + category + ", price=" + price + ", size="</text:p>
      <text:p text:style-name="P2"><text:tab/><text:tab/><text:tab/><text:tab/>+ size + ", Description=" + Description + ", imageName=" + imageName + "]";</text:p>
      <text:p text:style-name="P2"><text:tab/>}</text:p>
      <text:p text:style-name="P2"><text:tab/></text:p>
      <text:p text:style-name="P2"><text:tab/></text:p>
      <text:p text:style-name="P2"><text:tab/></text:p>
      <text:p text:style-name="P2">}</text:p>
      <text:p text:style-name="P2"/>
      <text:p text:style-name="P2"><text:soft-page-break/>package com.spo.model;</text:p>
      <text:p text:style-name="P2"/>
      <text:p text:style-name="P2">import java.util.List;</text:p>
      <text:p text:style-name="P2"/>
      <text:p text:style-name="P2">import com.spo.model.User;</text:p>
      <text:p text:style-name="P2">import jakarta.persistence.*;</text:p>
      <text:p text:style-name="P2">import jakarta.persistence.Column;</text:p>
      <text:p text:style-name="P2">import jakarta.persistence.Entity;</text:p>
      <text:p text:style-name="P2">import jakarta.persistence.GeneratedValue;</text:p>
      <text:p text:style-name="P2">import jakarta.persistence.GenerationType;</text:p>
      <text:p text:style-name="P2">import jakarta.persistence.Id;</text:p>
      <text:p text:style-name="P2">import jakarta.persistence.ManyToMany;</text:p>
      <text:p text:style-name="P2">import jakarta.persistence.Table;</text:p>
      <text:p text:style-name="P2">import jakarta.validation.constraints.NotEmpty;</text:p>
      <text:p text:style-name="P2">import lombok.Data;</text:p>
      <text:p text:style-name="P2"/>
      <text:p text:style-name="P2">@Entity</text:p>
      <text:p text:style-name="P2">@Data</text:p>
      <text:p text:style-name="P2">@Table(name="roles")</text:p>
      <text:p text:style-name="P2">public class Role {</text:p>
      <text:p text:style-name="P2"/>
      <text:p text:style-name="P2"><text:tab/>@Id</text:p>
      <text:p text:style-name="P2"><text:tab/>@GeneratedValue(strategy=GenerationType.AUTO)</text:p>
      <text:p text:style-name="P2"><text:tab/>private int id;</text:p>
      <text:p text:style-name="P2"><text:tab/></text:p>
      <text:p text:style-name="P2"><text:tab/>@Column(nullable=false,unique=true)</text:p>
      <text:p text:style-name="P2"><text:tab/>@NotEmpty</text:p>
      <text:p text:style-name="P2"><text:tab/>private String name;</text:p>
      <text:p text:style-name="P2"><text:tab/></text:p>
      <text:p text:style-name="P2"><text:tab/>@ManyToMany(mappedBy="roles")</text:p>
      <text:p text:style-name="P2"><text:tab/>private List&lt;User&gt; users;</text:p>
      <text:p text:style-name="P2"/>
      <text:p text:style-name="P2"><text:tab/>public int getId() {</text:p>
      <text:p text:style-name="P2"><text:tab/><text:tab/>return id;</text:p>
      <text:p text:style-name="P2"><text:tab/>}</text:p>
      <text:p text:style-name="P2"/>
      <text:p text:style-name="P2"><text:tab/>public void setId(int id) {</text:p>
      <text:p text:style-name="P2"><text:tab/><text:tab/>this.id = id;</text:p>
      <text:p text:style-name="P2"><text:tab/>}</text:p>
      <text:p text:style-name="P2"/>
      <text:p text:style-name="P2"><text:tab/>public String getName() {</text:p>
      <text:p text:style-name="P2"><text:tab/><text:tab/>return name;</text:p>
      <text:p text:style-name="P2"><text:tab/>}</text:p>
      <text:p text:style-name="P2"/>
      <text:p text:style-name="P2"><text:tab/>public void setName(String name) {</text:p>
      <text:p text:style-name="P2"><text:tab/><text:tab/>this.name = name;</text:p>
      <text:p text:style-name="P2"><text:tab/>}</text:p>
      <text:p text:style-name="P2"/>
      <text:p text:style-name="P2"><text:tab/>public List&lt;User&gt; getUsers() {</text:p>
      <text:p text:style-name="P2"><text:soft-page-break/><text:tab/><text:tab/>return users;</text:p>
      <text:p text:style-name="P2"><text:tab/>}</text:p>
      <text:p text:style-name="P2"/>
      <text:p text:style-name="P2"><text:tab/>public void setUsers(List&lt;User&gt; users) {</text:p>
      <text:p text:style-name="P2"><text:tab/><text:tab/>this.users = users;</text:p>
      <text:p text:style-name="P2"><text:tab/>}</text:p>
      <text:p text:style-name="P2"/>
      <text:p text:style-name="P2"><text:tab/>public Role(int id, @NotEmpty String name, List&lt;User&gt; users) {</text:p>
      <text:p text:style-name="P2"><text:tab/><text:tab/>super();</text:p>
      <text:p text:style-name="P2"><text:tab/><text:tab/>this.id = id;</text:p>
      <text:p text:style-name="P2"><text:tab/><text:tab/>this.name = name;</text:p>
      <text:p text:style-name="P2"><text:tab/><text:tab/>this.users = users;</text:p>
      <text:p text:style-name="P2"><text:tab/>}</text:p>
      <text:p text:style-name="P2"/>
      <text:p text:style-name="P2"><text:tab/>public Role() {</text:p>
      <text:p text:style-name="P2"><text:tab/><text:tab/>super();</text:p>
      <text:p text:style-name="P2"><text:tab/><text:tab/>// TODO Auto-generated constructor stub</text:p>
      <text:p text:style-name="P2"><text:tab/>}</text:p>
      <text:p text:style-name="P2"/>
      <text:p text:style-name="P2"><text:tab/>@Override</text:p>
      <text:p text:style-name="P2"><text:tab/>public String toString() {</text:p>
      <text:p text:style-name="P2"><text:tab/><text:tab/>return "Role [id=" + id + ", name=" + name + ", users=" + users + "]";</text:p>
      <text:p text:style-name="P2"><text:tab/>}</text:p>
      <text:p text:style-name="P2"><text:tab/></text:p>
      <text:p text:style-name="P2"><text:tab/></text:p>
      <text:p text:style-name="P2"><text:tab/></text:p>
      <text:p text:style-name="P2"><text:tab/></text:p>
      <text:p text:style-name="P2">}</text:p>
      <text:p text:style-name="P2"/>
      <text:p text:style-name="P2">package com.spo.model;</text:p>
      <text:p text:style-name="P2"/>
      <text:p text:style-name="P2">import java.util.List;</text:p>
      <text:p text:style-name="P2"/>
      <text:p text:style-name="P2">import com.spo.model.Role;</text:p>
      <text:p text:style-name="P2">import com.spo.model.User;</text:p>
      <text:p text:style-name="P2"/>
      <text:p text:style-name="P2">import jakarta.persistence.CascadeType;</text:p>
      <text:p text:style-name="P2">import jakarta.persistence.Column;</text:p>
      <text:p text:style-name="P2">import jakarta.persistence.Entity;</text:p>
      <text:p text:style-name="P2">import jakarta.persistence.FetchType;</text:p>
      <text:p text:style-name="P2">import jakarta.persistence.GeneratedValue;</text:p>
      <text:p text:style-name="P2">import jakarta.persistence.GenerationType;</text:p>
      <text:p text:style-name="P2">import jakarta.persistence.Id;</text:p>
      <text:p text:style-name="P2">import jakarta.persistence.JoinColumn;</text:p>
      <text:p text:style-name="P2">import jakarta.persistence.JoinTable;</text:p>
      <text:p text:style-name="P2">import jakarta.persistence.ManyToMany;</text:p>
      <text:p text:style-name="P2">import jakarta.persistence.Table;</text:p>
      <text:p text:style-name="P2">import jakarta.validation.constraints.Email;</text:p>
      <text:p text:style-name="P2">import jakarta.validation.constraints.NotEmpty;</text:p>
      <text:p text:style-name="P2"><text:soft-page-break/>import lombok.Data;</text:p>
      <text:p text:style-name="P2"/>
      <text:p text:style-name="P2">@Entity</text:p>
      <text:p text:style-name="P2">@Data</text:p>
      <text:p text:style-name="P2">@Table(name="users")</text:p>
      <text:p text:style-name="P2">public class User {</text:p>
      <text:p text:style-name="P2"/>
      <text:p text:style-name="P2"><text:tab/>@Id</text:p>
      <text:p text:style-name="P2"><text:tab/>@GeneratedValue(strategy=GenerationType.AUTO)</text:p>
      <text:p text:style-name="P2"><text:tab/>private int id;</text:p>
      <text:p text:style-name="P2"><text:tab/>@NotEmpty</text:p>
      <text:p text:style-name="P2"><text:tab/>@Column(nullable=false)</text:p>
      <text:p text:style-name="P2"><text:tab/>private String firstName;</text:p>
      <text:p text:style-name="P2"><text:tab/></text:p>
      <text:p text:style-name="P2"><text:tab/>private String lastName;</text:p>
      <text:p text:style-name="P2"><text:tab/></text:p>
      <text:p text:style-name="P2"><text:tab/>@Column(nullable=false,unique=true)</text:p>
      <text:p text:style-name="P2"><text:tab/>@NotEmpty</text:p>
      <text:p text:style-name="P2"><text:tab/>@Email(message="{errors.invalid_email}")</text:p>
      <text:p text:style-name="P2"><text:tab/>private String email;</text:p>
      <text:p text:style-name="P2"/>
      <text:p text:style-name="P2"><text:tab/></text:p>
      <text:p text:style-name="P2"><text:tab/>private String password;</text:p>
      <text:p text:style-name="P2"><text:tab/></text:p>
      <text:p text:style-name="P2"><text:tab/>@ManyToMany(cascade=CascadeType.MERGE,fetch=FetchType.EAGER)</text:p>
      <text:p text:style-name="P2"><text:tab/>@JoinTable(name="user_role",</text:p>
      <text:p text:style-name="P2"><text:s text:c="14"/>joinColumns = {@JoinColumn(name="USER_ID", referencedColumnName = "ID")},</text:p>
      <text:p text:style-name="P2"><text:s text:c="14"/>inverseJoinColumns= {@JoinColumn (name="ROLE_ID", referencedColumnName = "ID")}</text:p>
      <text:p text:style-name="P2"><text:s text:c="4"/>)</text:p>
      <text:p text:style-name="P2">private List&lt;Role&gt; roles;</text:p>
      <text:p text:style-name="P2"/>
      <text:p text:style-name="P2"><text:tab/>public int getId() {</text:p>
      <text:p text:style-name="P2"><text:tab/><text:tab/>return id;</text:p>
      <text:p text:style-name="P2"><text:tab/>}</text:p>
      <text:p text:style-name="P2"/>
      <text:p text:style-name="P2"><text:tab/>public void setId(int id) {</text:p>
      <text:p text:style-name="P2"><text:tab/><text:tab/>this.id = id;</text:p>
      <text:p text:style-name="P2"><text:tab/>}</text:p>
      <text:p text:style-name="P2"/>
      <text:p text:style-name="P2"><text:tab/>public String getFirstName() {</text:p>
      <text:p text:style-name="P2"><text:tab/><text:tab/>return firstName;</text:p>
      <text:p text:style-name="P2"><text:tab/>}</text:p>
      <text:p text:style-name="P2"/>
      <text:p text:style-name="P2"><text:tab/>public void setFirstName(String firstName) {</text:p>
      <text:p text:style-name="P2"><text:tab/><text:tab/>this.firstName = firstName;</text:p>
      <text:p text:style-name="P2"><text:tab/>}</text:p>
      <text:p text:style-name="P2"/>
      <text:p text:style-name="P2"><text:tab/>public String getLastName() {</text:p>
      <text:p text:style-name="P2"><text:tab/><text:tab/>return lastName;</text:p>
      <text:p text:style-name="P2"><text:soft-page-break/><text:tab/>}</text:p>
      <text:p text:style-name="P2"/>
      <text:p text:style-name="P2"><text:tab/>public void setLastName(String lastName) {</text:p>
      <text:p text:style-name="P2"><text:tab/><text:tab/>this.lastName = lastName;</text:p>
      <text:p text:style-name="P2"><text:tab/>}</text:p>
      <text:p text:style-name="P2"/>
      <text:p text:style-name="P2"><text:tab/>public String getEmail() {</text:p>
      <text:p text:style-name="P2"><text:tab/><text:tab/>return email;</text:p>
      <text:p text:style-name="P2"><text:tab/>}</text:p>
      <text:p text:style-name="P2"/>
      <text:p text:style-name="P2"><text:tab/>public void setEmail(String email) {</text:p>
      <text:p text:style-name="P2"><text:tab/><text:tab/>this.email = email;</text:p>
      <text:p text:style-name="P2"><text:tab/>}</text:p>
      <text:p text:style-name="P2"/>
      <text:p text:style-name="P2"><text:tab/>public String getPassword() {</text:p>
      <text:p text:style-name="P2"><text:tab/><text:tab/>return password;</text:p>
      <text:p text:style-name="P2"><text:tab/>}</text:p>
      <text:p text:style-name="P2"/>
      <text:p text:style-name="P2"><text:tab/>public void setPassword(String password) {</text:p>
      <text:p text:style-name="P2"><text:tab/><text:tab/>this.password = password;</text:p>
      <text:p text:style-name="P2"><text:tab/>}</text:p>
      <text:p text:style-name="P2"/>
      <text:p text:style-name="P2"><text:tab/>public List&lt;Role&gt; getRoles() {</text:p>
      <text:p text:style-name="P2"><text:tab/><text:tab/>return roles;</text:p>
      <text:p text:style-name="P2"><text:tab/>}</text:p>
      <text:p text:style-name="P2"/>
      <text:p text:style-name="P2"><text:tab/>public void setRoles(List&lt;Role&gt; roles) {</text:p>
      <text:p text:style-name="P2"><text:tab/><text:tab/>this.roles = roles;</text:p>
      <text:p text:style-name="P2"><text:tab/>}</text:p>
      <text:p text:style-name="P2"/>
      <text:p text:style-name="P2"><text:tab/>public User(User user) {</text:p>
      <text:p text:style-name="P2"><text:tab/><text:tab/>super();</text:p>
      <text:p text:style-name="P2"><text:tab/><text:tab/>this.id = user.getId();</text:p>
      <text:p text:style-name="P2"><text:tab/><text:tab/>this.firstName = user.getFirstName();</text:p>
      <text:p text:style-name="P2"><text:tab/><text:tab/>this.lastName = user.getLastName();</text:p>
      <text:p text:style-name="P2"><text:tab/><text:tab/>this.email = user.getEmail();</text:p>
      <text:p text:style-name="P2"><text:tab/><text:tab/>this.password = user.getPassword();</text:p>
      <text:p text:style-name="P2"><text:tab/><text:tab/>this.roles =user.getRoles() ;</text:p>
      <text:p text:style-name="P2"><text:tab/>}</text:p>
      <text:p text:style-name="P2"/>
      <text:p text:style-name="P2"><text:tab/>public User() {</text:p>
      <text:p text:style-name="P2"><text:tab/><text:tab/>super();</text:p>
      <text:p text:style-name="P2"><text:tab/><text:tab/>// TODO Auto-generated constructor stub</text:p>
      <text:p text:style-name="P2"><text:tab/>}</text:p>
      <text:p text:style-name="P2"/>
      <text:p text:style-name="P2"><text:tab/>@Override</text:p>
      <text:p text:style-name="P2"><text:tab/>public String toString() {</text:p>
      <text:p text:style-name="P2"><text:tab/><text:tab/>return "User [id=" + id + ", firstName=" + firstName + ", lastName=" + lastName + ", email=" + email</text:p>
      <text:p text:style-name="P2"><text:soft-page-break/><text:tab/><text:tab/><text:tab/><text:tab/>+ ", password=" + password + "]";</text:p>
      <text:p text:style-name="P2"><text:tab/>}</text:p>
      <text:p text:style-name="P2"><text:tab/></text:p>
      <text:p text:style-name="P2"><text:tab/></text:p>
      <text:p text:style-name="P2"><text:tab/></text:p>
      <text:p text:style-name="P2"/>
      <text:p text:style-name="P2">}</text:p>
      <text:p text:style-name="P2"/>
      <text:p text:style-name="P1">//<text:span text:style-name="T4">RepositoryFiles</text:span></text:p>
      <text:p text:style-name="P1"/>
      <text:p text:style-name="P2">package com.spo.repository;</text:p>
      <text:p text:style-name="P2"/>
      <text:p text:style-name="P2">import org.springframework.data.jpa.repository.JpaRepository;</text:p>
      <text:p text:style-name="P2"/>
      <text:p text:style-name="P2">import com.spo.model.Category;</text:p>
      <text:p text:style-name="P2"/>
      <text:p text:style-name="P2"/>
      <text:p text:style-name="P2"/>
      <text:p text:style-name="P2">public interface CategoryRepository extends JpaRepository&lt;Category, Integer&gt;{</text:p>
      <text:p text:style-name="P2"/>
      <text:p text:style-name="P2">}</text:p>
      <text:p text:style-name="P2"/>
      <text:p text:style-name="P2">package com.spo.repository;</text:p>
      <text:p text:style-name="P2"/>
      <text:p text:style-name="P2"/>
      <text:p text:style-name="P2">import java.util.List;</text:p>
      <text:p text:style-name="P2"/>
      <text:p text:style-name="P2">import org.springframework.data.jpa.repository.JpaRepository;</text:p>
      <text:p text:style-name="P2"/>
      <text:p text:style-name="P2">import com.spo.model.Footwear;</text:p>
      <text:p text:style-name="P2"/>
      <text:p text:style-name="P2">public interface FootwearRepository extends JpaRepository&lt;Footwear, Long&gt; {</text:p>
      <text:p text:style-name="P2"/>
      <text:p text:style-name="P2"><text:tab/>List&lt;Footwear&gt; findAllByCategory_Id(int id);</text:p>
      <text:p text:style-name="P2">}</text:p>
      <text:p text:style-name="P2"/>
      <text:p text:style-name="P2"/>
      <text:p text:style-name="P2">package com.spo.repository;</text:p>
      <text:p text:style-name="P2"/>
      <text:p text:style-name="P2">import org.springframework.data.jpa.repository.JpaRepository;</text:p>
      <text:p text:style-name="P2"/>
      <text:p text:style-name="P2">import com.spo.model.Role;</text:p>
      <text:p text:style-name="P2"/>
      <text:p text:style-name="P2">public interface RoleRepository extends JpaRepository&lt;Role,Integer&gt; {</text:p>
      <text:p text:style-name="P2"/>
      <text:p text:style-name="P2">}</text:p>
      <text:p text:style-name="P2"/>
      <text:p text:style-name="P2">package com.spo.repository;</text:p>
      <text:p text:style-name="P2"/>
      <text:p text:style-name="P2"><text:soft-page-break/>import java.util.Optional;</text:p>
      <text:p text:style-name="P2"/>
      <text:p text:style-name="P2">import org.springframework.data.jpa.repository.JpaRepository;</text:p>
      <text:p text:style-name="P2"/>
      <text:p text:style-name="P2">import com.spo.model.User;</text:p>
      <text:p text:style-name="P2"/>
      <text:p text:style-name="P2">public interface UserRepository extends JpaRepository&lt;User,Integer&gt; {</text:p>
      <text:p text:style-name="P2"/>
      <text:p text:style-name="P2"><text:tab/></text:p>
      <text:p text:style-name="P2">Optional&lt;User&gt;<text:tab/>findUserByEmail(String email);</text:p>
      <text:p text:style-name="P2">}</text:p>
      <text:p text:style-name="P2"/>
      <text:p text:style-name="P1">//<text:span text:style-name="T4">Service Files</text:span></text:p>
      <text:p text:style-name="P1"/>
      <text:p text:style-name="P2">package com.spo.service;</text:p>
      <text:p text:style-name="P2"/>
      <text:p text:style-name="P2">import java.util.List;</text:p>
      <text:p text:style-name="P2">import java.util.Optional;</text:p>
      <text:p text:style-name="P2"/>
      <text:p text:style-name="P2">import org.springframework.beans.factory.annotation.Autowired;</text:p>
      <text:p text:style-name="P2">import org.springframework.stereotype.Service;</text:p>
      <text:p text:style-name="P2"/>
      <text:p text:style-name="P2">import com.spo.model.Category;</text:p>
      <text:p text:style-name="P2">import com.spo.repository.CategoryRepository;</text:p>
      <text:p text:style-name="P2"/>
      <text:p text:style-name="P2"/>
      <text:p text:style-name="P2">@Service</text:p>
      <text:p text:style-name="P2">public class CategoryService {</text:p>
      <text:p text:style-name="P2"><text:tab/>@Autowired</text:p>
      <text:p text:style-name="P2"><text:tab/>CategoryRepository categoryRepository;</text:p>
      <text:p text:style-name="P2"/>
      <text:p text:style-name="P2"><text:tab/>public List&lt;Category&gt; getAllCategory(){</text:p>
      <text:p text:style-name="P2"><text:tab/><text:tab/>return categoryRepository.findAll();</text:p>
      <text:p text:style-name="P2"><text:tab/>}</text:p>
      <text:p text:style-name="P2"><text:tab/></text:p>
      <text:p text:style-name="P2"><text:tab/>public void addCategory(Category category) {</text:p>
      <text:p text:style-name="P2"><text:tab/><text:tab/>categoryRepository.save(category);</text:p>
      <text:p text:style-name="P2"><text:tab/>}</text:p>
      <text:p text:style-name="P2"><text:tab/></text:p>
      <text:p text:style-name="P2"><text:tab/>public void removeCategoryById(int id) {</text:p>
      <text:p text:style-name="P2"><text:tab/><text:tab/> <text:s text:c="2"/>categoryRepository.deleteById(id);<text:tab/></text:p>
      <text:p text:style-name="P2"><text:tab/><text:tab/>}</text:p>
      <text:p text:style-name="P2"/>
      <text:p text:style-name="P2"><text:tab/><text:tab/>public Optional getCategoryById(int id) {</text:p>
      <text:p text:style-name="P2"><text:tab/><text:tab/><text:tab/> return <text:s/>categoryRepository.findById(id);<text:tab/></text:p>
      <text:p text:style-name="P2"><text:tab/><text:tab/><text:tab/>}</text:p>
      <text:p text:style-name="P2">}</text:p>
      <text:p text:style-name="P2"/>
      <text:p text:style-name="P2"/>
      <text:p text:style-name="P2"><text:soft-page-break/>package com.spo.service;</text:p>
      <text:p text:style-name="P2"/>
      <text:p text:style-name="P2">import java.util.Optional;</text:p>
      <text:p text:style-name="P2"/>
      <text:p text:style-name="P2">import org.springframework.beans.factory.annotation.Autowired;</text:p>
      <text:p text:style-name="P2">import org.springframework.security.core.userdetails.UserDetails;</text:p>
      <text:p text:style-name="P2">import org.springframework.security.core.userdetails.UserDetailsService;</text:p>
      <text:p text:style-name="P2">import org.springframework.security.core.userdetails.UsernameNotFoundException;</text:p>
      <text:p text:style-name="P2">import org.springframework.stereotype.Service;</text:p>
      <text:p text:style-name="P2"/>
      <text:p text:style-name="P2">import com.spo.model.CustomUserDetail;</text:p>
      <text:p text:style-name="P2">import com.spo.model.User;</text:p>
      <text:p text:style-name="P2">import com.spo.repository.UserRepository;</text:p>
      <text:p text:style-name="P2"/>
      <text:p text:style-name="P2">@Service</text:p>
      <text:p text:style-name="P2">public class CustomUserDetailService implements <text:s/>UserDetailsService {</text:p>
      <text:p text:style-name="P2"/>
      <text:p text:style-name="P2"><text:tab/>@Autowired </text:p>
      <text:p text:style-name="P2"><text:tab/>UserRepository userRepository;</text:p>
      <text:p text:style-name="P2"><text:tab/>@Override</text:p>
      <text:p text:style-name="P2"><text:tab/>public UserDetails loadUserByUsername(String username) throws UsernameNotFoundException {</text:p>
      <text:p text:style-name="P2"><text:tab/><text:tab/>// TODO Auto-generated method stub</text:p>
      <text:p text:style-name="P2"><text:tab/><text:tab/>Optional&lt;User&gt; user= userRepository.findUserByEmail(username);</text:p>
      <text:p text:style-name="P2"><text:tab/><text:tab/>user.orElseThrow(()-&gt; new UsernameNotFoundException("User not found"));</text:p>
      <text:p text:style-name="P2"><text:tab/><text:tab/>return user.map(CustomUserDetail::new ).get();</text:p>
      <text:p text:style-name="P2"><text:tab/>}</text:p>
      <text:p text:style-name="P2"/>
      <text:p text:style-name="P2">}</text:p>
      <text:p text:style-name="P2"/>
      <text:p text:style-name="P2">package com.spo.service;</text:p>
      <text:p text:style-name="P2"/>
      <text:p text:style-name="P2">import java.util.List;</text:p>
      <text:p text:style-name="P2">import java.util.Optional;</text:p>
      <text:p text:style-name="P2"/>
      <text:p text:style-name="P2">import org.springframework.beans.factory.annotation.Autowired;</text:p>
      <text:p text:style-name="P2">import org.springframework.stereotype.Service;</text:p>
      <text:p text:style-name="P2"/>
      <text:p text:style-name="P2">import com.spo.model.Footwear;</text:p>
      <text:p text:style-name="P2">import com.spo.repository.FootwearRepository;</text:p>
      <text:p text:style-name="P2"/>
      <text:p text:style-name="P2">@Service</text:p>
      <text:p text:style-name="P2">public class FootwearService <text:s/>{</text:p>
      <text:p text:style-name="P2"><text:tab/>@Autowired</text:p>
      <text:p text:style-name="P2"><text:tab/>FootwearRepository footwearRepository;</text:p>
      <text:p text:style-name="P2"><text:tab/></text:p>
      <text:p text:style-name="P2"><text:tab/>public List&lt;Footwear&gt; getAllFootwear(){</text:p>
      <text:p text:style-name="P2"><text:tab/><text:tab/>return footwearRepository.findAll();</text:p>
      <text:p text:style-name="P2"><text:tab/>}</text:p>
      <text:p text:style-name="P2"><text:soft-page-break/><text:tab/></text:p>
      <text:p text:style-name="P2"><text:tab/>public void addFootwear(Footwear footwear) {</text:p>
      <text:p text:style-name="P2"><text:tab/><text:tab/>footwearRepository.save(footwear);</text:p>
      <text:p text:style-name="P2"><text:tab/>}</text:p>
      <text:p text:style-name="P2"><text:tab/></text:p>
      <text:p text:style-name="P2"><text:tab/>public void removeFootwearById(Long id) {</text:p>
      <text:p text:style-name="P2"><text:tab/><text:tab/>footwearRepository.deleteById(id);</text:p>
      <text:p text:style-name="P2"><text:tab/>}</text:p>
      <text:p text:style-name="P2"><text:tab/><text:tab/></text:p>
      <text:p text:style-name="P2"><text:tab/>public Optional&lt;Footwear&gt; getFootwearById(Long id){</text:p>
      <text:p text:style-name="P2"><text:tab/><text:tab/>return footwearRepository.findById(id);</text:p>
      <text:p text:style-name="P2"><text:tab/>}</text:p>
      <text:p text:style-name="P2"><text:tab/><text:tab/></text:p>
      <text:p text:style-name="P2"><text:tab/>public List&lt;Footwear&gt;getAllFootwearByCategoryId(int id){</text:p>
      <text:p text:style-name="P2"><text:tab/><text:tab/></text:p>
      <text:p text:style-name="P2"><text:tab/><text:tab/>return footwearRepository.findAllByCategory_Id(id);</text:p>
      <text:p text:style-name="P2"><text:tab/><text:tab/></text:p>
      <text:p text:style-name="P2"><text:tab/></text:p>
      <text:p text:style-name="P2"><text:tab/>}</text:p>
      <text:p text:style-name="P2">}</text:p>
      <text:p text:style-name="P2"/>
      <text:p text:style-name="P2"/>
      <text:p text:style-name="P2"/>
      <text:p text:style-name="P2"/>
      <text:p text:style-name="P2"/>
      <text:p text:style-name="P3">HTML FILES</text:p>
      <text:p text:style-name="P3"/>
      <text:p text:style-name="P3"/>
      <text:p text:style-name="P5">&lt;!doctype html&gt;</text:p>
      <text:p text:style-name="P5">&lt;html lang="en" xmlns:th="http://www.thymeleaf.org"&gt;</text:p>
      <text:p text:style-name="P5">&lt;head&gt;</text:p>
      <text:p text:style-name="P5"><text:s text:c="4"/>&lt;meta charset="UTF-8"&gt;</text:p>
      <text:p text:style-name="P5"><text:s text:c="4"/>&lt;meta name="viewport"</text:p>
      <text:p text:style-name="P5"><text:s text:c="10"/>content="width=device-width, user-scalable=no, initial-scale=1.0, maximum-scale=1.0, minimum-scale=1.0"&gt;</text:p>
      <text:p text:style-name="P5"><text:s text:c="4"/>&lt;meta http-equiv="X-UA-Compatible" content="ie=edge"&gt;</text:p>
      <text:p text:style-name="P5"><text:s text:c="4"/>&lt;link rel="stylesheet" href="https://stackpath.bootstrapcdn.com/bootstrap/4.4.1/css/bootstrap.min.css"</text:p>
      <text:p text:style-name="P5"><text:s text:c="10"/>integrity="sha384-Vkoo8x4CGsO3+Hhxv8T/Q5PaXtkKtu6ug5TOeNV6gBiFeWPGFN9MuhOf23Q9Ifjh" crossorigin="anonymous"&gt;</text:p>
      <text:p text:style-name="P5"><text:s text:c="4"/>&lt;link rel="stylesheet" href="https://use.fontawesome.com/releases/v5.7.0/css/all.css"</text:p>
      <text:p text:style-name="P5"><text:s text:c="10"/>integrity="sha384-lZN37f5QGtY3VHgisS14W3ExzMWZxybE1SJSEsQp9S+oqd12jhcu+A56Ebc1zFSJ" crossorigin="anonymous"&gt;</text:p>
      <text:p text:style-name="P5"><text:s text:c="4"/>&lt;title&gt;Sporty Shoes&lt;/title&gt;</text:p>
      <text:p text:style-name="P5">&lt;/head&gt;</text:p>
      <text:p text:style-name="P5">&lt;body&gt;</text:p>
      <text:p text:style-name="P5"><text:soft-page-break/>&lt;nav class="navbar navbar-expand-lg navbar-light bg-light" &gt;</text:p>
      <text:p text:style-name="P5"><text:s text:c="4"/>&lt;div class="container-fluid"&gt;</text:p>
      <text:p text:style-name="P5"><text:s text:c="8"/>&lt;a class="navbar-brand" href="#"&gt;</text:p>
      <text:p text:style-name="P5"><text:s text:c="12"/>&lt;img th:src="@{/images/logo.png/Sportyshoes logo.png}" <text:s/>src="../static/images/logo.png/Sportyshoes logo.png" width="auto" height="40" class="d-inline-block align-top" alt=""/&gt;</text:p>
      <text:p text:style-name="P5"><text:s text:c="8"/>&lt;/a&gt;</text:p>
      <text:p text:style-name="P5"><text:s text:c="8"/>&lt;button class="navbar-toggler" type="button" data-toggle="collapse" data-target="#navbarSupportedContent" aria-controls="navbarSupportedContent" aria-expanded="false" aria-label="Toggle navigation"&gt;</text:p>
      <text:p text:style-name="P5"><text:s text:c="12"/>&lt;span class="navbar-toggler-icon"&gt;&lt;/span&gt;</text:p>
      <text:p text:style-name="P5"><text:s text:c="8"/>&lt;/button&gt;</text:p>
      <text:p text:style-name="P5"/>
      <text:p text:style-name="P5"><text:s text:c="8"/>&lt;div class="collapse navbar-collapse" id="navbarSupportedContent"&gt;</text:p>
      <text:p text:style-name="P5"><text:s text:c="12"/>&lt;ul class="navbar-nav mr-auto"&gt;&lt;/ul&gt;</text:p>
      <text:p text:style-name="P5"><text:s text:c="12"/>&lt;ul class="navbar-nav"&gt;</text:p>
      <text:p text:style-name="P5"><text:s text:c="16"/>&lt;li class="nav-item active"&gt;</text:p>
      <text:p text:style-name="P5"><text:s text:c="20"/>&lt;a class="nav-link" th:href="@{/admin}" href="#"&gt;admin-home&lt;/a&gt;</text:p>
      <text:p text:style-name="P5"><text:s text:c="16"/>&lt;/li&gt;</text:p>
      <text:p text:style-name="P5"><text:s text:c="16"/>&lt;li class="nav-item active"&gt;</text:p>
      <text:p text:style-name="P5"><text:s text:c="20"/>&lt;a class="nav-link" th:href="@{/logout}" href="#"&gt;logout&lt;/a&gt;</text:p>
      <text:p text:style-name="P5"><text:s text:c="16"/>&lt;/li&gt;</text:p>
      <text:p text:style-name="P5"/>
      <text:p text:style-name="P5"><text:s text:c="12"/>&lt;/ul&gt;</text:p>
      <text:p text:style-name="P5"/>
      <text:p text:style-name="P5"><text:s text:c="8"/>&lt;/div&gt;</text:p>
      <text:p text:style-name="P5"><text:s text:c="4"/>&lt;/div&gt;</text:p>
      <text:p text:style-name="P5">&lt;/nav&gt;</text:p>
      <text:p text:style-name="P5">&lt;div class="jumbotron text-center"&gt;</text:p>
      <text:p text:style-name="P5"><text:s text:c="4"/>&lt;h1 class="display-4"&gt;Welcome back, SportyShoes Admin&lt;/h1&gt;</text:p>
      <text:p text:style-name="P5"><text:s text:c="4"/>&lt;p&gt;Easily manage your data from this admin &lt;mark&gt;CMS&lt;/mark&gt;&lt;/p&gt;</text:p>
      <text:p text:style-name="P5">&lt;/div&gt;</text:p>
      <text:p text:style-name="P5">&lt;div class="container-fluid"&gt;</text:p>
      <text:p text:style-name="P5"><text:s text:c="4"/>&lt;div class="row"&gt;</text:p>
      <text:p text:style-name="P5"><text:s text:c="8"/>&lt;div class="col-sm-3 pt-3" &gt;</text:p>
      <text:p text:style-name="P5"><text:s text:c="12"/>&lt;div class="card" style="background-color:white;"&gt;</text:p>
      <text:p text:style-name="P5"><text:s text:c="16"/>&lt;div class="card-body"&gt;</text:p>
      <text:p text:style-name="P5"><text:s text:c="20"/>&lt;h4 class="card-title"&gt;Categories&lt;/h4&gt;</text:p>
      <text:p text:style-name="P5"><text:s text:c="20"/>&lt;p class="card-text"&gt;Manage the categories section here.&lt;/p&gt;</text:p>
      <text:p text:style-name="P5"><text:s text:c="20"/>&lt;a href="#" th:href="@{/admin/categories}" class="card-link btn btn-primary"&gt;Manage&lt;/a&gt;</text:p>
      <text:p text:style-name="P5"/>
      <text:p text:style-name="P5"><text:s text:c="16"/>&lt;/div&gt;</text:p>
      <text:p text:style-name="P5"><text:s text:c="12"/>&lt;/div&gt;</text:p>
      <text:p text:style-name="P5"><text:s text:c="8"/>&lt;/div&gt;</text:p>
      <text:p text:style-name="P5"><text:s text:c="8"/>&lt;div class="col-sm-3 pt-3" &gt;</text:p>
      <text:p text:style-name="P5"><text:s text:c="12"/>&lt;div class="card" style="background-color:white;"&gt;</text:p>
      <text:p text:style-name="P5"><text:s text:c="16"/>&lt;div class="card-body"&gt;</text:p>
      <text:p text:style-name="P5"><text:s text:c="20"/>&lt;h4 class="card-title"&gt;Footwear&lt;/h4&gt;</text:p>
      <text:p text:style-name="P5"><text:soft-page-break/><text:s text:c="20"/>&lt;p class="card-text"&gt;Manage all the footwear here.&lt;/p&gt;</text:p>
      <text:p text:style-name="P5"><text:s text:c="20"/>&lt;a href="#" th:href="@{/admin/footwear}" class="card-link btn btn-primary"&gt;Manage&lt;/a&gt;</text:p>
      <text:p text:style-name="P5"/>
      <text:p text:style-name="P5"><text:s text:c="16"/>&lt;/div&gt;</text:p>
      <text:p text:style-name="P5"><text:s text:c="12"/>&lt;/div&gt;</text:p>
      <text:p text:style-name="P5"><text:s text:c="8"/>&lt;/div&gt;</text:p>
      <text:p text:style-name="P5"/>
      <text:p text:style-name="P5"><text:s text:c="4"/>&lt;/div&gt;</text:p>
      <text:p text:style-name="P5">&lt;/div&gt;</text:p>
      <text:p text:style-name="P5"/>
      <text:p text:style-name="P5"/>
      <text:p text:style-name="P5"/>
      <text:p text:style-name="P5">&lt;script src="https://code.jquery.com/jquery-3.4.1.slim.min.js" integrity="sha384-J6qa4849blE2+poT4WnyKhv5vZF5SrPo0iEjwBvKU7imGFAV0wwj1yYfoRSJoZ+n" crossorigin="anonymous"&gt;&lt;/script&gt;</text:p>
      <text:p text:style-name="P5">&lt;script src="https://cdn.jsdelivr.net/npm/popper.js@1.16.0/dist/umd/popper.min.js" integrity="sha384-Q6E9RHvbIyZFJoft+2mJbHaEWldlvI9IOYy5n3zV9zzTtmI3UksdQRVvoxMfooAo" crossorigin="anonymous"&gt;&lt;/script&gt;</text:p>
      <text:p text:style-name="P5">&lt;script src="https://stackpath.bootstrapcdn.com/bootstrap/4.4.1/js/bootstrap.min.js" integrity="sha384-wfSDF2E50Y2D1uUdj0O3uMBJnjuUD4Ih7YwaYd1iqfktj0Uod8GCExl3Og8ifwB6" crossorigin="anonymous"&gt;&lt;/script&gt;</text:p>
      <text:p text:style-name="P5">&lt;/body&gt;</text:p>
      <text:p text:style-name="P5">&lt;/html&gt;</text:p>
      <text:p text:style-name="P5"/>
      <text:p text:style-name="P5"/>
      <text:p text:style-name="P5">&lt;!doctype html&gt;</text:p>
      <text:p text:style-name="P5">&lt;html lang="en" xmlns:th="http://www.thymeleaf.org"</text:p>
      <text:p text:style-name="P5"><text:s text:c="6"/>xmlns:sec="http://www.thymeleaf.org/thymeleaf-extras-springsecurity3"&gt;</text:p>
      <text:p text:style-name="P5">&lt;head&gt;</text:p>
      <text:p text:style-name="P5"><text:s text:c="4"/>&lt;meta charset="UTF-8"&gt;</text:p>
      <text:p text:style-name="P5"><text:s text:c="4"/>&lt;meta name="viewport"</text:p>
      <text:p text:style-name="P5"><text:s text:c="10"/>content="width=device-width, user-scalable=no, initial-scale=1.0, maximum-scale=1.0, minimum-scale=1.0"&gt;</text:p>
      <text:p text:style-name="P5"><text:s text:c="4"/>&lt;meta http-equiv="X-UA-Compatible" content="ie=edge"&gt;</text:p>
      <text:p text:style-name="P5"><text:s text:c="4"/>&lt;link rel="stylesheet" href="https://stackpath.bootstrapcdn.com/bootstrap/4.4.1/css/bootstrap.min.css"</text:p>
      <text:p text:style-name="P5"><text:s text:c="10"/>integrity="sha384-Vkoo8x4CGsO3+Hhxv8T/Q5PaXtkKtu6ug5TOeNV6gBiFeWPGFN9MuhOf23Q9Ifjh" crossorigin="anonymous"&gt;</text:p>
      <text:p text:style-name="P5"><text:s text:c="4"/>&lt;link rel="stylesheet" href="https://use.fontawesome.com/releases/v5.11.2/css/all.css"&gt;</text:p>
      <text:p text:style-name="P5"/>
      <text:p text:style-name="P5"><text:s text:c="4"/>&lt;title&gt;Document&lt;/title&gt;</text:p>
      <text:p text:style-name="P5">&lt;/head&gt;</text:p>
      <text:p text:style-name="P5">&lt;body&gt;</text:p>
      <text:p text:style-name="P5"/>
      <text:p text:style-name="P5"/>
      <text:p text:style-name="P5">&lt;nav class="navbar navbar-expand-lg navbar-light bg-light" &gt;</text:p>
      <text:p text:style-name="P5"><text:s text:c="4"/>&lt;div class="container-fluid"&gt;</text:p>
      <text:p text:style-name="P5"><text:soft-page-break/><text:s text:c="8"/>&lt;a class="navbar-brand" href="#"&gt;</text:p>
      <text:p text:style-name="P5"><text:s text:c="12"/>&lt;img th:src="@{/images/logo.png/Sportyshoes logo.png}" <text:s/>src="../static/images/logo.png" width="auto" height="40" class="d-inline-block align-top" alt=""/&gt;</text:p>
      <text:p text:style-name="P5"><text:s text:c="8"/>&lt;/a&gt;</text:p>
      <text:p text:style-name="P5"><text:s text:c="8"/>&lt;button class="navbar-toggler" type="button" data-toggle="collapse" data-target="#navbarSupportedContent" aria-controls="navbarSupportedContent" aria-expanded="false" aria-label="Toggle navigation"&gt;</text:p>
      <text:p text:style-name="P5"><text:s text:c="12"/>&lt;span class="navbar-toggler-icon"&gt;&lt;/span&gt;</text:p>
      <text:p text:style-name="P5"><text:s text:c="8"/>&lt;/button&gt;</text:p>
      <text:p text:style-name="P5"/>
      <text:p text:style-name="P5"><text:s text:c="8"/>&lt;div class="collapse navbar-collapse" id="navbarSupportedContent"&gt;</text:p>
      <text:p text:style-name="P5"><text:s text:c="12"/>&lt;ul class="navbar-nav mr-auto"&gt;&lt;/ul&gt;</text:p>
      <text:p text:style-name="P5"><text:s text:c="12"/>&lt;ul class="navbar-nav"&gt;</text:p>
      <text:p text:style-name="P5"><text:s text:c="16"/>&lt;li class="nav-item active"&gt;</text:p>
      <text:p text:style-name="P5"><text:s text:c="20"/>&lt;a class="nav-link" th:href="@{/}" href="#"&gt;home&lt;/a&gt;</text:p>
      <text:p text:style-name="P5"><text:s text:c="16"/>&lt;/li&gt;</text:p>
      <text:p text:style-name="P5"><text:s text:c="16"/>&lt;li class="nav-item active"&gt;</text:p>
      <text:p text:style-name="P5"><text:s text:c="20"/>&lt;a class="nav-link" th:href="@{/shop}" href="#"&gt;shop&lt;/a&gt;</text:p>
      <text:p text:style-name="P5"><text:s text:c="16"/>&lt;/li&gt;</text:p>
      <text:p text:style-name="P5"><text:s text:c="16"/>&lt;li class="nav-item active"&gt;</text:p>
      <text:p text:style-name="P5"><text:s text:c="20"/>&lt;a class="nav-link" sec:authorize="isAnonymous()" th:href="@{/login}" href="#"&gt;login&lt;/a&gt;</text:p>
      <text:p text:style-name="P5"><text:s text:c="16"/>&lt;/li&gt;</text:p>
      <text:p text:style-name="P5"><text:s text:c="16"/>&lt;li class="nav-item active"&gt;</text:p>
      <text:p text:style-name="P5"><text:s text:c="20"/>&lt;a class="nav-link" sec:authorize="isAuthenticated()" th:href="@{/logout}" href="#"&gt;logout&lt;/a&gt;</text:p>
      <text:p text:style-name="P5"><text:s text:c="16"/>&lt;/li&gt;</text:p>
      <text:p text:style-name="P5"><text:s text:c="16"/>&lt;li class="nav-item active"&gt;</text:p>
      <text:p text:style-name="P5"><text:s text:c="20"/>&lt;a class="nav-link" th:href="@{/cart}" href="#"&gt;cart&lt;/a&gt;</text:p>
      <text:p text:style-name="P5"><text:s text:c="16"/>&lt;/li&gt;</text:p>
      <text:p text:style-name="P5"><text:s text:c="16"/>&lt;li class="nav-item active"&gt;</text:p>
      <text:p text:style-name="P5"><text:s text:c="20"/>&lt;span class="nav-link" th:text="${cartCount}"&gt;0&lt;/span&gt;</text:p>
      <text:p text:style-name="P5"><text:s text:c="16"/>&lt;/li&gt;</text:p>
      <text:p text:style-name="P5"><text:s text:c="12"/>&lt;/ul&gt;</text:p>
      <text:p text:style-name="P5"/>
      <text:p text:style-name="P5"><text:s text:c="8"/>&lt;/div&gt;</text:p>
      <text:p text:style-name="P5"><text:s text:c="4"/>&lt;/div&gt;</text:p>
      <text:p text:style-name="P5">&lt;/nav&gt;</text:p>
      <text:p text:style-name="P5">&lt;main&gt;</text:p>
      <text:p text:style-name="P5"><text:s text:c="4"/>&lt;div class="container"&gt;</text:p>
      <text:p text:style-name="P5"/>
      <text:p text:style-name="P5"><text:s text:c="8"/>&lt;!--Section: Block Content--&gt;</text:p>
      <text:p text:style-name="P5"><text:s text:c="8"/>&lt;section class="mt-5 mb-4"&gt;</text:p>
      <text:p text:style-name="P5"/>
      <text:p text:style-name="P5"><text:s text:c="12"/>&lt;!--Grid row--&gt;</text:p>
      <text:p text:style-name="P5"><text:s text:c="12"/>&lt;div class="row"&gt;</text:p>
      <text:p text:style-name="P5"/>
      <text:p text:style-name="P5"><text:s text:c="16"/>&lt;!--Grid column--&gt;</text:p>
      <text:p text:style-name="P5"><text:s text:c="16"/>&lt;div class="col-lg-8"&gt;</text:p>
      <text:p text:style-name="P5"><text:soft-page-break/></text:p>
      <text:p text:style-name="P5"><text:s text:c="20"/>&lt;!-- Card --&gt;</text:p>
      <text:p text:style-name="P5"><text:s text:c="20"/>&lt;div class="card wish-list mb-4"&gt;</text:p>
      <text:p text:style-name="P5"><text:s text:c="24"/>&lt;div class="card-body"&gt;</text:p>
      <text:p text:style-name="P5"/>
      <text:p text:style-name="P5"><text:s text:c="28"/>&lt;h5 class="mb-4"&gt;Cart (&lt;span th:text="${cartCount}"&gt;2&lt;/span&gt; items)&lt;/h5&gt;</text:p>
      <text:p text:style-name="P5"/>
      <text:p text:style-name="P5"><text:s text:c="28"/>&lt;div class="row mb-4" th:each="item, iStat : ${cart}"&gt;</text:p>
      <text:p text:style-name="P5"><text:s text:c="32"/>&lt;div class="col-md-5 col-lg-3 col-xl-3"&gt;</text:p>
      <text:p text:style-name="P5"><text:s text:c="36"/>&lt;div class="mb-3 mb-md-0"&gt;</text:p>
      <text:p text:style-name="P5"><text:s text:c="40"/>&lt;img class="img-fluid w-100"</text:p>
      <text:p text:style-name="P5"><text:s text:c="45"/>th:src="@{${'/footwearImages/' + item.imageName}}"</text:p>
      <text:p text:style-name="P5"><text:s text:c="45"/>src="https://mdbootstrap.com/img/Photos/Horizontal/E-commerce/Vertical/12a.jpg" alt="Sample"&gt;</text:p>
      <text:p text:style-name="P5"/>
      <text:p text:style-name="P5"><text:s text:c="36"/>&lt;/div&gt;</text:p>
      <text:p text:style-name="P5"><text:s text:c="32"/>&lt;/div&gt;</text:p>
      <text:p text:style-name="P5"><text:s text:c="32"/>&lt;div class="col-md-7 col-lg-9 col-xl-9"&gt;</text:p>
      <text:p text:style-name="P5"><text:s text:c="36"/>&lt;div&gt;</text:p>
      <text:p text:style-name="P5"><text:s text:c="40"/>&lt;div class="d-flex justify-content-between"&gt;</text:p>
      <text:p text:style-name="P5"><text:s text:c="44"/>&lt;div&gt;</text:p>
      <text:p text:style-name="P5"><text:s text:c="48"/>&lt;h5 th:text="${item.name}"&gt;&lt;/h5&gt;</text:p>
      <text:p text:style-name="P5"><text:s text:c="48"/>&lt;p class="mb-3 text-uppercase small"&gt;Size: &lt;span th:text="${item.size}"&gt;&lt;/span&gt; &lt;/p&gt;</text:p>
      <text:p text:style-name="P5">&lt;!-- <text:s text:c="47"/>&lt;p class="mb-2 text-uppercase small"&gt;Category: &lt;span th:text="${item.category.name}"&gt;&lt;/span&gt;&lt;/p&gt;--&gt;</text:p>
      <text:p text:style-name="P5"/>
      <text:p text:style-name="P5"><text:s text:c="44"/>&lt;/div&gt;</text:p>
      <text:p text:style-name="P5"/>
      <text:p text:style-name="P5"><text:s text:c="40"/>&lt;/div&gt;</text:p>
      <text:p text:style-name="P5"><text:s text:c="40"/>&lt;div class="mt-5 d-flex justify-content-between align-items-center"&gt;</text:p>
      <text:p text:style-name="P5"><text:s text:c="44"/>&lt;div&gt;</text:p>
      <text:p text:style-name="P5"><text:s text:c="48"/>&lt;a href="#!" th:href="@{/cart/removeItem/{index}(index=${iStat.index})}" <text:s/>type="button" class="card-link-secondary small text-uppercase mr-3"&gt;&lt;i</text:p>
      <text:p text:style-name="P5"><text:s text:c="56"/>class="fas fa-trash-alt mr-1"&gt;&lt;/i&gt; Remove item &lt;/a&gt;</text:p>
      <text:p text:style-name="P5"/>
      <text:p text:style-name="P5"><text:s text:c="44"/>&lt;/div&gt;</text:p>
      <text:p text:style-name="P5"><text:s text:c="44"/>&lt;p class="mb-0"&gt;&lt;span&gt;&lt;strong&gt;₹&lt;span th:text="${item.price}"&gt;&lt;/span&gt;&lt;/strong&gt;&lt;/span&gt;&lt;/p&gt;</text:p>
      <text:p text:style-name="P5"><text:s text:c="40"/>&lt;/div&gt;</text:p>
      <text:p text:style-name="P5"><text:s text:c="36"/>&lt;/div&gt;</text:p>
      <text:p text:style-name="P5"><text:s text:c="32"/>&lt;/div&gt;</text:p>
      <text:p text:style-name="P5"><text:s text:c="28"/>&lt;/div&gt;</text:p>
      <text:p text:style-name="P5"><text:s text:c="28"/>&lt;hr class="mb-4"&gt;</text:p>
      <text:p text:style-name="P5"/>
      <text:p text:style-name="P5"><text:s text:c="28"/>&lt;p class="text-primary mb-0"&gt;&lt;i class="fas fa-info-circle mr-1"&gt;&lt;/i&gt; Do not delay the purchase, adding</text:p>
      <text:p text:style-name="P5"><text:s text:c="32"/>items to your cart does not mean booking them.&lt;/p&gt;</text:p>
      <text:p text:style-name="P5"/>
      <text:p text:style-name="P5"><text:soft-page-break/><text:s text:c="24"/>&lt;/div&gt;</text:p>
      <text:p text:style-name="P5"><text:s text:c="20"/>&lt;/div&gt;</text:p>
      <text:p text:style-name="P5"/>
      <text:p text:style-name="P5"/>
      <text:p text:style-name="P5"/>
      <text:p text:style-name="P5"/>
      <text:p text:style-name="P5"><text:s text:c="16"/>&lt;/div&gt;</text:p>
      <text:p text:style-name="P5"><text:s text:c="16"/>&lt;!--Grid column--&gt;</text:p>
      <text:p text:style-name="P5"/>
      <text:p text:style-name="P5"><text:s text:c="16"/>&lt;!--Grid column--&gt;</text:p>
      <text:p text:style-name="P5"><text:s text:c="16"/>&lt;div class="col-lg-4"&gt;</text:p>
      <text:p text:style-name="P5"/>
      <text:p text:style-name="P5"><text:s text:c="20"/>&lt;!-- Card --&gt;</text:p>
      <text:p text:style-name="P5"><text:s text:c="20"/>&lt;div class="card mb-4"&gt;</text:p>
      <text:p text:style-name="P5"><text:s text:c="24"/>&lt;div class="card-body"&gt;</text:p>
      <text:p text:style-name="P5"/>
      <text:p text:style-name="P5"><text:s text:c="28"/>&lt;h5 class="mb-3"&gt;The total amount &lt;/h5&gt;</text:p>
      <text:p text:style-name="P5"/>
      <text:p text:style-name="P5"><text:s text:c="28"/>&lt;ul class="list-group list-group-flush"&gt;</text:p>
      <text:p text:style-name="P5"><text:s text:c="32"/>&lt;li class="list-group-item d-flex justify-content-between align-items-center border-0 px-0 pb-0"&gt;</text:p>
      <text:p text:style-name="P5"><text:s text:c="36"/>Amount Payable</text:p>
      <text:p text:style-name="P5"><text:s text:c="36"/>&lt;span&gt;₹&lt;span th:text="${total}"&gt;&lt;/span&gt;&lt;/span&gt;</text:p>
      <text:p text:style-name="P5"><text:s text:c="32"/>&lt;/li&gt;</text:p>
      <text:p text:style-name="P5"><text:s text:c="32"/>&lt;li class="list-group-item d-flex justify-content-between align-items-center px-0"&gt;</text:p>
      <text:p text:style-name="P5"><text:s text:c="36"/>Shipping</text:p>
      <text:p text:style-name="P5"><text:s text:c="36"/>&lt;span&gt;Gratis&lt;/span&gt;</text:p>
      <text:p text:style-name="P5"><text:s text:c="32"/>&lt;/li&gt;</text:p>
      <text:p text:style-name="P5"><text:s text:c="32"/>&lt;li class="list-group-item d-flex justify-content-between align-items-center border-0 px-0 mb-3"&gt;</text:p>
      <text:p text:style-name="P5"><text:s text:c="36"/>&lt;div&gt;</text:p>
      <text:p text:style-name="P5"><text:s text:c="40"/>&lt;strong&gt;The total amount of&lt;/strong&gt;</text:p>
      <text:p text:style-name="P5"><text:s text:c="40"/>&lt;strong&gt;</text:p>
      <text:p text:style-name="P5"><text:s text:c="44"/>&lt;p class="mb-0"&gt;(including VAT)&lt;/p&gt;</text:p>
      <text:p text:style-name="P5"><text:s text:c="40"/>&lt;/strong&gt;</text:p>
      <text:p text:style-name="P5"><text:s text:c="36"/>&lt;/div&gt;</text:p>
      <text:p text:style-name="P5"><text:s text:c="36"/>&lt;span&gt;&lt;strong&gt;₹&lt;span th:text="${total}"&gt;&lt;/span&gt;&lt;/strong&gt;&lt;/span&gt;</text:p>
      <text:p text:style-name="P5"><text:s text:c="32"/>&lt;/li&gt;</text:p>
      <text:p text:style-name="P5"><text:s text:c="28"/>&lt;/ul&gt;</text:p>
      <text:p text:style-name="P5"/>
      <text:p text:style-name="P5"><text:s text:c="28"/>&lt;a th:href="@{/checkout}" h class="btn btn-primary btn-block waves-effect waves-light"&gt;go to</text:p>
      <text:p text:style-name="P5"><text:s text:c="32"/>checkout&lt;/a&gt;</text:p>
      <text:p text:style-name="P5"/>
      <text:p text:style-name="P5"><text:s text:c="24"/>&lt;/div&gt;</text:p>
      <text:p text:style-name="P5"><text:s text:c="20"/>&lt;/div&gt;</text:p>
      <text:p text:style-name="P5"><text:s text:c="20"/>&lt;!-- Card --&gt;</text:p>
      <text:p text:style-name="P5"/>
      <text:p text:style-name="P5"><text:s text:c="20"/>&lt;!-- Card --&gt;</text:p>
      <text:p text:style-name="P5"><text:soft-page-break/><text:s text:c="20"/>&lt;div class="card mb-4"&gt;</text:p>
      <text:p text:style-name="P5"><text:s text:c="24"/>&lt;div class="card-body"&gt;</text:p>
      <text:p text:style-name="P5"/>
      <text:p text:style-name="P5"><text:s text:c="28"/>&lt;a class="dark-grey-text d-flex justify-content-between" data-toggle="collapse" href="#collapseExample"</text:p>
      <text:p text:style-name="P5"><text:s text:c="31"/>aria-expanded="false" aria-controls="collapseExample"&gt;</text:p>
      <text:p text:style-name="P5"><text:s text:c="32"/>Add a discount code (optional)</text:p>
      <text:p text:style-name="P5"><text:s text:c="32"/>&lt;span&gt;&lt;i class="fas fa-chevron-down pt-1"&gt;&lt;/i&gt;&lt;/span&gt;</text:p>
      <text:p text:style-name="P5"><text:s text:c="28"/>&lt;/a&gt;</text:p>
      <text:p text:style-name="P5"/>
      <text:p text:style-name="P5"><text:s text:c="28"/>&lt;div class="collapse" id="collapseExample"&gt;</text:p>
      <text:p text:style-name="P5"><text:s text:c="32"/>&lt;div class="mt-3"&gt;</text:p>
      <text:p text:style-name="P5"><text:s text:c="36"/>&lt;div class="md-form md-outline mb-0"&gt;</text:p>
      <text:p text:style-name="P5"><text:s text:c="40"/>&lt;input type="text" id="discount-code" class="form-control font-weight-light"</text:p>
      <text:p text:style-name="P5"><text:s text:c="47"/>placeholder="Enter discount code"&gt;</text:p>
      <text:p text:style-name="P5"><text:s text:c="36"/>&lt;/div&gt;</text:p>
      <text:p text:style-name="P5"><text:s text:c="32"/>&lt;/div&gt;</text:p>
      <text:p text:style-name="P5"><text:s text:c="28"/>&lt;/div&gt;</text:p>
      <text:p text:style-name="P5"><text:s text:c="24"/>&lt;/div&gt;</text:p>
      <text:p text:style-name="P5"><text:s text:c="20"/>&lt;/div&gt;</text:p>
      <text:p text:style-name="P5"><text:s text:c="20"/>&lt;!-- Card --&gt;</text:p>
      <text:p text:style-name="P5"/>
      <text:p text:style-name="P5"><text:s text:c="16"/>&lt;/div&gt;</text:p>
      <text:p text:style-name="P5"><text:s text:c="16"/>&lt;!--Grid column--&gt;</text:p>
      <text:p text:style-name="P5"/>
      <text:p text:style-name="P5"><text:s text:c="12"/>&lt;/div&gt;</text:p>
      <text:p text:style-name="P5"><text:s text:c="12"/>&lt;!--Grid row--&gt;</text:p>
      <text:p text:style-name="P5"/>
      <text:p text:style-name="P5"><text:s text:c="8"/>&lt;/section&gt;</text:p>
      <text:p text:style-name="P5"><text:s text:c="8"/>&lt;!--Section: Block Content--&gt;</text:p>
      <text:p text:style-name="P5"/>
      <text:p text:style-name="P5"><text:s text:c="4"/>&lt;/div&gt;</text:p>
      <text:p text:style-name="P5">&lt;/main&gt;</text:p>
      <text:p text:style-name="P5">&lt;!--Main layout--&gt;</text:p>
      <text:p text:style-name="P5"/>
      <text:p text:style-name="P5"/>
      <text:p text:style-name="P5"/>
      <text:p text:style-name="P5"/>
      <text:p text:style-name="P5"/>
      <text:p text:style-name="P5">&lt;script src="https://code.jquery.com/jquery-3.4.1.slim.min.js" integrity="sha384-J6qa4849blE2+poT4WnyKhv5vZF5SrPo0iEjwBvKU7imGFAV0wwj1yYfoRSJoZ+n" crossorigin="anonymous"&gt;&lt;/script&gt;</text:p>
      <text:p text:style-name="P5">&lt;script src="https://cdn.jsdelivr.net/npm/popper.js@1.16.0/dist/umd/popper.min.js" integrity="sha384-Q6E9RHvbIyZFJoft+2mJbHaEWldlvI9IOYy5n3zV9zzTtmI3UksdQRVvoxMfooAo" crossorigin="anonymous"&gt;&lt;/script&gt;</text:p>
      <text:p text:style-name="P5">&lt;script src="https://stackpath.bootstrapcdn.com/bootstrap/4.4.1/js/bootstrap.min.js" integrity="sha384-wfSDF2E50Y2D1uUdj0O3uMBJnjuUD4Ih7YwaYd1iqfktj0Uod8GCExl3Og8ifwB6" crossorigin="anonymous"&gt;&lt;/script&gt;</text:p>
      <text:p text:style-name="P5">&lt;/body&gt;</text:p>
      <text:p text:style-name="P5"><text:soft-page-break/>&lt;/html&gt;</text:p>
      <text:p text:style-name="P5"/>
      <text:p text:style-name="P5"/>
      <text:p text:style-name="P5"/>
      <text:p text:style-name="P5">//Categories.html</text:p>
      <text:p text:style-name="P5"/>
      <text:p text:style-name="P5">&lt;!doctype html&gt;</text:p>
      <text:p text:style-name="P5">&lt;html lang="en" xmlns:th="http://www.thymeleaf.org"&gt;</text:p>
      <text:p text:style-name="P5">&lt;head&gt;</text:p>
      <text:p text:style-name="P5"><text:s text:c="4"/>&lt;meta charset="UTF-8"&gt;</text:p>
      <text:p text:style-name="P5"><text:s text:c="4"/>&lt;meta name="viewport"</text:p>
      <text:p text:style-name="P5"><text:s text:c="10"/>content="width=device-width, user-scalable=no, initial-scale=1.0, maximum-scale=1.0, minimum-scale=1.0"&gt;</text:p>
      <text:p text:style-name="P5"><text:s text:c="4"/>&lt;meta http-equiv="X-UA-Compatible" content="ie=edge"&gt;</text:p>
      <text:p text:style-name="P5"><text:s text:c="4"/>&lt;link rel="stylesheet" href="https://stackpath.bootstrapcdn.com/bootstrap/4.4.1/css/bootstrap.min.css"</text:p>
      <text:p text:style-name="P5"><text:s text:c="10"/>integrity="sha384-Vkoo8x4CGsO3+Hhxv8T/Q5PaXtkKtu6ug5TOeNV6gBiFeWPGFN9MuhOf23Q9Ifjh" crossorigin="anonymous"&gt;</text:p>
      <text:p text:style-name="P5"><text:s text:c="4"/>&lt;link rel="stylesheet" href="https://use.fontawesome.com/releases/v5.7.0/css/all.css"</text:p>
      <text:p text:style-name="P5"><text:s text:c="10"/>integrity="sha384-lZN37f5QGtY3VHgisS14W3ExzMWZxybE1SJSEsQp9S+oqd12jhcu+A56Ebc1zFSJ" crossorigin="anonymous"&gt;</text:p>
      <text:p text:style-name="P5"><text:s text:c="4"/>&lt;title&gt;Document&lt;/title&gt;</text:p>
      <text:p text:style-name="P5">&lt;/head&gt;</text:p>
      <text:p text:style-name="P5">&lt;body&gt;</text:p>
      <text:p text:style-name="P5">&lt;nav class="navbar navbar-expand-lg navbar-light bg-light" &gt;</text:p>
      <text:p text:style-name="P5"><text:s text:c="4"/>&lt;div class="container-fluid"&gt;</text:p>
      <text:p text:style-name="P5"><text:s text:c="8"/>&lt;a class="navbar-brand" href="#"&gt;</text:p>
      <text:p text:style-name="P5"><text:s text:c="12"/>&lt;img th:src="@{/images/logo.png/Sportyshoes logo.png}" <text:s/>src="../static/images/logo.png" width="auto" height="40" class="d-inline-block align-top" alt=""/&gt;</text:p>
      <text:p text:style-name="P5"><text:s text:c="8"/>&lt;/a&gt;</text:p>
      <text:p text:style-name="P5"><text:s text:c="8"/>&lt;button class="navbar-toggler" type="button" data-toggle="collapse" data-target="#navbarSupportedContent" aria-controls="navbarSupportedContent" aria-expanded="false" aria-label="Toggle navigation"&gt;</text:p>
      <text:p text:style-name="P5"><text:s text:c="12"/>&lt;span class="navbar-toggler-icon"&gt;&lt;/span&gt;</text:p>
      <text:p text:style-name="P5"><text:s text:c="8"/>&lt;/button&gt;</text:p>
      <text:p text:style-name="P5"/>
      <text:p text:style-name="P5"><text:s text:c="8"/>&lt;div class="collapse navbar-collapse" id="navbarSupportedContent"&gt;</text:p>
      <text:p text:style-name="P5"><text:s text:c="12"/>&lt;ul class="navbar-nav mr-auto"&gt;&lt;/ul&gt;</text:p>
      <text:p text:style-name="P5"><text:s text:c="12"/>&lt;ul class="navbar-nav"&gt;</text:p>
      <text:p text:style-name="P5"><text:s text:c="16"/>&lt;li class="nav-item active"&gt;</text:p>
      <text:p text:style-name="P5"><text:s text:c="20"/>&lt;a class="nav-link" th:href="@{/admin}" href="#"&gt;admin-home&lt;/a&gt;</text:p>
      <text:p text:style-name="P5"><text:s text:c="16"/>&lt;/li&gt;</text:p>
      <text:p text:style-name="P5"><text:s text:c="16"/>&lt;li class="nav-item active"&gt;</text:p>
      <text:p text:style-name="P5"><text:s text:c="20"/>&lt;a class="nav-link" th:href="@{/logout}" href="#"&gt;logout&lt;/a&gt;</text:p>
      <text:p text:style-name="P5"><text:s text:c="16"/>&lt;/li&gt;</text:p>
      <text:p text:style-name="P5"/>
      <text:p text:style-name="P5"><text:s text:c="12"/>&lt;/ul&gt;</text:p>
      <text:p text:style-name="P5"><text:soft-page-break/></text:p>
      <text:p text:style-name="P5"><text:s text:c="8"/>&lt;/div&gt;</text:p>
      <text:p text:style-name="P5"><text:s text:c="4"/>&lt;/div&gt;</text:p>
      <text:p text:style-name="P5">&lt;/nav&gt;</text:p>
      <text:p text:style-name="P5">&lt;div class="container"&gt;</text:p>
      <text:p text:style-name="P5"/>
      <text:p text:style-name="P5"><text:s text:c="4"/>&lt;a th:href="@{/admin/categories/add}" style="margin: 20px 0" class="btn btn-primary"&gt;Add Category&lt;/a&gt;</text:p>
      <text:p text:style-name="P5"><text:s text:c="4"/>&lt;table class="table"&gt;</text:p>
      <text:p text:style-name="P5"><text:s text:c="8"/>&lt;thead class="thead-light"&gt;</text:p>
      <text:p text:style-name="P5"><text:s text:c="8"/>&lt;tr&gt;</text:p>
      <text:p text:style-name="P5"><text:s text:c="12"/>&lt;th scope="col"&gt;SN&lt;/th&gt;</text:p>
      <text:p text:style-name="P5"><text:s text:c="12"/>&lt;th scope="col"&gt;Category Name&lt;/th&gt;</text:p>
      <text:p text:style-name="P5"><text:s text:c="12"/>&lt;th scope="col"&gt;Delete&lt;/th&gt;</text:p>
      <text:p text:style-name="P5"><text:s text:c="12"/>&lt;th scope="col"&gt;Update&lt;/th&gt;</text:p>
      <text:p text:style-name="P5"><text:s text:c="8"/>&lt;/tr&gt;</text:p>
      <text:p text:style-name="P5"><text:s text:c="8"/>&lt;/thead&gt;</text:p>
      <text:p text:style-name="P5"><text:s text:c="8"/>&lt;tbody&gt;</text:p>
      <text:p text:style-name="P5"/>
      <text:p text:style-name="P5"><text:s text:c="8"/>&lt;tr th:each="category, iStat : ${categories}"&gt;</text:p>
      <text:p text:style-name="P5"><text:s text:c="12"/>&lt;th scope="row" th:text="${iStat.index + 1}"&gt;1&lt;/th&gt;</text:p>
      <text:p text:style-name="P5"><text:s text:c="12"/>&lt;td th:text="${category.name}"&gt;Larry&lt;/td&gt;</text:p>
      <text:p text:style-name="P5"/>
      <text:p text:style-name="P5"><text:s text:c="12"/>&lt;td&gt;&lt;a href="" th:href="@{/admin/categories/delete/{id}(id=${category.id})}" class="btn btn-danger"&gt;Delete&lt;/a&gt;&lt;/td&gt;</text:p>
      <text:p text:style-name="P5"><text:s text:c="12"/>&lt;td&gt;&lt;a href="" th:href="@{/admin/categories/update/{id}(id=${category.id})}" class="btn btn-warning"&gt;Update&lt;/a&gt;&lt;/td&gt;</text:p>
      <text:p text:style-name="P5"/>
      <text:p text:style-name="P5"><text:s text:c="8"/>&lt;/tr&gt;</text:p>
      <text:p text:style-name="P5"><text:s text:c="8"/>&lt;/tbody&gt;</text:p>
      <text:p text:style-name="P5"><text:s text:c="4"/>&lt;/table&gt;</text:p>
      <text:p text:style-name="P5">&lt;/div&gt;</text:p>
      <text:p text:style-name="P5"/>
      <text:p text:style-name="P5"/>
      <text:p text:style-name="P5"/>
      <text:p text:style-name="P5">&lt;script src="https://code.jquery.com/jquery-3.4.1.slim.min.js" integrity="sha384-J6qa4849blE2+poT4WnyKhv5vZF5SrPo0iEjwBvKU7imGFAV0wwj1yYfoRSJoZ+n" crossorigin="anonymous"&gt;&lt;/script&gt;</text:p>
      <text:p text:style-name="P5">&lt;script src="https://cdn.jsdelivr.net/npm/popper.js@1.16.0/dist/umd/popper.min.js" integrity="sha384-Q6E9RHvbIyZFJoft+2mJbHaEWldlvI9IOYy5n3zV9zzTtmI3UksdQRVvoxMfooAo" crossorigin="anonymous"&gt;&lt;/script&gt;</text:p>
      <text:p text:style-name="P5">&lt;script src="https://stackpath.bootstrapcdn.com/bootstrap/4.4.1/js/bootstrap.min.js" integrity="sha384-wfSDF2E50Y2D1uUdj0O3uMBJnjuUD4Ih7YwaYd1iqfktj0Uod8GCExl3Og8ifwB6" crossorigin="anonymous"&gt;&lt;/script&gt;</text:p>
      <text:p text:style-name="P5">&lt;/body&gt;</text:p>
      <text:p text:style-name="P5">&lt;/html&gt;</text:p>
      <text:p text:style-name="P5"/>
      <text:p text:style-name="P5"/>
      <text:p text:style-name="P5"/>
      <text:p text:style-name="P4"><text:soft-page-break/>//CategoriesAddHtml</text:p>
      <text:p text:style-name="P4"/>
      <text:p text:style-name="P5">&lt;!doctype html&gt;</text:p>
      <text:p text:style-name="P5">&lt;html lang="en" xmlns:th="http://www.thymeleaf.org"&gt;</text:p>
      <text:p text:style-name="P5">&lt;head&gt;</text:p>
      <text:p text:style-name="P5"><text:s text:c="4"/>&lt;meta charset="UTF-8"&gt;</text:p>
      <text:p text:style-name="P5"><text:s text:c="4"/>&lt;meta name="viewport"</text:p>
      <text:p text:style-name="P5"><text:s text:c="10"/>content="width=device-width, user-scalable=no, initial-scale=1.0, maximum-scale=1.0, minimum-scale=1.0"&gt;</text:p>
      <text:p text:style-name="P5"><text:s text:c="4"/>&lt;meta http-equiv="X-UA-Compatible" content="ie=edge"&gt;</text:p>
      <text:p text:style-name="P5"><text:s text:c="4"/>&lt;link rel="stylesheet" href="https://stackpath.bootstrapcdn.com/bootstrap/4.4.1/css/bootstrap.min.css"</text:p>
      <text:p text:style-name="P5"><text:s text:c="10"/>integrity="sha384-Vkoo8x4CGsO3+Hhxv8T/Q5PaXtkKtu6ug5TOeNV6gBiFeWPGFN9MuhOf23Q9Ifjh" crossorigin="anonymous"&gt;</text:p>
      <text:p text:style-name="P5"><text:s text:c="4"/>&lt;link rel="stylesheet" href="https://use.fontawesome.com/releases/v5.7.0/css/all.css"</text:p>
      <text:p text:style-name="P5"><text:s text:c="10"/>integrity="sha384-lZN37f5QGtY3VHgisS14W3ExzMWZxybE1SJSEsQp9S+oqd12jhcu+A56Ebc1zFSJ" crossorigin="anonymous"&gt;</text:p>
      <text:p text:style-name="P5"><text:s text:c="4"/>&lt;title&gt;Document&lt;/title&gt;</text:p>
      <text:p text:style-name="P5">&lt;/head&gt;</text:p>
      <text:p text:style-name="P5">&lt;body&gt;</text:p>
      <text:p text:style-name="P5">&lt;nav class="navbar navbar-expand-lg navbar-light bg-light" &gt;</text:p>
      <text:p text:style-name="P5"><text:s text:c="4"/>&lt;div class="container-fluid"&gt;</text:p>
      <text:p text:style-name="P5"><text:s text:c="8"/>&lt;a class="navbar-brand" href="#"&gt;</text:p>
      <text:p text:style-name="P5"><text:s text:c="12"/>&lt;img th:src="@{/images/logo.png/Sportyshoes logo.png}" <text:s/>src="../static/images/logo.png" width="auto" height="40" class="d-inline-block align-top" alt=""/&gt;</text:p>
      <text:p text:style-name="P5"><text:s text:c="8"/>&lt;/a&gt;</text:p>
      <text:p text:style-name="P5"><text:s text:c="8"/>&lt;button class="navbar-toggler" type="button" data-toggle="collapse" data-target="#navbarSupportedContent" aria-controls="navbarSupportedContent" aria-expanded="false" aria-label="Toggle navigation"&gt;</text:p>
      <text:p text:style-name="P5"><text:s text:c="12"/>&lt;span class="navbar-toggler-icon"&gt;&lt;/span&gt;</text:p>
      <text:p text:style-name="P5"><text:s text:c="8"/>&lt;/button&gt;</text:p>
      <text:p text:style-name="P5"/>
      <text:p text:style-name="P5"><text:s text:c="8"/>&lt;div class="collapse navbar-collapse" id="navbarSupportedContent"&gt;</text:p>
      <text:p text:style-name="P5"><text:s text:c="12"/>&lt;ul class="navbar-nav mr-auto"&gt;&lt;/ul&gt;</text:p>
      <text:p text:style-name="P5"><text:s text:c="12"/>&lt;ul class="navbar-nav"&gt;</text:p>
      <text:p text:style-name="P5"><text:s text:c="16"/>&lt;li class="nav-item active"&gt;</text:p>
      <text:p text:style-name="P5"><text:s text:c="20"/>&lt;a class="nav-link" th:href="@{/admin}" href="#"&gt;admin-home&lt;/a&gt;</text:p>
      <text:p text:style-name="P5"><text:s text:c="16"/>&lt;/li&gt;</text:p>
      <text:p text:style-name="P5"><text:s text:c="16"/>&lt;li class="nav-item active"&gt;</text:p>
      <text:p text:style-name="P5"><text:s text:c="20"/>&lt;a class="nav-link" th:href="@{/logout}" href="#"&gt;logout&lt;/a&gt;</text:p>
      <text:p text:style-name="P5"><text:s text:c="16"/>&lt;/li&gt;</text:p>
      <text:p text:style-name="P5"/>
      <text:p text:style-name="P5"><text:s text:c="12"/>&lt;/ul&gt;</text:p>
      <text:p text:style-name="P5"/>
      <text:p text:style-name="P5"><text:s text:c="8"/>&lt;/div&gt;</text:p>
      <text:p text:style-name="P5"><text:s text:c="4"/>&lt;/div&gt;</text:p>
      <text:p text:style-name="P5">&lt;/nav&gt;</text:p>
      <text:p text:style-name="P5"><text:soft-page-break/>&lt;div class="container"&gt;</text:p>
      <text:p text:style-name="P5"><text:s text:c="4"/>&lt;div class="row"&gt;</text:p>
      <text:p text:style-name="P5"><text:s text:c="8"/>&lt;div class="col-sm-4"&gt;</text:p>
      <text:p text:style-name="P5"><text:s text:c="12"/>&lt;form th:action="@{/admin/categories/add}" method="post" th:object="${category}"&gt;</text:p>
      <text:p text:style-name="P5"><text:s text:c="16"/>&lt;input type="hidden" name="id" <text:s/>th:field="*{id}"&gt;</text:p>
      <text:p text:style-name="P5"><text:s text:c="16"/>&lt;div class="form-group"&gt;</text:p>
      <text:p text:style-name="P5"><text:s text:c="20"/>&lt;label for="name"&gt;Name&lt;/label&gt;</text:p>
      <text:p text:style-name="P5"><text:s text:c="20"/>&lt;input type="text" class="form-control" required th:field="*{name}" name="name" id="name" <text:s/>placeholder="Enter name"&gt;</text:p>
      <text:p text:style-name="P5"/>
      <text:p text:style-name="P5"><text:s text:c="16"/>&lt;/div&gt;</text:p>
      <text:p text:style-name="P5"/>
      <text:p text:style-name="P5"><text:s text:c="16"/>&lt;button type="submit" class="btn btn-primary"&gt;Submit&lt;/button&gt;</text:p>
      <text:p text:style-name="P5"><text:s text:c="12"/>&lt;/form&gt;</text:p>
      <text:p text:style-name="P5"><text:s text:c="8"/>&lt;/div&gt;</text:p>
      <text:p text:style-name="P5"><text:s text:c="4"/>&lt;/div&gt;</text:p>
      <text:p text:style-name="P5">&lt;/div&gt;</text:p>
      <text:p text:style-name="P5"/>
      <text:p text:style-name="P5"/>
      <text:p text:style-name="P5"/>
      <text:p text:style-name="P5">&lt;script src="https://code.jquery.com/jquery-3.4.1.slim.min.js" integrity="sha384-J6qa4849blE2+poT4WnyKhv5vZF5SrPo0iEjwBvKU7imGFAV0wwj1yYfoRSJoZ+n" crossorigin="anonymous"&gt;&lt;/script&gt;</text:p>
      <text:p text:style-name="P5">&lt;script src="https://cdn.jsdelivr.net/npm/popper.js@1.16.0/dist/umd/popper.min.js" integrity="sha384-Q6E9RHvbIyZFJoft+2mJbHaEWldlvI9IOYy5n3zV9zzTtmI3UksdQRVvoxMfooAo" crossorigin="anonymous"&gt;&lt;/script&gt;</text:p>
      <text:p text:style-name="P5">&lt;script src="https://stackpath.bootstrapcdn.com/bootstrap/4.4.1/js/bootstrap.min.js" integrity="sha384-wfSDF2E50Y2D1uUdj0O3uMBJnjuUD4Ih7YwaYd1iqfktj0Uod8GCExl3Og8ifwB6" crossorigin="anonymous"&gt;&lt;/script&gt;</text:p>
      <text:p text:style-name="P5">&lt;/body&gt;</text:p>
      <text:p text:style-name="P5">&lt;/html&gt;</text:p>
      <text:p text:style-name="P5"/>
      <text:p text:style-name="P5"/>
      <text:p text:style-name="P4">//CheckOut html</text:p>
      <text:p text:style-name="P4"/>
      <text:p text:style-name="P5">&lt;!doctype html&gt;</text:p>
      <text:p text:style-name="P5">&lt;html lang="en" xmlns:th="http://www.thymeleaf.org"</text:p>
      <text:p text:style-name="P5"><text:s text:c="6"/>xmlns:sec="http://www.thymeleaf.org/thymeleaf-extras-springsecurity3"&gt;</text:p>
      <text:p text:style-name="P5">&lt;head&gt;</text:p>
      <text:p text:style-name="P5"><text:s text:c="4"/>&lt;meta charset="UTF-8"&gt;</text:p>
      <text:p text:style-name="P5"><text:s text:c="4"/>&lt;meta name="viewport"</text:p>
      <text:p text:style-name="P5"><text:s text:c="10"/>content="width=device-width, user-scalable=no, initial-scale=1.0, maximum-scale=1.0, minimum-scale=1.0"&gt;</text:p>
      <text:p text:style-name="P5"><text:s text:c="4"/>&lt;meta http-equiv="X-UA-Compatible" content="ie=edge"&gt;</text:p>
      <text:p text:style-name="P5"><text:s text:c="4"/>&lt;link rel="stylesheet" href="https://stackpath.bootstrapcdn.com/bootstrap/4.4.1/css/bootstrap.min.css"</text:p>
      <text:p text:style-name="P5"><text:s text:c="10"/>integrity="sha384-Vkoo8x4CGsO3+Hhxv8T/Q5PaXtkKtu6ug5TOeNV6gBiFeWPGFN9MuhOf23Q9Ifjh" crossorigin="anonymous"&gt;</text:p>
      <text:p text:style-name="P5"><text:soft-page-break/><text:s text:c="4"/>&lt;link rel="stylesheet" href="https://use.fontawesome.com/releases/v5.11.2/css/all.css"&gt;</text:p>
      <text:p text:style-name="P5"/>
      <text:p text:style-name="P5"><text:s text:c="4"/>&lt;title&gt;Document&lt;/title&gt;</text:p>
      <text:p text:style-name="P5">&lt;/head&gt;</text:p>
      <text:p text:style-name="P5">&lt;body&gt;</text:p>
      <text:p text:style-name="P5"/>
      <text:p text:style-name="P5"/>
      <text:p text:style-name="P5">&lt;nav class="navbar navbar-expand-lg navbar-light bg-light" &gt;</text:p>
      <text:p text:style-name="P5"><text:s text:c="4"/>&lt;div class="container-fluid"&gt;</text:p>
      <text:p text:style-name="P5"><text:s text:c="8"/>&lt;a class="navbar-brand" href="#"&gt;</text:p>
      <text:p text:style-name="P5"><text:s text:c="12"/>&lt;img th:src="@{/images/logo.png/Sportyshoes logo.png}" <text:s/>src="../static/images/logo.png" width="auto" height="40" class="d-inline-block align-top" alt=""/&gt;</text:p>
      <text:p text:style-name="P5"><text:s text:c="8"/>&lt;/a&gt;</text:p>
      <text:p text:style-name="P5"><text:s text:c="8"/>&lt;button class="navbar-toggler" type="button" data-toggle="collapse" data-target="#navbarSupportedContent" aria-controls="navbarSupportedContent" aria-expanded="false" aria-label="Toggle navigation"&gt;</text:p>
      <text:p text:style-name="P5"><text:s text:c="12"/>&lt;span class="navbar-toggler-icon"&gt;&lt;/span&gt;</text:p>
      <text:p text:style-name="P5"><text:s text:c="8"/>&lt;/button&gt;</text:p>
      <text:p text:style-name="P5"/>
      <text:p text:style-name="P5"><text:s text:c="8"/>&lt;div class="collapse navbar-collapse" id="navbarSupportedContent"&gt;</text:p>
      <text:p text:style-name="P5"><text:s text:c="12"/>&lt;ul class="navbar-nav mr-auto"&gt;&lt;/ul&gt;</text:p>
      <text:p text:style-name="P5"><text:s text:c="12"/>&lt;ul class="navbar-nav"&gt;</text:p>
      <text:p text:style-name="P5"><text:s text:c="16"/>&lt;li class="nav-item active"&gt;</text:p>
      <text:p text:style-name="P5"><text:s text:c="20"/>&lt;a class="nav-link" th:href="@{/}" href="#"&gt;home&lt;/a&gt;</text:p>
      <text:p text:style-name="P5"><text:s text:c="16"/>&lt;/li&gt;</text:p>
      <text:p text:style-name="P5"><text:s text:c="16"/>&lt;li class="nav-item active"&gt;</text:p>
      <text:p text:style-name="P5"><text:s text:c="20"/>&lt;a class="nav-link" th:href="@{/shop}" href="#"&gt;shop&lt;/a&gt;</text:p>
      <text:p text:style-name="P5"><text:s text:c="16"/>&lt;/li&gt;</text:p>
      <text:p text:style-name="P5"><text:s text:c="16"/>&lt;li class="nav-item active"&gt;</text:p>
      <text:p text:style-name="P5"><text:s text:c="20"/>&lt;a class="nav-link" sec:authorize="isAnonymous()" th:href="@{/login}" href="#"&gt;login&lt;/a&gt;</text:p>
      <text:p text:style-name="P5"><text:s text:c="16"/>&lt;/li&gt;</text:p>
      <text:p text:style-name="P5"><text:s text:c="16"/>&lt;li class="nav-item active"&gt;</text:p>
      <text:p text:style-name="P5"><text:s text:c="20"/>&lt;a class="nav-link" sec:authorize="isAuthenticated()" th:href="@{/logout}" href="#"&gt;logout&lt;/a&gt;</text:p>
      <text:p text:style-name="P5"><text:s text:c="16"/>&lt;/li&gt;</text:p>
      <text:p text:style-name="P5"><text:s text:c="16"/>&lt;li class="nav-item active"&gt;</text:p>
      <text:p text:style-name="P5"><text:s text:c="20"/>&lt;a class="nav-link" th:href="@{/cart}" href="#"&gt;cart&lt;/a&gt;</text:p>
      <text:p text:style-name="P5"><text:s text:c="16"/>&lt;/li&gt;</text:p>
      <text:p text:style-name="P5"><text:s text:c="16"/>&lt;li class="nav-item active"&gt;</text:p>
      <text:p text:style-name="P5"><text:s text:c="20"/>&lt;span class="nav-link" th:text="${cartCount}"&gt;0&lt;/span&gt;</text:p>
      <text:p text:style-name="P5"><text:s text:c="16"/>&lt;/li&gt;</text:p>
      <text:p text:style-name="P5"><text:s text:c="12"/>&lt;/ul&gt;</text:p>
      <text:p text:style-name="P5"/>
      <text:p text:style-name="P5"><text:s text:c="8"/>&lt;/div&gt;</text:p>
      <text:p text:style-name="P5"><text:s text:c="4"/>&lt;/div&gt;</text:p>
      <text:p text:style-name="P5">&lt;/nav&gt;</text:p>
      <text:p text:style-name="P5">&lt;div class="container"&gt;</text:p>
      <text:p text:style-name="P5"/>
      <text:p text:style-name="P5"><text:soft-page-break/><text:s text:c="4"/>&lt;!--Section: Block Content--&gt;</text:p>
      <text:p text:style-name="P5"><text:s text:c="4"/>&lt;section class="mt-5 mb-4"&gt;</text:p>
      <text:p text:style-name="P5"/>
      <text:p text:style-name="P5"><text:s text:c="8"/>&lt;!--Grid row--&gt;</text:p>
      <text:p text:style-name="P5"><text:s text:c="8"/>&lt;div class="row"&gt;</text:p>
      <text:p text:style-name="P5"/>
      <text:p text:style-name="P5"><text:s text:c="12"/>&lt;!--Grid column--&gt;</text:p>
      <text:p text:style-name="P5"><text:s text:c="12"/>&lt;div class="col-lg-8 mb-4"&gt;</text:p>
      <text:p text:style-name="P5"/>
      <text:p text:style-name="P5"><text:s text:c="16"/>&lt;!-- Card --&gt;</text:p>
      <text:p text:style-name="P5"><text:s text:c="16"/>&lt;div class="card wish-list pb-1"&gt;</text:p>
      <text:p text:style-name="P5"><text:s text:c="20"/>&lt;div class="card-body"&gt;</text:p>
      <text:p text:style-name="P5"/>
      <text:p text:style-name="P5"><text:s text:c="24"/>&lt;h5 class="mb-2"&gt;Billing details&lt;/h5&gt;</text:p>
      <text:p text:style-name="P5"/>
      <text:p text:style-name="P5"><text:s text:c="24"/>&lt;!-- Grid row --&gt;</text:p>
      <text:p text:style-name="P5"><text:s text:c="24"/>&lt;div class="row"&gt;</text:p>
      <text:p text:style-name="P5"/>
      <text:p text:style-name="P5"><text:s text:c="28"/>&lt;!-- Grid column --&gt;</text:p>
      <text:p text:style-name="P5"><text:s text:c="28"/>&lt;div class="col-lg-6"&gt;</text:p>
      <text:p text:style-name="P5"/>
      <text:p text:style-name="P5"><text:s text:c="32"/>&lt;!-- First name --&gt;</text:p>
      <text:p text:style-name="P5"><text:s text:c="32"/>&lt;div class="md-form md-outline mb-0 mb-lg-4"&gt;</text:p>
      <text:p text:style-name="P5"><text:s text:c="36"/>&lt;label for="firstName"&gt;First name&lt;/label&gt;</text:p>
      <text:p text:style-name="P5"><text:s text:c="36"/>&lt;input type="text" id="firstName" required class="form-control mb-0 mb-lg-2"&gt;</text:p>
      <text:p text:style-name="P5"><text:s text:c="32"/>&lt;/div&gt;</text:p>
      <text:p text:style-name="P5"/>
      <text:p text:style-name="P5"><text:s text:c="28"/>&lt;/div&gt;</text:p>
      <text:p text:style-name="P5"><text:s text:c="28"/>&lt;!-- Grid column --&gt;</text:p>
      <text:p text:style-name="P5"/>
      <text:p text:style-name="P5"><text:s text:c="28"/>&lt;!-- Grid column --&gt;</text:p>
      <text:p text:style-name="P5"><text:s text:c="28"/>&lt;div class="col-lg-6"&gt;</text:p>
      <text:p text:style-name="P5"/>
      <text:p text:style-name="P5"><text:s text:c="32"/>&lt;!-- Last name --&gt;</text:p>
      <text:p text:style-name="P5"><text:s text:c="32"/>&lt;div class="md-form md-outline"&gt;</text:p>
      <text:p text:style-name="P5"><text:s text:c="36"/>&lt;label for="lastName"&gt;Last name&lt;/label&gt;</text:p>
      <text:p text:style-name="P5"><text:s text:c="36"/>&lt;input type="text" id="lastName" required class="form-control"&gt;</text:p>
      <text:p text:style-name="P5"><text:s text:c="32"/>&lt;/div&gt;</text:p>
      <text:p text:style-name="P5"/>
      <text:p text:style-name="P5"><text:s text:c="28"/>&lt;/div&gt;</text:p>
      <text:p text:style-name="P5"><text:s text:c="28"/>&lt;!-- Grid column --&gt;</text:p>
      <text:p text:style-name="P5"/>
      <text:p text:style-name="P5"><text:s text:c="24"/>&lt;/div&gt;</text:p>
      <text:p text:style-name="P5"><text:s text:c="24"/>&lt;!-- Grid row --&gt;</text:p>
      <text:p text:style-name="P5"/>
      <text:p text:style-name="P5"/>
      <text:p text:style-name="P5"/>
      <text:p text:style-name="P5"><text:s text:c="24"/>&lt;!-- Country --&gt;</text:p>
      <text:p text:style-name="P5"><text:s text:c="24"/>&lt;div class="d-flex flex-wrap"&gt;</text:p>
      <text:p text:style-name="P5"><text:soft-page-break/><text:s text:c="28"/>&lt;div class="select-outline position-relative w-100"&gt;</text:p>
      <text:p text:style-name="P5"><text:s text:c="32"/>&lt;label&gt;Country - &lt;strong&gt;INDIA&lt;/strong&gt;&lt;/label&gt;</text:p>
      <text:p text:style-name="P5"/>
      <text:p text:style-name="P5"/>
      <text:p text:style-name="P5"><text:s text:c="28"/>&lt;/div&gt;</text:p>
      <text:p text:style-name="P5"><text:s text:c="24"/>&lt;/div&gt;</text:p>
      <text:p text:style-name="P5"/>
      <text:p text:style-name="P5"><text:s text:c="24"/>&lt;!-- Address Part 1 --&gt;</text:p>
      <text:p text:style-name="P5"><text:s text:c="24"/>&lt;div class="md-form md-outline mt-2"&gt;</text:p>
      <text:p text:style-name="P5"><text:s text:c="28"/>&lt;label for="form14"&gt;Address (Line 1)&lt;/label&gt;</text:p>
      <text:p text:style-name="P5"><text:s text:c="28"/>&lt;input type="text" required id="form14" placeholder="House number and street name" class="form-control"&gt;</text:p>
      <text:p text:style-name="P5"><text:s text:c="24"/>&lt;/div&gt;</text:p>
      <text:p text:style-name="P5"/>
      <text:p text:style-name="P5"><text:s text:c="24"/>&lt;!-- Address Part 2 --&gt;</text:p>
      <text:p text:style-name="P5"><text:s text:c="24"/>&lt;div class="md-form md-outline mt-2"&gt;</text:p>
      <text:p text:style-name="P5"><text:s text:c="28"/>&lt;label for="form15"&gt;Address (Line 2)&lt;/label&gt;</text:p>
      <text:p text:style-name="P5"><text:s text:c="28"/>&lt;input type="text" id="form15" placeholder="Apartment, suite, unit etc. (optional)"</text:p>
      <text:p text:style-name="P5"><text:s text:c="35"/>class="form-control"&gt;</text:p>
      <text:p text:style-name="P5"><text:s text:c="24"/>&lt;/div&gt;</text:p>
      <text:p text:style-name="P5"/>
      <text:p text:style-name="P5"><text:s text:c="24"/>&lt;!-- Postcode / ZIP --&gt;</text:p>
      <text:p text:style-name="P5"><text:s text:c="24"/>&lt;div class="md-form md-outline mt-3"&gt;</text:p>
      <text:p text:style-name="P5"><text:s text:c="28"/>&lt;label for="form16"&gt;Postcode / ZIP&lt;/label&gt;</text:p>
      <text:p text:style-name="P5"><text:s text:c="28"/>&lt;input type="text" maxlength="6" minlength="6" required id="form16" class="form-control"&gt;</text:p>
      <text:p text:style-name="P5"><text:s text:c="24"/>&lt;/div&gt;</text:p>
      <text:p text:style-name="P5"/>
      <text:p text:style-name="P5"><text:s text:c="24"/>&lt;!-- Town / City --&gt;</text:p>
      <text:p text:style-name="P5"><text:s text:c="24"/>&lt;div class="md-form md-outline mt-2"&gt;</text:p>
      <text:p text:style-name="P5"><text:s text:c="28"/>&lt;label for="form17"&gt;Town / City&lt;/label&gt;</text:p>
      <text:p text:style-name="P5"><text:s text:c="28"/>&lt;input type="text" required id="form17" class="form-control"&gt;</text:p>
      <text:p text:style-name="P5"/>
      <text:p text:style-name="P5"><text:s text:c="24"/>&lt;/div&gt;</text:p>
      <text:p text:style-name="P5"/>
      <text:p text:style-name="P5"><text:s text:c="24"/>&lt;!-- Phone --&gt;</text:p>
      <text:p text:style-name="P5"><text:s text:c="24"/>&lt;div class="md-form md-outline mt-2"&gt;</text:p>
      <text:p text:style-name="P5"><text:s text:c="28"/>&lt;label for="form18"&gt;Phone&lt;/label&gt;</text:p>
      <text:p text:style-name="P5"><text:s text:c="28"/>&lt;input type="number" minlength="10" maxlength="10" required id="form18" class="form-control"&gt;</text:p>
      <text:p text:style-name="P5"><text:s text:c="24"/>&lt;/div&gt;</text:p>
      <text:p text:style-name="P5"/>
      <text:p text:style-name="P5"><text:s text:c="24"/>&lt;!-- Email address --&gt;</text:p>
      <text:p text:style-name="P5"><text:s text:c="24"/>&lt;div class="md-form md-outline mt-2"&gt;</text:p>
      <text:p text:style-name="P5"><text:s text:c="28"/>&lt;label for="form19"&gt;Email address&lt;/label&gt;</text:p>
      <text:p text:style-name="P5"><text:s text:c="28"/>&lt;input type="email" required id="form19" class="form-control"&gt;</text:p>
      <text:p text:style-name="P5"><text:s text:c="24"/>&lt;/div&gt;</text:p>
      <text:p text:style-name="P5"/>
      <text:p text:style-name="P5"><text:s text:c="24"/>&lt;!-- Additional information --&gt;</text:p>
      <text:p text:style-name="P5"><text:soft-page-break/><text:s text:c="24"/>&lt;div class="md-form md-outline mt-2"&gt;</text:p>
      <text:p text:style-name="P5"><text:s text:c="28"/>&lt;label for="form76"&gt;Additional information&lt;/label&gt;</text:p>
      <text:p text:style-name="P5"><text:s text:c="28"/>&lt;textarea id="form76" class="md-textarea form-control" rows="4"&gt;&lt;/textarea&gt;</text:p>
      <text:p text:style-name="P5"><text:s text:c="24"/>&lt;/div&gt;</text:p>
      <text:p text:style-name="P5"/>
      <text:p text:style-name="P5"/>
      <text:p text:style-name="P5"/>
      <text:p text:style-name="P5"><text:s text:c="20"/>&lt;/div&gt;</text:p>
      <text:p text:style-name="P5"><text:s text:c="16"/>&lt;/div&gt;</text:p>
      <text:p text:style-name="P5"><text:s text:c="16"/>&lt;!-- Card --&gt;</text:p>
      <text:p text:style-name="P5"/>
      <text:p text:style-name="P5"><text:s text:c="12"/>&lt;/div&gt;</text:p>
      <text:p text:style-name="P5"><text:s text:c="12"/>&lt;!--Grid column--&gt;</text:p>
      <text:p text:style-name="P5"/>
      <text:p text:style-name="P5"><text:s text:c="12"/>&lt;!--Grid column--&gt;</text:p>
      <text:p text:style-name="P5"><text:s text:c="12"/>&lt;div class="col-lg-4"&gt;</text:p>
      <text:p text:style-name="P5"/>
      <text:p text:style-name="P5"><text:s text:c="16"/>&lt;!-- Card --&gt;</text:p>
      <text:p text:style-name="P5"><text:s text:c="16"/>&lt;div class="card mb-4"&gt;</text:p>
      <text:p text:style-name="P5"><text:s text:c="20"/>&lt;div class="card-body"&gt;</text:p>
      <text:p text:style-name="P5"/>
      <text:p text:style-name="P5"><text:s text:c="24"/>&lt;h5 class="mb-3"&gt;The total amount &lt;/h5&gt;</text:p>
      <text:p text:style-name="P5"/>
      <text:p text:style-name="P5"><text:s text:c="24"/>&lt;ul class="list-group list-group-flush"&gt;</text:p>
      <text:p text:style-name="P5"><text:s text:c="28"/>&lt;li class="list-group-item d-flex justify-content-between align-items-center border-0 px-0 pb-0"&gt;</text:p>
      <text:p text:style-name="P5"><text:s text:c="32"/>Amount Payable</text:p>
      <text:p text:style-name="P5"><text:s text:c="32"/>&lt;span&gt;₹&lt;span th:text="${total}"&gt;&lt;/span&gt;&lt;/span&gt;</text:p>
      <text:p text:style-name="P5"><text:s text:c="28"/>&lt;/li&gt;</text:p>
      <text:p text:style-name="P5"><text:s text:c="28"/>&lt;li class="list-group-item d-flex justify-content-between align-items-center px-0"&gt;</text:p>
      <text:p text:style-name="P5"><text:s text:c="32"/>Shipping</text:p>
      <text:p text:style-name="P5"><text:s text:c="32"/>&lt;span&gt;Gratis&lt;/span&gt;</text:p>
      <text:p text:style-name="P5"><text:s text:c="28"/>&lt;/li&gt;</text:p>
      <text:p text:style-name="P5"><text:s text:c="28"/>&lt;li class="list-group-item d-flex justify-content-between align-items-center border-0 px-0 mb-3"&gt;</text:p>
      <text:p text:style-name="P5"><text:s text:c="32"/>&lt;div&gt;</text:p>
      <text:p text:style-name="P5"><text:s text:c="36"/>&lt;strong&gt;The total amount of&lt;/strong&gt;</text:p>
      <text:p text:style-name="P5"><text:s text:c="36"/>&lt;strong&gt;</text:p>
      <text:p text:style-name="P5"><text:s text:c="40"/>&lt;p class="mb-0"&gt;(including VAT)&lt;/p&gt;</text:p>
      <text:p text:style-name="P5"><text:s text:c="36"/>&lt;/strong&gt;</text:p>
      <text:p text:style-name="P5"><text:s text:c="32"/>&lt;/div&gt;</text:p>
      <text:p text:style-name="P5"><text:s text:c="32"/>&lt;span&gt;&lt;strong&gt;₹&lt;span th:text="${total}"&gt;&lt;/span&gt;&lt;/strong&gt;&lt;/span&gt;</text:p>
      <text:p text:style-name="P5"><text:s text:c="28"/>&lt;/li&gt;</text:p>
      <text:p text:style-name="P5"><text:s text:c="24"/>&lt;/ul&gt;</text:p>
      <text:p text:style-name="P5"/>
      <text:p text:style-name="P5"><text:s text:c="24"/>&lt;form action="" method="post" th:action="@{/payNow}" &gt;</text:p>
      <text:p text:style-name="P5"><text:s text:c="28"/>&lt;button type="submit" <text:s/>class="btn btn-primary btn-block waves-effect waves-light"&gt;Pay Now&lt;/button&gt;</text:p>
      <text:p text:style-name="P5"><text:s text:c="24"/>&lt;/form&gt;</text:p>
      <text:p text:style-name="P5"><text:soft-page-break/></text:p>
      <text:p text:style-name="P5"><text:s text:c="20"/>&lt;/div&gt;</text:p>
      <text:p text:style-name="P5"><text:s text:c="16"/>&lt;/div&gt;</text:p>
      <text:p text:style-name="P5"><text:s text:c="16"/>&lt;!-- Card --&gt;</text:p>
      <text:p text:style-name="P5"/>
      <text:p text:style-name="P5"><text:s text:c="16"/>&lt;!-- Card --&gt;</text:p>
      <text:p text:style-name="P5"><text:s text:c="16"/>&lt;div class="card mb-4"&gt;</text:p>
      <text:p text:style-name="P5"><text:s text:c="20"/>&lt;div class="card-body"&gt;</text:p>
      <text:p text:style-name="P5"/>
      <text:p text:style-name="P5"><text:s text:c="24"/>&lt;a class="dark-grey-text d-flex justify-content-between" data-toggle="collapse" href="#collapseExample"</text:p>
      <text:p text:style-name="P5"><text:s text:c="27"/>aria-expanded="false" aria-controls="collapseExample"&gt;</text:p>
      <text:p text:style-name="P5"><text:s text:c="28"/>Add a discount code (optional)</text:p>
      <text:p text:style-name="P5"><text:s text:c="28"/>&lt;span&gt;&lt;i class="fas fa-chevron-down pt-1"&gt;&lt;/i&gt;&lt;/span&gt;</text:p>
      <text:p text:style-name="P5"><text:s text:c="24"/>&lt;/a&gt;</text:p>
      <text:p text:style-name="P5"/>
      <text:p text:style-name="P5"><text:s text:c="24"/>&lt;div class="collapse" id="collapseExample"&gt;</text:p>
      <text:p text:style-name="P5"><text:s text:c="28"/>&lt;div class="mt-3"&gt;</text:p>
      <text:p text:style-name="P5"><text:s text:c="32"/>&lt;div class="md-form md-outline mb-0"&gt;</text:p>
      <text:p text:style-name="P5"><text:s text:c="36"/>&lt;input type="text" id="discount-code" class="form-control font-weight-light"</text:p>
      <text:p text:style-name="P5"><text:s text:c="43"/>placeholder="Enter discount code"&gt;</text:p>
      <text:p text:style-name="P5"><text:s text:c="32"/>&lt;/div&gt;</text:p>
      <text:p text:style-name="P5"><text:s text:c="28"/>&lt;/div&gt;</text:p>
      <text:p text:style-name="P5"><text:s text:c="24"/>&lt;/div&gt;</text:p>
      <text:p text:style-name="P5"><text:s text:c="20"/>&lt;/div&gt;</text:p>
      <text:p text:style-name="P5"><text:s text:c="16"/>&lt;/div&gt;</text:p>
      <text:p text:style-name="P5"><text:s text:c="16"/>&lt;!-- Card --&gt;</text:p>
      <text:p text:style-name="P5"/>
      <text:p text:style-name="P5"><text:s text:c="12"/>&lt;/div&gt;</text:p>
      <text:p text:style-name="P5"><text:s text:c="12"/>&lt;!--Grid column--&gt;</text:p>
      <text:p text:style-name="P5"/>
      <text:p text:style-name="P5"><text:s text:c="8"/>&lt;/div&gt;</text:p>
      <text:p text:style-name="P5"><text:s text:c="8"/>&lt;!--Grid row--&gt;</text:p>
      <text:p text:style-name="P5"/>
      <text:p text:style-name="P5"><text:s text:c="4"/>&lt;/section&gt;</text:p>
      <text:p text:style-name="P5"><text:s text:c="4"/>&lt;!--Section: Block Content--&gt;</text:p>
      <text:p text:style-name="P5"/>
      <text:p text:style-name="P5"/>
      <text:p text:style-name="P5">&lt;/div&gt;</text:p>
      <text:p text:style-name="P5"/>
      <text:p text:style-name="P5"/>
      <text:p text:style-name="P5"/>
      <text:p text:style-name="P5"/>
      <text:p text:style-name="P5"/>
      <text:p text:style-name="P5">&lt;script src="https://code.jquery.com/jquery-3.4.1.slim.min.js" integrity="sha384-J6qa4849blE2+poT4WnyKhv5vZF5SrPo0iEjwBvKU7imGFAV0wwj1yYfoRSJoZ+n" crossorigin="anonymous"&gt;&lt;/script&gt;</text:p>
      <text:p text:style-name="P5"><text:soft-page-break/>&lt;script src="https://cdn.jsdelivr.net/npm/popper.js@1.16.0/dist/umd/popper.min.js" integrity="sha384-Q6E9RHvbIyZFJoft+2mJbHaEWldlvI9IOYy5n3zV9zzTtmI3UksdQRVvoxMfooAo" crossorigin="anonymous"&gt;&lt;/script&gt;</text:p>
      <text:p text:style-name="P5">&lt;script src="https://stackpath.bootstrapcdn.com/bootstrap/4.4.1/js/bootstrap.min.js" integrity="sha384-wfSDF2E50Y2D1uUdj0O3uMBJnjuUD4Ih7YwaYd1iqfktj0Uod8GCExl3Og8ifwB6" crossorigin="anonymous"&gt;&lt;/script&gt;</text:p>
      <text:p text:style-name="P5">&lt;/body&gt;</text:p>
      <text:p text:style-name="P5">&lt;/html&gt;</text:p>
      <text:p text:style-name="P5"/>
      <text:p text:style-name="P5"/>
      <text:p text:style-name="P4">//<text:span text:style-name="T5">Footwear Html</text:span></text:p>
      <text:p text:style-name="P4"/>
      <text:p text:style-name="P5">&lt;!doctype html&gt;</text:p>
      <text:p text:style-name="P5">&lt;html lang="en" xmlns:th="http://www.thymeleaf.org"&gt;</text:p>
      <text:p text:style-name="P5">&lt;head&gt;</text:p>
      <text:p text:style-name="P5"><text:s text:c="4"/>&lt;meta charset="UTF-8"&gt;</text:p>
      <text:p text:style-name="P5"><text:s text:c="4"/>&lt;meta name="viewport"</text:p>
      <text:p text:style-name="P5"><text:s text:c="10"/>content="width=device-width, user-scalable=no, initial-scale=1.0, maximum-scale=1.0, minimum-scale=1.0"&gt;</text:p>
      <text:p text:style-name="P5"><text:s text:c="4"/>&lt;meta http-equiv="X-UA-Compatible" content="ie=edge"&gt;</text:p>
      <text:p text:style-name="P5"><text:s text:c="4"/>&lt;link rel="stylesheet" href="https://stackpath.bootstrapcdn.com/bootstrap/4.4.1/css/bootstrap.min.css"</text:p>
      <text:p text:style-name="P5"><text:s text:c="10"/>integrity="sha384-Vkoo8x4CGsO3+Hhxv8T/Q5PaXtkKtu6ug5TOeNV6gBiFeWPGFN9MuhOf23Q9Ifjh" crossorigin="anonymous"&gt;</text:p>
      <text:p text:style-name="P5"><text:s text:c="4"/></text:p>
      <text:p text:style-name="P5"><text:s text:c="4"/>&lt;title&gt;Document&lt;/title&gt;</text:p>
      <text:p text:style-name="P5">&lt;/head&gt;</text:p>
      <text:p text:style-name="P5">&lt;body&gt;</text:p>
      <text:p text:style-name="P5">&lt;nav class="navbar navbar-expand-lg navbar-light bg-light" &gt;</text:p>
      <text:p text:style-name="P5"><text:s text:c="4"/>&lt;div class="container-fluid"&gt;</text:p>
      <text:p text:style-name="P5"><text:s text:c="8"/>&lt;a class="navbar-brand" href="#"&gt;</text:p>
      <text:p text:style-name="P5"><text:s text:c="12"/>&lt;img th:src="@{/images/logo.png/Sportyshoes logo.png}" <text:s/>src="../static/images/logo.png" width="auto" height="40" class="d-inline-block align-top" alt=""/&gt;</text:p>
      <text:p text:style-name="P5"><text:s text:c="8"/>&lt;/a&gt;</text:p>
      <text:p text:style-name="P5"><text:s text:c="8"/>&lt;button class="navbar-toggler" type="button" data-toggle="collapse" data-target="#navbarSupportedContent" aria-controls="navbarSupportedContent" aria-expanded="false" aria-label="Toggle navigation"&gt;</text:p>
      <text:p text:style-name="P5"><text:s text:c="12"/>&lt;span class="navbar-toggler-icon"&gt;&lt;/span&gt;</text:p>
      <text:p text:style-name="P5"><text:s text:c="8"/>&lt;/button&gt;</text:p>
      <text:p text:style-name="P5"/>
      <text:p text:style-name="P5"><text:s text:c="8"/>&lt;div class="collapse navbar-collapse" id="navbarSupportedContent"&gt;</text:p>
      <text:p text:style-name="P5"><text:s text:c="12"/>&lt;ul class="navbar-nav mr-auto"&gt;&lt;/ul&gt;</text:p>
      <text:p text:style-name="P5"><text:s text:c="12"/>&lt;ul class="navbar-nav"&gt;</text:p>
      <text:p text:style-name="P5"><text:s text:c="16"/>&lt;li class="nav-item active"&gt;</text:p>
      <text:p text:style-name="P5"><text:s text:c="20"/>&lt;a class="nav-link" th:href="@{/admin}" href="#"&gt;admin-home&lt;/a&gt;</text:p>
      <text:p text:style-name="P5"><text:s text:c="16"/>&lt;/li&gt;</text:p>
      <text:p text:style-name="P5"><text:s text:c="16"/>&lt;li class="nav-item active"&gt;</text:p>
      <text:p text:style-name="P5"><text:s text:c="20"/>&lt;a class="nav-link" th:href="@{/logout}" href="#"&gt;logout&lt;/a&gt;</text:p>
      <text:p text:style-name="P5"><text:soft-page-break/><text:s text:c="16"/>&lt;/li&gt;</text:p>
      <text:p text:style-name="P5"/>
      <text:p text:style-name="P5"><text:s text:c="12"/>&lt;/ul&gt;</text:p>
      <text:p text:style-name="P5"/>
      <text:p text:style-name="P5"><text:s text:c="8"/>&lt;/div&gt;</text:p>
      <text:p text:style-name="P5"><text:s text:c="4"/>&lt;/div&gt;</text:p>
      <text:p text:style-name="P5">&lt;/nav&gt;</text:p>
      <text:p text:style-name="P5">&lt;div class="container-fluid"&gt;</text:p>
      <text:p text:style-name="P5"/>
      <text:p text:style-name="P5"><text:s text:c="4"/>&lt;a th:href="@{/admin/footwear/add}" style="margin: 20px 0" class="btn btn-primary"&gt;Add Footwear&lt;/a&gt;</text:p>
      <text:p text:style-name="P5"><text:s text:c="4"/>&lt;table class="table"&gt;</text:p>
      <text:p text:style-name="P5"><text:s text:c="8"/>&lt;thead class="thead-light"&gt;</text:p>
      <text:p text:style-name="P5"><text:s text:c="8"/>&lt;tr&gt;</text:p>
      <text:p text:style-name="P5"><text:s text:c="12"/>&lt;th scope="col"&gt;SN&lt;/th&gt;</text:p>
      <text:p text:style-name="P5"><text:s text:c="12"/>&lt;th scope="col"&gt;Footwear Name&lt;/th&gt;</text:p>
      <text:p text:style-name="P5"><text:s text:c="12"/>&lt;th scope="col"&gt;Category&lt;/th&gt;</text:p>
      <text:p text:style-name="P5"><text:s text:c="12"/>&lt;th scope="col"&gt;Preview&lt;/th&gt;</text:p>
      <text:p text:style-name="P5"><text:s text:c="12"/>&lt;th scope="col"&gt;Delete&lt;/th&gt;</text:p>
      <text:p text:style-name="P5"><text:s text:c="12"/>&lt;th scope="col"&gt;Update&lt;/th&gt;</text:p>
      <text:p text:style-name="P5"><text:s text:c="8"/>&lt;/tr&gt;</text:p>
      <text:p text:style-name="P5"><text:s text:c="8"/>&lt;/thead&gt;</text:p>
      <text:p text:style-name="P5"><text:s text:c="8"/>&lt;tbody&gt;</text:p>
      <text:p text:style-name="P5"/>
      <text:p text:style-name="P5"><text:s text:c="8"/>&lt;tr th:each="footwear, iStat : ${footwears}"&gt;</text:p>
      <text:p text:style-name="P5"><text:s text:c="12"/>&lt;th scope="row" th:text="${iStat.index + 1}"&gt;1&lt;/th&gt;</text:p>
      <text:p text:style-name="P5"><text:s text:c="12"/>&lt;td th:text="${footwear.name}"&gt;Larry&lt;/td&gt;</text:p>
      <text:p text:style-name="P5"><text:s text:c="12"/>&lt;td th:text="${footwear.category.name}"&gt;Larry&lt;/td&gt;</text:p>
      <text:p text:style-name="P5"><text:s text:c="12"/>&lt;td&gt;&lt;img src="" height="100px" width="100px" <text:s/>th:src="@{${'/footwearImages/' + footwear.imageName}}"&gt;&lt;/td&gt;</text:p>
      <text:p text:style-name="P5"/>
      <text:p text:style-name="P5"><text:s text:c="12"/>&lt;td&gt;&lt;a href="" th:href="@{/admin/footwear/delete/{id}(id=${footwear.id})}" class="btn btn-danger"&gt;Delete&lt;/a&gt;&lt;/td&gt;</text:p>
      <text:p text:style-name="P5"><text:s text:c="12"/>&lt;td&gt;&lt;a href="" th:href="@{/admin/footwear/update/{id}(id=${footwear.id})}" class="btn btn-warning"&gt;Update&lt;/a&gt;&lt;/td&gt;</text:p>
      <text:p text:style-name="P5"/>
      <text:p text:style-name="P5"><text:s text:c="8"/>&lt;/tr&gt;</text:p>
      <text:p text:style-name="P5"><text:s text:c="8"/>&lt;/tbody&gt;</text:p>
      <text:p text:style-name="P5"><text:s text:c="4"/>&lt;/table&gt;</text:p>
      <text:p text:style-name="P5">&lt;/div&gt;</text:p>
      <text:p text:style-name="P5"/>
      <text:p text:style-name="P5"/>
      <text:p text:style-name="P5"/>
      <text:p text:style-name="P5">&lt;script src="https://code.jquery.com/jquery-3.4.1.slim.min.js" integrity="sha384-J6qa4849blE2+poT4WnyKhv5vZF5SrPo0iEjwBvKU7imGFAV0wwj1yYfoRSJoZ+n" crossorigin="anonymous"&gt;&lt;/script&gt;</text:p>
      <text:p text:style-name="P5">&lt;script src="https://cdn.jsdelivr.net/npm/popper.js@1.16.0/dist/umd/popper.min.js" integrity="sha384-Q6E9RHvbIyZFJoft+2mJbHaEWldlvI9IOYy5n3zV9zzTtmI3UksdQRVvoxMfooAo" crossorigin="anonymous"&gt;&lt;/script&gt;</text:p>
      <text:p text:style-name="P5"><text:soft-page-break/>&lt;script src="https://stackpath.bootstrapcdn.com/bootstrap/4.4.1/js/bootstrap.min.js" integrity="sha384-wfSDF2E50Y2D1uUdj0O3uMBJnjuUD4Ih7YwaYd1iqfktj0Uod8GCExl3Og8ifwB6" crossorigin="anonymous"&gt;&lt;/script&gt;</text:p>
      <text:p text:style-name="P5">&lt;/body&gt;</text:p>
      <text:p text:style-name="P5">&lt;/html&gt;</text:p>
      <text:p text:style-name="P5"/>
      <text:p text:style-name="P5"/>
      <text:p text:style-name="P4">//<text:span text:style-name="T5">FootwearAdd html</text:span></text:p>
      <text:p text:style-name="P4"/>
      <text:p text:style-name="P5">&lt;!doctype html&gt;</text:p>
      <text:p text:style-name="P5">&lt;html lang="en" xmlns:th="http://www.thymeleaf.org"&gt;</text:p>
      <text:p text:style-name="P5">&lt;head&gt;</text:p>
      <text:p text:style-name="P5"><text:s text:c="4"/>&lt;meta charset="UTF-8"&gt;</text:p>
      <text:p text:style-name="P5"><text:s text:c="4"/>&lt;meta name="viewport"</text:p>
      <text:p text:style-name="P5"><text:s text:c="10"/>content="width=device-width, user-scalable=no, initial-scale=1.0, maximum-scale=1.0, minimum-scale=1.0"&gt;</text:p>
      <text:p text:style-name="P5"><text:s text:c="4"/>&lt;meta http-equiv="X-UA-Compatible" content="ie=edge"&gt;</text:p>
      <text:p text:style-name="P5"><text:s text:c="4"/>&lt;link rel="stylesheet" href="https://stackpath.bootstrapcdn.com/bootstrap/4.4.1/css/bootstrap.min.css"</text:p>
      <text:p text:style-name="P5"><text:s text:c="10"/>integrity="sha384-Vkoo8x4CGsO3+Hhxv8T/Q5PaXtkKtu6ug5TOeNV6gBiFeWPGFN9MuhOf23Q9Ifjh" crossorigin="anonymous"&gt;</text:p>
      <text:p text:style-name="P5"><text:s text:c="4"/>&lt;link rel="stylesheet" href="https://use.fontawesome.com/releases/v5.7.0/css/all.css"</text:p>
      <text:p text:style-name="P5"><text:s text:c="10"/>integrity="sha384-lZN37f5QGtY3VHgisS14W3ExzMWZxybE1SJSEsQp9S+oqd12jhcu+A56Ebc1zFSJ" crossorigin="anonymous"&gt;</text:p>
      <text:p text:style-name="P5"><text:s text:c="4"/>&lt;title&gt;Document&lt;/title&gt;</text:p>
      <text:p text:style-name="P5">&lt;/head&gt;</text:p>
      <text:p text:style-name="P5">&lt;body&gt;</text:p>
      <text:p text:style-name="P5">&lt;nav class="navbar navbar-expand-lg navbar-light bg-light"&gt;</text:p>
      <text:p text:style-name="P5"><text:s text:c="4"/>&lt;div class="container-fluid"&gt;</text:p>
      <text:p text:style-name="P5"><text:s text:c="8"/>&lt;a class="navbar-brand" href="#"&gt;</text:p>
      <text:p text:style-name="P5"><text:s text:c="12"/>&lt;img th:src="@{/images/logo.png/Sportyshoes logo.png}" src="../static/images/logo.png" width="auto" height="40"</text:p>
      <text:p text:style-name="P5"><text:s text:c="17"/>class="d-inline-block align-top" alt=""/&gt;</text:p>
      <text:p text:style-name="P5"><text:s text:c="8"/>&lt;/a&gt;</text:p>
      <text:p text:style-name="P5"><text:s text:c="8"/>&lt;button class="navbar-toggler" type="button" data-toggle="collapse" data-target="#navbarSupportedContent"</text:p>
      <text:p text:style-name="P5"><text:s text:c="16"/>aria-controls="navbarSupportedContent" aria-expanded="false" aria-label="Toggle navigation"&gt;</text:p>
      <text:p text:style-name="P5"><text:s text:c="12"/>&lt;span class="navbar-toggler-icon"&gt;&lt;/span&gt;</text:p>
      <text:p text:style-name="P5"><text:s text:c="8"/>&lt;/button&gt;</text:p>
      <text:p text:style-name="P5"/>
      <text:p text:style-name="P5"><text:s text:c="8"/>&lt;div class="collapse navbar-collapse" id="navbarSupportedContent"&gt;</text:p>
      <text:p text:style-name="P5"><text:s text:c="12"/>&lt;ul class="navbar-nav mr-auto"&gt;&lt;/ul&gt;</text:p>
      <text:p text:style-name="P5"><text:s text:c="12"/>&lt;ul class="navbar-nav"&gt;</text:p>
      <text:p text:style-name="P5"><text:s text:c="16"/>&lt;li class="nav-item active"&gt;</text:p>
      <text:p text:style-name="P5"><text:s text:c="20"/>&lt;a class="nav-link" th:href="@{/admin}" href="#"&gt;admin-home&lt;/a&gt;</text:p>
      <text:p text:style-name="P5"><text:s text:c="16"/>&lt;/li&gt;</text:p>
      <text:p text:style-name="P5"><text:soft-page-break/><text:s text:c="16"/>&lt;li class="nav-item active"&gt;</text:p>
      <text:p text:style-name="P5"><text:s text:c="20"/>&lt;a class="nav-link" th:href="@{/logout}" href="#"&gt;logout&lt;/a&gt;</text:p>
      <text:p text:style-name="P5"><text:s text:c="16"/>&lt;/li&gt;</text:p>
      <text:p text:style-name="P5"/>
      <text:p text:style-name="P5"><text:s text:c="12"/>&lt;/ul&gt;</text:p>
      <text:p text:style-name="P5"/>
      <text:p text:style-name="P5"><text:s text:c="8"/>&lt;/div&gt;</text:p>
      <text:p text:style-name="P5"><text:s text:c="4"/>&lt;/div&gt;</text:p>
      <text:p text:style-name="P5">&lt;/nav&gt;</text:p>
      <text:p text:style-name="P5">&lt;div class="container"&gt;</text:p>
      <text:p text:style-name="P5"><text:s text:c="4"/>&lt;h3&gt;Add a new Footwear&lt;/h3&gt;</text:p>
      <text:p text:style-name="P5"><text:s text:c="4"/>&lt;form th:action="@{/admin/footwear/add}" method="post" th:object="${footwearDTO}" enctype="multipart/form-data"&gt;</text:p>
      <text:p text:style-name="P5"><text:s text:c="8"/>&lt;div class="row"&gt;</text:p>
      <text:p text:style-name="P5"><text:s text:c="12"/>&lt;div class="col-sm-5"&gt;</text:p>
      <text:p text:style-name="P5"/>
      <text:p text:style-name="P5"><text:s text:c="16"/>&lt;input type="hidden" name="id" th:field="*{id}"&gt;</text:p>
      <text:p text:style-name="P5"><text:s text:c="16"/>&lt;div class="form-group"&gt;</text:p>
      <text:p text:style-name="P5"><text:s text:c="20"/>&lt;label for="name"&gt;Name&lt;/label&gt;</text:p>
      <text:p text:style-name="P5"><text:s text:c="20"/>&lt;input type="text" class="form-control" required th:field="*{name}" name="name" id="name"</text:p>
      <text:p text:style-name="P5"><text:s text:c="27"/>placeholder="Enter name"&gt;</text:p>
      <text:p text:style-name="P5"/>
      <text:p text:style-name="P5"><text:s text:c="16"/>&lt;/div&gt;</text:p>
      <text:p text:style-name="P5"><text:s text:c="16"/>&lt;div class="form-group"&gt;</text:p>
      <text:p text:style-name="P5"><text:s text:c="20"/>&lt;label for="category"&gt;Select Category&lt;/label&gt;</text:p>
      <text:p text:style-name="P5"><text:s text:c="20"/>&lt;select class="form-control" th:field="*{categoryId}" id="category" name="category"&gt;</text:p>
      <text:p text:style-name="P5"><text:s text:c="24"/>&lt;option th:each="category :${categories}"</text:p>
      <text:p text:style-name="P5"><text:s text:c="32"/>th:value="${category.id}"</text:p>
      <text:p text:style-name="P5"><text:s text:c="32"/>th:text="${category.name}"</text:p>
      <text:p text:style-name="P5"><text:s text:c="24"/>&gt;</text:p>
      <text:p text:style-name="P5"><text:s text:c="20"/>&lt;/select&gt;</text:p>
      <text:p text:style-name="P5"><text:s text:c="16"/>&lt;/div&gt;</text:p>
      <text:p text:style-name="P5"><text:s text:c="16"/>&lt;div class="form-group"&gt;</text:p>
      <text:p text:style-name="P5"><text:s text:c="20"/>&lt;label for="price"&gt;Price&lt;/label&gt;</text:p>
      <text:p text:style-name="P5"><text:s text:c="20"/>&lt;input type="number" class="form-control" required th:field="*{price}" name="price" id="price"</text:p>
      <text:p text:style-name="P5"><text:s text:c="27"/>placeholder="Price"&gt;</text:p>
      <text:p text:style-name="P5"><text:s text:c="16"/>&lt;/div&gt;</text:p>
      <text:p text:style-name="P5"><text:s text:c="16"/>&lt;div class="form-group"&gt;</text:p>
      <text:p text:style-name="P5"><text:s text:c="20"/>&lt;label for="size"&gt;Size&lt;/label&gt;</text:p>
      <text:p text:style-name="P5"><text:s text:c="20"/>&lt;input type="number" class="form-control" required th:field="*{size}" name="size" id="size"</text:p>
      <text:p text:style-name="P5"><text:s text:c="27"/>placeholder="Size"&gt;</text:p>
      <text:p text:style-name="P5"><text:s text:c="16"/>&lt;/div&gt;</text:p>
      <text:p text:style-name="P5"><text:s text:c="16"/>&lt;div class="form-group"&gt;</text:p>
      <text:p text:style-name="P5"><text:s text:c="20"/>&lt;label for="Description"&gt;Footwear Description&lt;/label&gt;</text:p>
      <text:p text:style-name="P5"><text:s text:c="20"/>&lt;textarea class="form-control" rows="5" th:field="*{Description}" name="Description" id="Description"&gt;&lt;/textarea&gt;</text:p>
      <text:p text:style-name="P5"><text:soft-page-break/><text:s text:c="16"/>&lt;/div&gt;</text:p>
      <text:p text:style-name="P5"><text:s text:c="12"/>&lt;/div&gt;</text:p>
      <text:p text:style-name="P5"><text:s text:c="12"/>&lt;div class="col-sm-5"&gt;</text:p>
      <text:p text:style-name="P5"><text:s text:c="16"/>&lt;p&gt;Footwear Image&lt;/p&gt;</text:p>
      <text:p text:style-name="P5"><text:s text:c="16"/>&lt;div class="custom-file"&gt;</text:p>
      <text:p text:style-name="P5"><text:s text:c="20"/>&lt;input type="file" <text:s/>class="custom-file-input" name="footwearImage" accept="image/jpeg, image/png" <text:s/>id="footwearImage"/&gt;</text:p>
      <text:p text:style-name="P5"><text:s text:c="20"/>&lt;label class="custom-file-label" for="footwearImage"&gt;Choose file&lt;/label&gt;</text:p>
      <text:p text:style-name="P5"><text:s text:c="16"/>&lt;/div&gt;</text:p>
      <text:p text:style-name="P5"><text:s text:c="16"/>&lt;div class="form-group"&gt;</text:p>
      <text:p text:style-name="P5"><text:s text:c="20"/>&lt;img src="#" id="imgPreview" height="100px" width="100px" th:src="@{${'/footwearImages/' + footwearDTO.imageName}}" style="margin-top: 20px" alt=" "&gt;</text:p>
      <text:p text:style-name="P5"><text:s text:c="16"/>&lt;/div&gt;</text:p>
      <text:p text:style-name="P5"><text:s text:c="16"/>&lt;input type="hidden" name="imgName" th:value="${footwearDTO.imageName}"&gt;</text:p>
      <text:p text:style-name="P5"><text:s text:c="16"/>&lt;button type="submit" class="btn btn-primary"&gt;Submit&lt;/button&gt;</text:p>
      <text:p text:style-name="P5"><text:s text:c="12"/>&lt;/div&gt;</text:p>
      <text:p text:style-name="P5"><text:s text:c="8"/>&lt;/div&gt;</text:p>
      <text:p text:style-name="P5"><text:s text:c="4"/>&lt;/form&gt;</text:p>
      <text:p text:style-name="P5">&lt;/div&gt;</text:p>
      <text:p text:style-name="P5"/>
      <text:p text:style-name="P5"/>
      <text:p text:style-name="P5">&lt;script src="https://code.jquery.com/jquery-3.4.1.slim.min.js"</text:p>
      <text:p text:style-name="P5"><text:s text:c="8"/>integrity="sha384-J6qa4849blE2+poT4WnyKhv5vZF5SrPo0iEjwBvKU7imGFAV0wwj1yYfoRSJoZ+n"</text:p>
      <text:p text:style-name="P5"><text:s text:c="8"/>crossorigin="anonymous"&gt;&lt;/script&gt;</text:p>
      <text:p text:style-name="P5">&lt;script src="https://cdn.jsdelivr.net/npm/popper.js@1.16.0/dist/umd/popper.min.js"</text:p>
      <text:p text:style-name="P5"><text:s text:c="8"/>integrity="sha384-Q6E9RHvbIyZFJoft+2mJbHaEWldlvI9IOYy5n3zV9zzTtmI3UksdQRVvoxMfooAo"</text:p>
      <text:p text:style-name="P5"><text:s text:c="8"/>crossorigin="anonymous"&gt;&lt;/script&gt;</text:p>
      <text:p text:style-name="P5">&lt;script src="https://stackpath.bootstrapcdn.com/bootstrap/4.4.1/js/bootstrap.min.js"</text:p>
      <text:p text:style-name="P5"><text:s text:c="8"/>integrity="sha384-wfSDF2E50Y2D1uUdj0O3uMBJnjuUD4Ih7YwaYd1iqfktj0Uod8GCExl3Og8ifwB6"</text:p>
      <text:p text:style-name="P5"><text:s text:c="8"/>crossorigin="anonymous"&gt;&lt;/script&gt;</text:p>
      <text:p text:style-name="P5">&lt;script&gt;</text:p>
      <text:p text:style-name="P5"><text:s text:c="4"/>function readURL(input){</text:p>
      <text:p text:style-name="P5"><text:s text:c="8"/>if(input.files &amp;&amp; input.files[0]){</text:p>
      <text:p text:style-name="P5"><text:s text:c="12"/>var reader = new FileReader();</text:p>
      <text:p text:style-name="P5"><text:s text:c="12"/>reader.onload = function(e){</text:p>
      <text:p text:style-name="P5"><text:s text:c="16"/>$('#imgPreview').attr('src', e.target.result).width(100).height(100);</text:p>
      <text:p text:style-name="P5"><text:s text:c="12"/>}</text:p>
      <text:p text:style-name="P5"><text:s text:c="12"/>reader.readAsDataURL(input.files[0])</text:p>
      <text:p text:style-name="P5"><text:s text:c="8"/>}</text:p>
      <text:p text:style-name="P5"><text:s text:c="4"/>}</text:p>
      <text:p text:style-name="P5"><text:s text:c="4"/>$('#footwearImage').change(function(){</text:p>
      <text:p text:style-name="P5"><text:s text:c="8"/>readURL(this);</text:p>
      <text:p text:style-name="P5"><text:s text:c="4"/>});</text:p>
      <text:p text:style-name="P5"><text:s text:c="4"/>$(".custom-file-input").on("change", function() {</text:p>
      <text:p text:style-name="P5"><text:s text:c="8"/>var fileName = $(this).val().split("\\").pop();</text:p>
      <text:p text:style-name="P5"><text:s text:c="8"/>$(this).siblings(".custom-file-label").addClass("selected").html(fileName);</text:p>
      <text:p text:style-name="P5"><text:soft-page-break/><text:s text:c="4"/>});</text:p>
      <text:p text:style-name="P5">&lt;/script&gt;</text:p>
      <text:p text:style-name="P5">&lt;/body&gt;</text:p>
      <text:p text:style-name="P5">&lt;/html&gt;</text:p>
      <text:p text:style-name="P5"/>
      <text:p text:style-name="P5"/>
      <text:p text:style-name="P4">//<text:span text:style-name="T5">index.html</text:span></text:p>
      <text:p text:style-name="P4"/>
      <text:p text:style-name="P5">&lt;!doctype html&gt;</text:p>
      <text:p text:style-name="P5">&lt;html lang="en" xmlns:th="http://www.thymeleaf.org"</text:p>
      <text:p text:style-name="P5"><text:s text:c="6"/>xmlns:sec="http://www.thymeleaf.org/thymeleaf-extras-springsecurity3"&gt;</text:p>
      <text:p text:style-name="P5">&lt;head&gt;</text:p>
      <text:p text:style-name="P5"><text:s text:c="4"/>&lt;meta charset="UTF-8"&gt;</text:p>
      <text:p text:style-name="P5"><text:s text:c="4"/>&lt;meta name="viewport"</text:p>
      <text:p text:style-name="P5"><text:s text:c="10"/>content="width=device-width, user-scalable=no, initial-scale=1.0, maximum-scale=1.0, minimum-scale=1.0"&gt;</text:p>
      <text:p text:style-name="P5"><text:s text:c="4"/>&lt;meta http-equiv="X-UA-Compatible" content="ie=edge"&gt;</text:p>
      <text:p text:style-name="P5"><text:s text:c="4"/>&lt;link rel="stylesheet" href="https://stackpath.bootstrapcdn.com/bootstrap/4.4.1/css/bootstrap.min.css"</text:p>
      <text:p text:style-name="P5"><text:s text:c="10"/>integrity="sha384-Vkoo8x4CGsO3+Hhxv8T/Q5PaXtkKtu6ug5TOeNV6gBiFeWPGFN9MuhOf23Q9Ifjh" crossorigin="anonymous"&gt;</text:p>
      <text:p text:style-name="P5"><text:s text:c="4"/>&lt;link rel="stylesheet" href="https://use.fontawesome.com/releases/v5.7.0/css/all.css"</text:p>
      <text:p text:style-name="P5"><text:s text:c="10"/>integrity="sha384-lZN37f5QGtY3VHgisS14W3ExzMWZxybE1SJSEsQp9S+oqd12jhcu+A56Ebc1zFSJ" crossorigin="anonymous"&gt;</text:p>
      <text:p text:style-name="P5"><text:s text:c="4"/>&lt;title&gt;Document&lt;/title&gt;</text:p>
      <text:p text:style-name="P5"><text:s text:c="4"/></text:p>
      <text:p text:style-name="P5">&lt;/head&gt;</text:p>
      <text:p text:style-name="P5">&lt;body&gt;</text:p>
      <text:p text:style-name="P5"/>
      <text:p text:style-name="P5"/>
      <text:p text:style-name="P5">&lt;nav class="navbar navbar-expand-lg navbar-light bg-light" &gt;</text:p>
      <text:p text:style-name="P5"><text:s text:c="4"/>&lt;div class="container-fluid"&gt;</text:p>
      <text:p text:style-name="P5"><text:s text:c="8"/>&lt;a class="navbar-brand" href="#"&gt;</text:p>
      <text:p text:style-name="P5"><text:s text:c="12"/>&lt;img th:src="@{/images/logo.png/Sportyshoes logo.png}" <text:s/>src="../static/images/logo.png/" width="auto" height="60" class="d-inline-block align-top" alt=""/&gt;</text:p>
      <text:p text:style-name="P5"><text:s text:c="8"/>&lt;/a&gt;</text:p>
      <text:p text:style-name="P5"><text:s text:c="8"/>&lt;button class="navbar-toggler" type="button" data-toggle="collapse" data-target="#navbarSupportedContent" aria-controls="navbarSupportedContent" aria-expanded="false" aria-label="Toggle navigation"&gt;</text:p>
      <text:p text:style-name="P5"><text:s text:c="12"/>&lt;span class="navbar-toggler-icon"&gt;&lt;/span&gt;</text:p>
      <text:p text:style-name="P5"><text:s text:c="8"/>&lt;/button&gt;</text:p>
      <text:p text:style-name="P5"/>
      <text:p text:style-name="P5"><text:s text:c="8"/>&lt;div class="collapse navbar-collapse" id="navbarSupportedContent"&gt;</text:p>
      <text:p text:style-name="P5"><text:tab/><text:tab/><text:tab/>&lt;h3</text:p>
      <text:p text:style-name="P5"><text:tab/><text:tab/><text:tab/><text:tab/>class="text-uppercase font-weight-bold display-4 <text:s/>banner-heading"&gt;Welcome</text:p>
      <text:p text:style-name="P5"><text:tab/><text:tab/><text:tab/><text:tab/>to SportyShoes</text:p>
      <text:p text:style-name="P5"><text:soft-page-break/><text:tab/><text:tab/><text:tab/><text:tab/>&lt;/h3&gt;</text:p>
      <text:p text:style-name="P5"><text:s text:c="12"/>&lt;ul class="navbar-nav mr-auto"&gt;&lt;/ul&gt;</text:p>
      <text:p text:style-name="P5"><text:s text:c="12"/>&lt;ul class="navbar-nav"&gt;</text:p>
      <text:p text:style-name="P5"><text:s text:c="16"/>&lt;li class="nav-item active"&gt;</text:p>
      <text:p text:style-name="P5"><text:s text:c="20"/>&lt;a class="nav-link" th:href="@{/}" href="#"&gt;home&lt;/a&gt;</text:p>
      <text:p text:style-name="P5"><text:s text:c="16"/>&lt;/li&gt;</text:p>
      <text:p text:style-name="P5"><text:s text:c="16"/>&lt;li class="nav-item active"&gt;</text:p>
      <text:p text:style-name="P5"><text:s text:c="20"/>&lt;a class="nav-link" th:href="@{/shop}" href="#"&gt;shop&lt;/a&gt;</text:p>
      <text:p text:style-name="P5"><text:s text:c="16"/>&lt;/li&gt;</text:p>
      <text:p text:style-name="P5"><text:s text:c="16"/>&lt;li class="nav-item active"&gt;</text:p>
      <text:p text:style-name="P5"><text:s text:c="20"/>&lt;a class="nav-link" sec:authorize="isAnonymous()" th:href="@{/login}" href="#"&gt;login&lt;/a&gt;</text:p>
      <text:p text:style-name="P5"><text:s text:c="16"/>&lt;/li&gt;</text:p>
      <text:p text:style-name="P5"><text:s text:c="16"/>&lt;li class="nav-item active"&gt;</text:p>
      <text:p text:style-name="P5"><text:s text:c="20"/>&lt;a class="nav-link" sec:authorize="isAuthenticated()" th:href="@{/logout}" href="#"&gt;logout&lt;/a&gt;</text:p>
      <text:p text:style-name="P5"><text:s text:c="16"/>&lt;/li&gt;</text:p>
      <text:p text:style-name="P5"><text:s text:c="16"/>&lt;li class="nav-item active"&gt;</text:p>
      <text:p text:style-name="P5"><text:s text:c="20"/>&lt;a class="nav-link" th:href="@{/cart}" href="#"&gt;cart&lt;/a&gt;</text:p>
      <text:p text:style-name="P5"><text:s text:c="16"/>&lt;/li&gt;</text:p>
      <text:p text:style-name="P5"><text:s text:c="16"/>&lt;li class="nav-item active"&gt;</text:p>
      <text:p text:style-name="P5"><text:s text:c="20"/>&lt;span class="nav-link" th:text="${cartCount}"&gt;0&lt;/span&gt;</text:p>
      <text:p text:style-name="P5"><text:s text:c="16"/>&lt;/li&gt;</text:p>
      <text:p text:style-name="P5"><text:s text:c="12"/>&lt;/ul&gt;</text:p>
      <text:p text:style-name="P5"/>
      <text:p text:style-name="P5"><text:s text:c="8"/>&lt;/div&gt;</text:p>
      <text:p text:style-name="P5"><text:s text:c="7"/></text:p>
      <text:p text:style-name="P5"/>
      <text:p text:style-name="P5"><text:s text:c="4"/>&lt;/div&gt;</text:p>
      <text:p text:style-name="P5"><text:s text:c="4"/></text:p>
      <text:p text:style-name="P5">&lt;/nav&gt;</text:p>
      <text:p text:style-name="P5"><text:s/>&lt;div class="container"&gt;</text:p>
      <text:p text:style-name="P5"><text:tab/></text:p>
      <text:p text:style-name="P5"><text:tab/></text:p>
      <text:p text:style-name="P5"><text:tab/> &lt;div class="col text-center" id="bg"&gt;</text:p>
      <text:p text:style-name="P5"><text:tab/><text:tab/>&lt;img src="/images/background.jpg" alt=""&gt;</text:p>
      <text:p text:style-name="P5"><text:tab/><text:tab/></text:p>
      <text:p text:style-name="P5"><text:tab/>&lt;/div&gt;</text:p>
      <text:p text:style-name="P5"/>
      <text:p text:style-name="P5"/>
      <text:p text:style-name="P5"><text:tab/><text:tab/>&lt;div class="col text-center"&gt;</text:p>
      <text:p text:style-name="P5"><text:tab/><text:tab/><text:tab/></text:p>
      <text:p text:style-name="P5"><text:tab/><text:tab/><text:tab/>&lt;a href="/shop"</text:p>
      <text:p text:style-name="P5"><text:tab/><text:tab/><text:tab/><text:tab/>class="btn btn-lg btn-outline-primary text-uppercase px-12"&gt;</text:p>
      <text:p text:style-name="P5"><text:tab/><text:tab/><text:tab/><text:tab/>Buy </text:p>
      <text:p text:style-name="P5"><text:tab/><text:tab/><text:tab/>&lt;/a&gt;</text:p>
      <text:p text:style-name="P5"><text:tab/><text:tab/></text:p>
      <text:p text:style-name="P5"><text:tab/><text:tab/>&lt;/div&gt;</text:p>
      <text:p text:style-name="P5"><text:tab/>&lt;/div&gt;</text:p>
      <text:p text:style-name="P5"><text:soft-page-break/></text:p>
      <text:p text:style-name="P5"><text:tab/></text:p>
      <text:p text:style-name="P5"/>
      <text:p text:style-name="P5"/>
      <text:p text:style-name="P5">&lt;script src="https://code.jquery.com/jquery-3.4.1.slim.min.js" integrity="sha384-J6qa4849blE2+poT4WnyKhv5vZF5SrPo0iEjwBvKU7imGFAV0wwj1yYfoRSJoZ+n" crossorigin="anonymous"&gt;&lt;/script&gt;</text:p>
      <text:p text:style-name="P5">&lt;script src="https://cdn.jsdelivr.net/npm/popper.js@1.16.0/dist/umd/popper.min.js" integrity="sha384-Q6E9RHvbIyZFJoft+2mJbHaEWldlvI9IOYy5n3zV9zzTtmI3UksdQRVvoxMfooAo" crossorigin="anonymous"&gt;&lt;/script&gt;</text:p>
      <text:p text:style-name="P5">&lt;script src="https://stackpath.bootstrapcdn.com/bootstrap/4.4.1/js/bootstrap.min.js" integrity="sha384-wfSDF2E50Y2D1uUdj0O3uMBJnjuUD4Ih7YwaYd1iqfktj0Uod8GCExl3Og8ifwB6" crossorigin="anonymous"&gt;&lt;/script&gt;</text:p>
      <text:p text:style-name="P5">&lt;/body&gt;</text:p>
      <text:p text:style-name="P5">&lt;/html&gt;</text:p>
      <text:p text:style-name="P5"/>
      <text:p text:style-name="P5"/>
      <text:p text:style-name="P4">//<text:span text:style-name="T5">Login.html</text:span></text:p>
      <text:p text:style-name="P4"/>
      <text:p text:style-name="P4"/>
      <text:p text:style-name="P5">&lt;!doctype html&gt;</text:p>
      <text:p text:style-name="P5">&lt;html lang="en" xmlns:th="http://www.thymeleaf.org"&gt;</text:p>
      <text:p text:style-name="P5">&lt;head&gt;</text:p>
      <text:p text:style-name="P5"><text:s text:c="4"/>&lt;meta charset="UTF-8"&gt;</text:p>
      <text:p text:style-name="P5"><text:s text:c="4"/>&lt;meta name="viewport"</text:p>
      <text:p text:style-name="P5"><text:s text:c="10"/>content="width=device-width, user-scalable=no, initial-scale=1.0, maximum-scale=1.0, minimum-scale=1.0"&gt;</text:p>
      <text:p text:style-name="P5"><text:s text:c="4"/>&lt;meta http-equiv="X-UA-Compatible" content="ie=edge"&gt;</text:p>
      <text:p text:style-name="P5"><text:s text:c="4"/>&lt;link rel="stylesheet" href="https://stackpath.bootstrapcdn.com/bootstrap/4.4.1/css/bootstrap.min.css"</text:p>
      <text:p text:style-name="P5"><text:s text:c="10"/>integrity="sha384-Vkoo8x4CGsO3+Hhxv8T/Q5PaXtkKtu6ug5TOeNV6gBiFeWPGFN9MuhOf23Q9Ifjh" crossorigin="anonymous"&gt;</text:p>
      <text:p text:style-name="P5"><text:s text:c="4"/>&lt;link rel="stylesheet" href="https://use.fontawesome.com/releases/v5.7.0/css/all.css"</text:p>
      <text:p text:style-name="P5"><text:s text:c="10"/>integrity="sha384-lZN37f5QGtY3VHgisS14W3ExzMWZxybE1SJSEsQp9S+oqd12jhcu+A56Ebc1zFSJ" crossorigin="anonymous"&gt;</text:p>
      <text:p text:style-name="P5"><text:s text:c="4"/>&lt;title&gt;Document&lt;/title&gt;</text:p>
      <text:p text:style-name="P5">&lt;/head&gt;</text:p>
      <text:p text:style-name="P5">&lt;body&gt;</text:p>
      <text:p text:style-name="P5"/>
      <text:p text:style-name="P5"/>
      <text:p text:style-name="P5">&lt;nav class="navbar navbar-expand-lg navbar-light bg-light" &gt;</text:p>
      <text:p text:style-name="P5"><text:s text:c="4"/>&lt;div class="container-fluid"&gt;</text:p>
      <text:p text:style-name="P5"><text:s text:c="8"/>&lt;a class="navbar-brand" href="#"&gt;</text:p>
      <text:p text:style-name="P5"><text:s text:c="12"/>&lt;img th:src="@{/images/logo.png/Sportyshoes logo.png}" <text:s/>src="../static/images/logo.png" width="auto" height="40" class="d-inline-block align-top" alt=""/&gt;</text:p>
      <text:p text:style-name="P5"><text:s text:c="8"/>&lt;/a&gt;</text:p>
      <text:p text:style-name="P5"><text:soft-page-break/><text:s text:c="8"/>&lt;button class="navbar-toggler" type="button" data-toggle="collapse" data-target="#navbarSupportedContent" aria-controls="navbarSupportedContent" aria-expanded="false" aria-label="Toggle navigation"&gt;</text:p>
      <text:p text:style-name="P5"><text:s text:c="12"/>&lt;span class="navbar-toggler-icon"&gt;&lt;/span&gt;</text:p>
      <text:p text:style-name="P5"><text:s text:c="8"/>&lt;/button&gt;</text:p>
      <text:p text:style-name="P5"/>
      <text:p text:style-name="P5"><text:s text:c="8"/>&lt;div class="collapse navbar-collapse" id="navbarSupportedContent"&gt;</text:p>
      <text:p text:style-name="P5"><text:s text:c="12"/>&lt;ul class="navbar-nav mr-auto"&gt;&lt;/ul&gt;</text:p>
      <text:p text:style-name="P5"><text:s text:c="12"/>&lt;ul class="navbar-nav"&gt;</text:p>
      <text:p text:style-name="P5"><text:s text:c="16"/>&lt;li class="nav-item active"&gt;</text:p>
      <text:p text:style-name="P5"><text:s text:c="20"/>&lt;a class="nav-link" th:href="@{/}" href="#"&gt;home&lt;/a&gt;</text:p>
      <text:p text:style-name="P5"><text:s text:c="16"/>&lt;/li&gt;</text:p>
      <text:p text:style-name="P5"><text:s text:c="16"/>&lt;li class="nav-item active"&gt;</text:p>
      <text:p text:style-name="P5"><text:s text:c="20"/>&lt;a class="nav-link" th:href="@{/shop}" href="#"&gt;shop&lt;/a&gt;</text:p>
      <text:p text:style-name="P5"><text:s text:c="16"/>&lt;/li&gt;</text:p>
      <text:p text:style-name="P5"><text:s text:c="16"/>&lt;li class="nav-item active"&gt;</text:p>
      <text:p text:style-name="P5"><text:s text:c="20"/>&lt;a class="nav-link" href="#"&gt;Sign Up&lt;/a&gt;</text:p>
      <text:p text:style-name="P5"><text:s text:c="16"/>&lt;/li&gt;</text:p>
      <text:p text:style-name="P5"/>
      <text:p text:style-name="P5"><text:s text:c="12"/>&lt;/ul&gt;</text:p>
      <text:p text:style-name="P5"/>
      <text:p text:style-name="P5"><text:s text:c="8"/>&lt;/div&gt;</text:p>
      <text:p text:style-name="P5"><text:s text:c="4"/>&lt;/div&gt;</text:p>
      <text:p text:style-name="P5">&lt;/nav&gt;</text:p>
      <text:p text:style-name="P5">&lt;div class="container"&gt;</text:p>
      <text:p text:style-name="P5"><text:s text:c="4"/>&lt;div class="row"&gt;</text:p>
      <text:p text:style-name="P5"><text:s text:c="8"/>&lt;div class="col-sm-6"&gt;</text:p>
      <text:p text:style-name="P5"><text:s text:c="12"/>&lt;h2&gt;Login&lt;/h2&gt;</text:p>
      <text:p text:style-name="P5"><text:s text:c="12"/>&lt;p&gt;Please fill out this to login&lt;/p&gt;</text:p>
      <text:p text:style-name="P5"><text:s text:c="12"/>&lt;form th:action="@{/login}" method="post"&gt;</text:p>
      <text:p text:style-name="P5"><text:s text:c="16"/>&lt;div class="form-group"&gt;</text:p>
      <text:p text:style-name="P5"><text:s text:c="20"/>&lt;label for="email"&gt;Email&lt;/label&gt;</text:p>
      <text:p text:style-name="P5"><text:s text:c="20"/>&lt;input type="email" name="email" id="email" placeholder="Your Email" class="form-control form-control-lg"&gt;</text:p>
      <text:p text:style-name="P5"><text:s text:c="16"/>&lt;/div&gt;</text:p>
      <text:p text:style-name="P5"/>
      <text:p text:style-name="P5"><text:s text:c="16"/>&lt;div class="form-group"&gt;</text:p>
      <text:p text:style-name="P5"><text:s text:c="20"/>&lt;label for="password"&gt;Password&lt;/label&gt;</text:p>
      <text:p text:style-name="P5"><text:s text:c="20"/>&lt;input type="password" class="form-control form-control-lg" placeholder="Password" name="password" id="password"&gt;</text:p>
      <text:p text:style-name="P5"><text:s text:c="16"/>&lt;/div&gt;</text:p>
      <text:p text:style-name="P5"><text:s text:c="16"/>&lt;div th:if="${param.error}" class="alert alert-error text-danger"&gt;</text:p>
      <text:p text:style-name="P5"><text:s text:c="20"/>Invalid username or password.</text:p>
      <text:p text:style-name="P5"><text:s text:c="16"/>&lt;/div&gt;</text:p>
      <text:p text:style-name="P5"/>
      <text:p text:style-name="P5"><text:s text:c="16"/>&lt;input type="submit" value="Login" class="btn btn-primary btn-block"&gt;</text:p>
      <text:p text:style-name="P5"><text:s text:c="16"/>&lt;br&gt;</text:p>
      <text:p text:style-name="P5"><text:s text:c="16"/>&lt;span &gt;Don't have an account &lt;a class="linkControl" href="./register.html"</text:p>
      <text:p text:style-name="P5"><text:s text:c="48"/>th:href="@{/register}"&gt;Register here&lt;/a&gt;&lt;/span&gt;</text:p>
      <text:p text:style-name="P5"><text:soft-page-break/><text:s text:c="16"/>&lt;br&gt;</text:p>
      <text:p text:style-name="P5"><text:s text:c="16"/>&lt;a href="" th:href="@{/changepassword}"&gt;Forgot password ?&lt;/a&gt;</text:p>
      <text:p text:style-name="P5"><text:s text:c="12"/>&lt;/form&gt;</text:p>
      <text:p text:style-name="P5"><text:s text:c="12"/>&lt;br&gt;</text:p>
      <text:p text:style-name="P5"><text:s text:c="12"/>&lt;h3&gt;OR&lt;/h3&gt;</text:p>
      <text:p text:style-name="P5"><text:s text:c="12"/>&lt;a href="/oauth2/authorization/google" class="btn btn-primary"&gt;Sign-In with google &lt;/a&gt;</text:p>
      <text:p text:style-name="P5"/>
      <text:p text:style-name="P5"><text:s text:c="8"/>&lt;/div&gt;</text:p>
      <text:p text:style-name="P5"/>
      <text:p text:style-name="P5"><text:s text:c="4"/>&lt;/div&gt;</text:p>
      <text:p text:style-name="P5">&lt;/div&gt;</text:p>
      <text:p text:style-name="P5"/>
      <text:p text:style-name="P5">&lt;script src="https://code.jquery.com/jquery-3.4.1.slim.min.js" integrity="sha384-J6qa4849blE2+poT4WnyKhv5vZF5SrPo0iEjwBvKU7imGFAV0wwj1yYfoRSJoZ+n" crossorigin="anonymous"&gt;&lt;/script&gt;</text:p>
      <text:p text:style-name="P5">&lt;script src="https://cdn.jsdelivr.net/npm/popper.js@1.16.0/dist/umd/popper.min.js" integrity="sha384-Q6E9RHvbIyZFJoft+2mJbHaEWldlvI9IOYy5n3zV9zzTtmI3UksdQRVvoxMfooAo" crossorigin="anonymous"&gt;&lt;/script&gt;</text:p>
      <text:p text:style-name="P5">&lt;script src="https://stackpath.bootstrapcdn.com/bootstrap/4.4.1/js/bootstrap.min.js" integrity="sha384-wfSDF2E50Y2D1uUdj0O3uMBJnjuUD4Ih7YwaYd1iqfktj0Uod8GCExl3Og8ifwB6" crossorigin="anonymous"&gt;&lt;/script&gt;</text:p>
      <text:p text:style-name="P5">&lt;/body&gt;</text:p>
      <text:p text:style-name="P5">&lt;/html&gt;</text:p>
      <text:p text:style-name="P5"/>
      <text:p text:style-name="P5"/>
      <text:p text:style-name="P5"/>
      <text:p text:style-name="P4">//<text:span text:style-name="T5">OrderPlaced.html</text:span></text:p>
      <text:p text:style-name="P4"/>
      <text:p text:style-name="P5">&lt;!doctype html&gt;</text:p>
      <text:p text:style-name="P5">&lt;html lang="en" xmlns:th="http://www.thymeleaf.org"</text:p>
      <text:p text:style-name="P5"><text:s text:c="6"/>xmlns:sec="http://www.thymeleaf.org/thymeleaf-extras-springsecurity3"&gt;</text:p>
      <text:p text:style-name="P5">&lt;head&gt;</text:p>
      <text:p text:style-name="P5"><text:s text:c="4"/>&lt;meta charset="UTF-8"&gt;</text:p>
      <text:p text:style-name="P5"><text:s text:c="4"/>&lt;meta name="viewport"</text:p>
      <text:p text:style-name="P5"><text:s text:c="10"/>content="width=device-width, user-scalable=no, initial-scale=1.0, maximum-scale=1.0, minimum-scale=1.0"&gt;</text:p>
      <text:p text:style-name="P5"><text:s text:c="4"/>&lt;meta http-equiv="X-UA-Compatible" content="ie=edge"&gt;</text:p>
      <text:p text:style-name="P5"><text:s text:c="4"/>&lt;link rel="stylesheet" href="https://stackpath.bootstrapcdn.com/bootstrap/4.4.1/css/bootstrap.min.css"</text:p>
      <text:p text:style-name="P5"><text:s text:c="10"/>integrity="sha384-Vkoo8x4CGsO3+Hhxv8T/Q5PaXtkKtu6ug5TOeNV6gBiFeWPGFN9MuhOf23Q9Ifjh" crossorigin="anonymous"&gt;</text:p>
      <text:p text:style-name="P5"><text:s text:c="4"/>&lt;link rel="stylesheet" href="https://use.fontawesome.com/releases/v5.11.2/css/all.css"&gt;</text:p>
      <text:p text:style-name="P5"/>
      <text:p text:style-name="P5"><text:s text:c="4"/>&lt;title&gt;Document&lt;/title&gt;</text:p>
      <text:p text:style-name="P5">&lt;/head&gt;</text:p>
      <text:p text:style-name="P5">&lt;body&gt;</text:p>
      <text:p text:style-name="P5"/>
      <text:p text:style-name="P5"/>
      <text:p text:style-name="P5"><text:soft-page-break/>&lt;nav class="navbar navbar-expand-lg navbar-light bg-light" &gt;</text:p>
      <text:p text:style-name="P5"><text:s text:c="4"/>&lt;div class="container-fluid"&gt;</text:p>
      <text:p text:style-name="P5"><text:s text:c="8"/>&lt;a class="navbar-brand" href="#"&gt;</text:p>
      <text:p text:style-name="P5"><text:s text:c="12"/>&lt;img th:src="@{/images/logo.png/Sportyshoes logo.png}" <text:s/>src="../static/images/logo.png" width="auto" height="40" class="d-inline-block align-top" alt=""/&gt;</text:p>
      <text:p text:style-name="P5"><text:s text:c="8"/>&lt;/a&gt;</text:p>
      <text:p text:style-name="P5"><text:s text:c="8"/>&lt;button class="navbar-toggler" type="button" data-toggle="collapse" data-target="#navbarSupportedContent" aria-controls="navbarSupportedContent" aria-expanded="false" aria-label="Toggle navigation"&gt;</text:p>
      <text:p text:style-name="P5"><text:s text:c="12"/>&lt;span class="navbar-toggler-icon"&gt;&lt;/span&gt;</text:p>
      <text:p text:style-name="P5"><text:s text:c="8"/>&lt;/button&gt;</text:p>
      <text:p text:style-name="P5"/>
      <text:p text:style-name="P5"><text:s text:c="8"/>&lt;div class="collapse navbar-collapse" id="navbarSupportedContent"&gt;</text:p>
      <text:p text:style-name="P5"><text:s text:c="12"/>&lt;ul class="navbar-nav mr-auto"&gt;&lt;/ul&gt;</text:p>
      <text:p text:style-name="P5"><text:s text:c="12"/>&lt;ul class="navbar-nav"&gt;</text:p>
      <text:p text:style-name="P5"><text:s text:c="16"/>&lt;li class="nav-item active"&gt;</text:p>
      <text:p text:style-name="P5"><text:s text:c="20"/>&lt;a class="nav-link" th:href="@{/}" href="#"&gt;home&lt;/a&gt;</text:p>
      <text:p text:style-name="P5"><text:s text:c="16"/>&lt;/li&gt;</text:p>
      <text:p text:style-name="P5"><text:s text:c="16"/>&lt;li class="nav-item active"&gt;</text:p>
      <text:p text:style-name="P5"><text:s text:c="20"/>&lt;a class="nav-link" th:href="@{/shop}" href="#"&gt;shop&lt;/a&gt;</text:p>
      <text:p text:style-name="P5"><text:s text:c="16"/>&lt;/li&gt;</text:p>
      <text:p text:style-name="P5"><text:s text:c="16"/>&lt;li class="nav-item active"&gt;</text:p>
      <text:p text:style-name="P5"><text:s text:c="20"/>&lt;a class="nav-link" sec:authorize="isAnonymous()" th:href="@{/login}" href="#"&gt;login&lt;/a&gt;</text:p>
      <text:p text:style-name="P5"><text:s text:c="16"/>&lt;/li&gt;</text:p>
      <text:p text:style-name="P5"><text:s text:c="16"/>&lt;li class="nav-item active"&gt;</text:p>
      <text:p text:style-name="P5"><text:s text:c="20"/>&lt;a class="nav-link" sec:authorize="isAuthenticated()" th:href="@{/logout}" href="#"&gt;logout&lt;/a&gt;</text:p>
      <text:p text:style-name="P5"><text:s text:c="16"/>&lt;/li&gt;</text:p>
      <text:p text:style-name="P5"><text:s text:c="16"/>&lt;li class="nav-item active"&gt;</text:p>
      <text:p text:style-name="P5"><text:s text:c="20"/>&lt;a class="nav-link" th:href="@{/cart}" href="#"&gt;cart&lt;/a&gt;</text:p>
      <text:p text:style-name="P5"><text:s text:c="16"/>&lt;/li&gt;</text:p>
      <text:p text:style-name="P5"><text:s text:c="12"/>&lt;!-- <text:s text:c="3"/>&lt;li class="nav-item active"&gt;--&gt;</text:p>
      <text:p text:style-name="P5"><text:s text:c="13"/>&lt;!-- <text:s text:c="5"/>&lt;span class="nav-link" th:text="${cartCount}"&gt;0&lt;/span&gt;--&gt;</text:p>
      <text:p text:style-name="P5"><text:s text:c="12"/>&lt;!-- <text:s text:c="2"/>&lt;/li&gt;--&gt;</text:p>
      <text:p text:style-name="P5"><text:s text:c="12"/>&lt;/ul&gt;</text:p>
      <text:p text:style-name="P5"/>
      <text:p text:style-name="P5"><text:s text:c="8"/>&lt;/div&gt;</text:p>
      <text:p text:style-name="P5"><text:s text:c="4"/>&lt;/div&gt;</text:p>
      <text:p text:style-name="P5">&lt;/nav&gt;</text:p>
      <text:p text:style-name="P5">&lt;div class="container"&gt;</text:p>
      <text:p text:style-name="P5"><text:s text:c="4"/>&lt;div class="row"&gt;</text:p>
      <text:p text:style-name="P5"><text:s text:c="8"/>&lt;div class="well col-xs-10 col-sm-10 col-md-6 col-xs-offset-1 col-sm-offset-1 col-md-offset-3"&gt;</text:p>
      <text:p text:style-name="P5"><text:s text:c="12"/>&lt;div class="row"&gt;</text:p>
      <text:p text:style-name="P5"><text:s text:c="16"/>&lt;div class="col-xs-6 col-sm-6 col-md-6"&gt;</text:p>
      <text:p text:style-name="P5"><text:s text:c="20"/>&lt;strong th:text="${result}"&gt;&lt;/strong&gt;</text:p>
      <text:p text:style-name="P5"><text:s text:c="20"/>&lt;br&gt;</text:p>
      <text:p text:style-name="P5"><text:s text:c="16"/>&lt;/div&gt;</text:p>
      <text:p text:style-name="P5"><text:s text:c="16"/>&lt;div class="col-xs-6 col-sm-6 col-md-6 text-right"&gt;</text:p>
      <text:p text:style-name="P5"><text:soft-page-break/><text:s text:c="20"/>&lt;p&gt;</text:p>
      <text:p text:style-name="P5"><text:s text:c="24"/>&lt;em&gt;Receipt #: 34522677W&lt;/em&gt;</text:p>
      <text:p text:style-name="P5"><text:s text:c="20"/>&lt;/p&gt;</text:p>
      <text:p text:style-name="P5"><text:s text:c="16"/>&lt;/div&gt;</text:p>
      <text:p text:style-name="P5"><text:s text:c="12"/>&lt;/div&gt;</text:p>
      <text:p text:style-name="P5"><text:s text:c="12"/>&lt;div class="row"&gt;</text:p>
      <text:p text:style-name="P5"><text:s text:c="16"/>&lt;div class="text-center"&gt;</text:p>
      <text:p text:style-name="P5"><text:s text:c="20"/>&lt;h1&gt;Receipt&lt;/h1&gt;</text:p>
      <text:p text:style-name="P5"><text:s text:c="16"/>&lt;/div&gt;</text:p>
      <text:p text:style-name="P5"/>
      <text:p text:style-name="P5"><text:s text:c="16"/>&lt;table class="table table-hover"&gt;</text:p>
      <text:p text:style-name="P5"><text:s text:c="20"/>&lt;thead&gt;</text:p>
      <text:p text:style-name="P5"><text:s text:c="20"/>&lt;tr&gt;</text:p>
      <text:p text:style-name="P5"><text:s text:c="24"/>&lt;th&gt;Components&lt;/th&gt;</text:p>
      <text:p text:style-name="P5"><text:s text:c="20"/>&lt;/tr&gt;</text:p>
      <text:p text:style-name="P5"><text:s text:c="20"/>&lt;/thead&gt;</text:p>
      <text:p text:style-name="P5"><text:s text:c="20"/>&lt;tbody&gt;</text:p>
      <text:p text:style-name="P5"/>
      <text:p text:style-name="P5"><text:s text:c="20"/>&lt;tr th:each="entry : ${parameters}"&gt;</text:p>
      <text:p text:style-name="P5"/>
      <text:p text:style-name="P5"><text:s text:c="24"/>&lt;td th:text="${entry.key} + ' <text:s/>: - <text:s/>' + ${entry.value}"&gt;&lt;/td&gt;</text:p>
      <text:p text:style-name="P5"/>
      <text:p text:style-name="P5"><text:s text:c="20"/>&lt;/tr&gt;</text:p>
      <text:p text:style-name="P5"><text:s text:c="20"/>&lt;/tbody&gt;</text:p>
      <text:p text:style-name="P5"><text:s text:c="16"/>&lt;/table&gt;</text:p>
      <text:p text:style-name="P5"><text:s text:c="12"/>&lt;/div&gt;</text:p>
      <text:p text:style-name="P5"><text:s text:c="8"/>&lt;/div&gt;</text:p>
      <text:p text:style-name="P5"><text:s text:c="4"/>&lt;/div&gt;</text:p>
      <text:p text:style-name="P5">&lt;/div&gt;</text:p>
      <text:p text:style-name="P5"/>
      <text:p text:style-name="P5"/>
      <text:p text:style-name="P5"/>
      <text:p text:style-name="P5"/>
      <text:p text:style-name="P5"/>
      <text:p text:style-name="P5">&lt;script src="https://code.jquery.com/jquery-3.4.1.slim.min.js" integrity="sha384-J6qa4849blE2+poT4WnyKhv5vZF5SrPo0iEjwBvKU7imGFAV0wwj1yYfoRSJoZ+n" crossorigin="anonymous"&gt;&lt;/script&gt;</text:p>
      <text:p text:style-name="P5">&lt;script src="https://cdn.jsdelivr.net/npm/popper.js@1.16.0/dist/umd/popper.min.js" integrity="sha384-Q6E9RHvbIyZFJoft+2mJbHaEWldlvI9IOYy5n3zV9zzTtmI3UksdQRVvoxMfooAo" crossorigin="anonymous"&gt;&lt;/script&gt;</text:p>
      <text:p text:style-name="P5">&lt;script src="https://stackpath.bootstrapcdn.com/bootstrap/4.4.1/js/bootstrap.min.js" integrity="sha384-wfSDF2E50Y2D1uUdj0O3uMBJnjuUD4Ih7YwaYd1iqfktj0Uod8GCExl3Og8ifwB6" crossorigin="anonymous"&gt;&lt;/script&gt;</text:p>
      <text:p text:style-name="P5">&lt;/body&gt;</text:p>
      <text:p text:style-name="P5">&lt;/html&gt;</text:p>
      <text:p text:style-name="P5"/>
      <text:p text:style-name="P5"/>
      <text:p text:style-name="P4">//<text:span text:style-name="T5">Registr.html</text:span></text:p>
      <text:p text:style-name="P4"/>
      <text:p text:style-name="P5"><text:soft-page-break/>&lt;!doctype html&gt;</text:p>
      <text:p text:style-name="P5">&lt;html lang="en" xmlns:th="http://www.thymeleaf.org"&gt;</text:p>
      <text:p text:style-name="P5">&lt;head&gt;</text:p>
      <text:p text:style-name="P5"><text:s text:c="4"/>&lt;meta charset="UTF-8"&gt;</text:p>
      <text:p text:style-name="P5"><text:s text:c="4"/>&lt;meta name="viewport"</text:p>
      <text:p text:style-name="P5"><text:s text:c="10"/>content="width=device-width, user-scalable=no, initial-scale=1.0, maximum-scale=1.0, minimum-scale=1.0"&gt;</text:p>
      <text:p text:style-name="P5"><text:s text:c="4"/>&lt;meta http-equiv="X-UA-Compatible" content="ie=edge"&gt;</text:p>
      <text:p text:style-name="P5"><text:s text:c="4"/>&lt;link rel="stylesheet" href="https://stackpath.bootstrapcdn.com/bootstrap/4.4.1/css/bootstrap.min.css"</text:p>
      <text:p text:style-name="P5"><text:s text:c="10"/>integrity="sha384-Vkoo8x4CGsO3+Hhxv8T/Q5PaXtkKtu6ug5TOeNV6gBiFeWPGFN9MuhOf23Q9Ifjh" crossorigin="anonymous"&gt;</text:p>
      <text:p text:style-name="P5"><text:s text:c="4"/>&lt;link rel="stylesheet" href="https://use.fontawesome.com/releases/v5.7.0/css/all.css"</text:p>
      <text:p text:style-name="P5"><text:s text:c="10"/>integrity="sha384-lZN37f5QGtY3VHgisS14W3ExzMWZxybE1SJSEsQp9S+oqd12jhcu+A56Ebc1zFSJ" crossorigin="anonymous"&gt;</text:p>
      <text:p text:style-name="P5"><text:s text:c="4"/>&lt;title&gt;Document&lt;/title&gt;</text:p>
      <text:p text:style-name="P5">&lt;/head&gt;</text:p>
      <text:p text:style-name="P5">&lt;body&gt;</text:p>
      <text:p text:style-name="P5"/>
      <text:p text:style-name="P5"/>
      <text:p text:style-name="P5">&lt;nav class="navbar navbar-expand-lg navbar-light bg-light" &gt;</text:p>
      <text:p text:style-name="P5"><text:s text:c="4"/>&lt;div class="container-fluid"&gt;</text:p>
      <text:p text:style-name="P5"><text:s text:c="8"/>&lt;a class="navbar-brand" href="#"&gt;</text:p>
      <text:p text:style-name="P5"><text:s text:c="12"/>&lt;img th:src="@{/images/logo.png/Sportyshoes logo.png}" <text:s/>src="../static/images/logo.png" width="auto" height="40" class="d-inline-block align-top" alt=""/&gt;</text:p>
      <text:p text:style-name="P5"><text:s text:c="8"/>&lt;/a&gt;</text:p>
      <text:p text:style-name="P5"><text:s text:c="8"/>&lt;button class="navbar-toggler" type="button" data-toggle="collapse" data-target="#navbarSupportedContent" aria-controls="navbarSupportedContent" aria-expanded="false" aria-label="Toggle navigation"&gt;</text:p>
      <text:p text:style-name="P5"><text:s text:c="12"/>&lt;span class="navbar-toggler-icon"&gt;&lt;/span&gt;</text:p>
      <text:p text:style-name="P5"><text:s text:c="8"/>&lt;/button&gt;</text:p>
      <text:p text:style-name="P5"/>
      <text:p text:style-name="P5"><text:s text:c="8"/>&lt;div class="collapse navbar-collapse" id="navbarSupportedContent"&gt;</text:p>
      <text:p text:style-name="P5"><text:s text:c="12"/>&lt;ul class="navbar-nav mr-auto"&gt;&lt;/ul&gt;</text:p>
      <text:p text:style-name="P5"><text:s text:c="12"/>&lt;ul class="navbar-nav"&gt;</text:p>
      <text:p text:style-name="P5"><text:s text:c="16"/>&lt;li class="nav-item active"&gt;</text:p>
      <text:p text:style-name="P5"><text:s text:c="20"/>&lt;a class="nav-link" th:href="@{/}" href="#"&gt;home&lt;/a&gt;</text:p>
      <text:p text:style-name="P5"><text:s text:c="16"/>&lt;/li&gt;</text:p>
      <text:p text:style-name="P5"><text:s text:c="16"/>&lt;li class="nav-item active"&gt;</text:p>
      <text:p text:style-name="P5"><text:s text:c="20"/>&lt;a class="nav-link" th:href="@{/shop}" href="#"&gt;shop&lt;/a&gt;</text:p>
      <text:p text:style-name="P5"><text:s text:c="16"/>&lt;/li&gt;</text:p>
      <text:p text:style-name="P5"><text:s text:c="16"/>&lt;li class="nav-item active"&gt;</text:p>
      <text:p text:style-name="P5"><text:s text:c="20"/>&lt;a class="nav-link" href="#"&gt;Sign Up&lt;/a&gt;</text:p>
      <text:p text:style-name="P5"><text:s text:c="16"/>&lt;/li&gt;</text:p>
      <text:p text:style-name="P5"/>
      <text:p text:style-name="P5"><text:s text:c="12"/>&lt;/ul&gt;</text:p>
      <text:p text:style-name="P5"/>
      <text:p text:style-name="P5"><text:soft-page-break/><text:s text:c="8"/>&lt;/div&gt;</text:p>
      <text:p text:style-name="P5"><text:s text:c="4"/>&lt;/div&gt;</text:p>
      <text:p text:style-name="P5">&lt;/nav&gt;</text:p>
      <text:p text:style-name="P5">&lt;div class="container"&gt;</text:p>
      <text:p text:style-name="P5"><text:s text:c="4"/>&lt;div class="col-sm-6"&gt;</text:p>
      <text:p text:style-name="P5"><text:s text:c="8"/>&lt;h3 style="margin-top: 10px"&gt;Sign Up Now&lt;/h3&gt;</text:p>
      <text:p text:style-name="P5"><text:s text:c="8"/>&lt;p&gt;Please fill out this to register&lt;/p&gt;</text:p>
      <text:p text:style-name="P5"><text:s text:c="8"/>&lt;form th:action="@{/register}" th:object="${user}" method="post"&gt;</text:p>
      <text:p text:style-name="P5"><text:s text:c="12"/>&lt;div class="form-group"&gt;</text:p>
      <text:p text:style-name="P5"><text:s text:c="16"/>&lt;label for="firstName"&gt;First Name&lt;/label&gt;</text:p>
      <text:p text:style-name="P5"><text:s text:c="16"/>&lt;input type="text" name="firstName" id="firstName" required placeholder="Your Firstname" class="form-control form-control-lg"&gt;</text:p>
      <text:p text:style-name="P5"><text:s text:c="12"/>&lt;/div&gt;</text:p>
      <text:p text:style-name="P5"><text:s text:c="12"/>&lt;div class="form-group"&gt;</text:p>
      <text:p text:style-name="P5"><text:s text:c="16"/>&lt;label for="lastName"&gt;Last Name&lt;/label&gt;</text:p>
      <text:p text:style-name="P5"><text:s text:c="16"/>&lt;input type="text" name="lastName" id="lastName" required placeholder="Your Lastname" class="form-control form-control-lg"&gt;</text:p>
      <text:p text:style-name="P5"><text:s text:c="12"/>&lt;/div&gt;</text:p>
      <text:p text:style-name="P5"><text:s text:c="12"/>&lt;div class="form-group"&gt;</text:p>
      <text:p text:style-name="P5"><text:s text:c="16"/>&lt;label for="email"&gt;Email address&lt;/label&gt;</text:p>
      <text:p text:style-name="P5"><text:s text:c="16"/>&lt;input type="email" class="form-control form-control-lg" required minlength="6" placeholder="Email" name="email" id="email"</text:p>
      <text:p text:style-name="P5"><text:s text:c="23"/>aria-describedby="emailHelp"&gt;</text:p>
      <text:p text:style-name="P5"><text:s text:c="16"/>&lt;small id="emailHelp" class="form-text text-muted"&gt;We'll never share your email with</text:p>
      <text:p text:style-name="P5"><text:s text:c="20"/>anyone else.&lt;/small&gt;</text:p>
      <text:p text:style-name="P5"><text:s text:c="12"/>&lt;/div&gt;</text:p>
      <text:p text:style-name="P5"><text:s text:c="12"/>&lt;div class="form-group"&gt;</text:p>
      <text:p text:style-name="P5"><text:s text:c="16"/>&lt;label for="password"&gt;Password&lt;/label&gt;</text:p>
      <text:p text:style-name="P5"><text:s text:c="16"/>&lt;input type="password" class="form-control form-control-lg" required placeholder="Password" name="password"</text:p>
      <text:p text:style-name="P5"><text:s text:c="23"/>id="password"&gt;</text:p>
      <text:p text:style-name="P5"><text:s text:c="12"/>&lt;/div&gt;</text:p>
      <text:p text:style-name="P5"/>
      <text:p text:style-name="P5"><text:s text:c="12"/>&lt;input type="submit" value="Register" class="btn btn-primary btn-block"&gt;</text:p>
      <text:p text:style-name="P5"><text:s text:c="12"/>&lt;span style="margin-top: 10px"&gt;Already have an account &lt;a class="linkControl" href="./login.html"</text:p>
      <text:p text:style-name="P5"><text:s text:c="70"/>th:href="@{/login}"&gt;Login here&lt;/a&gt;&lt;/span&gt;</text:p>
      <text:p text:style-name="P5"><text:s text:c="8"/>&lt;/form&gt;</text:p>
      <text:p text:style-name="P5"><text:s text:c="4"/>&lt;/div&gt;</text:p>
      <text:p text:style-name="P5">&lt;/div&gt;</text:p>
      <text:p text:style-name="P5"/>
      <text:p text:style-name="P5"/>
      <text:p text:style-name="P5">&lt;script src="https://code.jquery.com/jquery-3.4.1.slim.min.js" integrity="sha384-J6qa4849blE2+poT4WnyKhv5vZF5SrPo0iEjwBvKU7imGFAV0wwj1yYfoRSJoZ+n" crossorigin="anonymous"&gt;&lt;/script&gt;</text:p>
      <text:p text:style-name="P5">&lt;script src="https://cdn.jsdelivr.net/npm/popper.js@1.16.0/dist/umd/popper.min.js" integrity="sha384-Q6E9RHvbIyZFJoft+2mJbHaEWldlvI9IOYy5n3zV9zzTtmI3UksdQRVvoxMfooAo" crossorigin="anonymous"&gt;&lt;/script&gt;</text:p>
      <text:p text:style-name="P5"><text:soft-page-break/>&lt;script src="https://stackpath.bootstrapcdn.com/bootstrap/4.4.1/js/bootstrap.min.js" integrity="sha384-wfSDF2E50Y2D1uUdj0O3uMBJnjuUD4Ih7YwaYd1iqfktj0Uod8GCExl3Og8ifwB6" crossorigin="anonymous"&gt;&lt;/script&gt;</text:p>
      <text:p text:style-name="P5">&lt;/body&gt;</text:p>
      <text:p text:style-name="P5">&lt;/html&gt;</text:p>
      <text:p text:style-name="P5"/>
      <text:p text:style-name="P4">//<text:span text:style-name="T5">Shop.html</text:span></text:p>
      <text:p text:style-name="P4"/>
      <text:p text:style-name="P5">&lt;!doctype html&gt;</text:p>
      <text:p text:style-name="P5">&lt;html lang="en" xmlns:th="http://www.thymeleaf.org"</text:p>
      <text:p text:style-name="P5"><text:s text:c="6"/>xmlns:sec="http://www.thymeleaf.org/thymeleaf-extras-springsecurity3"&gt;</text:p>
      <text:p text:style-name="P5">&lt;head&gt;</text:p>
      <text:p text:style-name="P5"><text:s text:c="4"/>&lt;meta charset="UTF-8"&gt;</text:p>
      <text:p text:style-name="P5"><text:s text:c="4"/>&lt;meta name="viewport"</text:p>
      <text:p text:style-name="P5"><text:s text:c="10"/>content="width=device-width, user-scalable=no, initial-scale=1.0, maximum-scale=1.0, minimum-scale=1.0"&gt;</text:p>
      <text:p text:style-name="P5"><text:s text:c="4"/>&lt;meta http-equiv="X-UA-Compatible" content="ie=edge"&gt;</text:p>
      <text:p text:style-name="P5"><text:s text:c="4"/>&lt;link rel="stylesheet" href="https://stackpath.bootstrapcdn.com/bootstrap/4.4.1/css/bootstrap.min.css"</text:p>
      <text:p text:style-name="P5"><text:s text:c="10"/>integrity="sha384-Vkoo8x4CGsO3+Hhxv8T/Q5PaXtkKtu6ug5TOeNV6gBiFeWPGFN9MuhOf23Q9Ifjh" crossorigin="anonymous"&gt;</text:p>
      <text:p text:style-name="P5"><text:s text:c="4"/>&lt;link rel="stylesheet" href="https://use.fontawesome.com/releases/v5.7.0/css/all.css"</text:p>
      <text:p text:style-name="P5"><text:s text:c="10"/>integrity="sha384-lZN37f5QGtY3VHgisS14W3ExzMWZxybE1SJSEsQp9S+oqd12jhcu+A56Ebc1zFSJ" crossorigin="anonymous"&gt;</text:p>
      <text:p text:style-name="P5"><text:s text:c="4"/>&lt;title&gt;Document&lt;/title&gt;</text:p>
      <text:p text:style-name="P5">&lt;/head&gt;</text:p>
      <text:p text:style-name="P5">&lt;body&gt;</text:p>
      <text:p text:style-name="P5"/>
      <text:p text:style-name="P5"/>
      <text:p text:style-name="P5">&lt;nav class="navbar navbar-expand-lg navbar-light bg-light" &gt;</text:p>
      <text:p text:style-name="P5"><text:s text:c="4"/>&lt;div class="container-fluid"&gt;</text:p>
      <text:p text:style-name="P5"><text:s text:c="8"/>&lt;a class="navbar-brand" href="#"&gt;</text:p>
      <text:p text:style-name="P5"><text:s text:c="12"/>&lt;img th:src="@{/images/logo.png/Sportyshoes logo.png}" <text:s/>src="../static/images/logo.png" width="auto" height="40" class="d-inline-block align-top" alt=""/&gt;</text:p>
      <text:p text:style-name="P5"><text:s text:c="8"/>&lt;/a&gt;</text:p>
      <text:p text:style-name="P5"><text:s text:c="8"/>&lt;button class="navbar-toggler" type="button" data-toggle="collapse" data-target="#navbarSupportedContent" aria-controls="navbarSupportedContent" aria-expanded="false" aria-label="Toggle navigation"&gt;</text:p>
      <text:p text:style-name="P5"><text:s text:c="12"/>&lt;span class="navbar-toggler-icon"&gt;&lt;/span&gt;</text:p>
      <text:p text:style-name="P5"><text:s text:c="8"/>&lt;/button&gt;</text:p>
      <text:p text:style-name="P5"/>
      <text:p text:style-name="P5"><text:s text:c="8"/>&lt;div class="collapse navbar-collapse" id="navbarSupportedContent"&gt;</text:p>
      <text:p text:style-name="P5"><text:s text:c="12"/>&lt;ul class="navbar-nav mr-auto"&gt;&lt;/ul&gt;</text:p>
      <text:p text:style-name="P5"><text:s text:c="12"/>&lt;ul class="navbar-nav"&gt;</text:p>
      <text:p text:style-name="P5"><text:s text:c="16"/>&lt;li class="nav-item active"&gt;</text:p>
      <text:p text:style-name="P5"><text:s text:c="20"/>&lt;a class="nav-link" th:href="@{/}" href="#"&gt;home&lt;/a&gt;</text:p>
      <text:p text:style-name="P5"><text:s text:c="16"/>&lt;/li&gt;</text:p>
      <text:p text:style-name="P5"><text:soft-page-break/><text:s text:c="16"/>&lt;li class="nav-item active"&gt;</text:p>
      <text:p text:style-name="P5"><text:s text:c="20"/>&lt;a class="nav-link" th:href="@{/shop}" href="#"&gt;shop&lt;/a&gt;</text:p>
      <text:p text:style-name="P5"><text:s text:c="16"/>&lt;/li&gt;</text:p>
      <text:p text:style-name="P5"><text:s text:c="16"/>&lt;li class="nav-item active"&gt;</text:p>
      <text:p text:style-name="P5"><text:s text:c="20"/>&lt;a class="nav-link" sec:authorize="isAnonymous()" th:href="@{/login}" href="#"&gt;login&lt;/a&gt;</text:p>
      <text:p text:style-name="P5"><text:s text:c="16"/>&lt;/li&gt;</text:p>
      <text:p text:style-name="P5"><text:s text:c="16"/>&lt;li class="nav-item active"&gt;</text:p>
      <text:p text:style-name="P5"><text:s text:c="20"/>&lt;a class="nav-link" sec:authorize="isAuthenticated()" th:href="@{/logout}" href="#"&gt;logout&lt;/a&gt;</text:p>
      <text:p text:style-name="P5"><text:s text:c="16"/>&lt;/li&gt;</text:p>
      <text:p text:style-name="P5"><text:s text:c="16"/>&lt;li class="nav-item active"&gt;</text:p>
      <text:p text:style-name="P5"><text:s text:c="20"/>&lt;a class="nav-link" th:href="@{/cart}" href="#"&gt;cart&lt;/a&gt;</text:p>
      <text:p text:style-name="P5"><text:s text:c="16"/>&lt;/li&gt;</text:p>
      <text:p text:style-name="P5"><text:s text:c="16"/>&lt;li class="nav-item active"&gt;</text:p>
      <text:p text:style-name="P5"><text:s text:c="20"/>&lt;span class="nav-link" th:text="${cartCount}"&gt;0&lt;/span&gt;</text:p>
      <text:p text:style-name="P5"><text:s text:c="16"/>&lt;/li&gt;</text:p>
      <text:p text:style-name="P5"><text:s text:c="12"/>&lt;/ul&gt;</text:p>
      <text:p text:style-name="P5"/>
      <text:p text:style-name="P5"><text:s text:c="8"/>&lt;/div&gt;</text:p>
      <text:p text:style-name="P5"><text:s text:c="4"/>&lt;/div&gt;</text:p>
      <text:p text:style-name="P5">&lt;/nav&gt;</text:p>
      <text:p text:style-name="P5">&lt;div class="container" style="margin-top: 30px"&gt;</text:p>
      <text:p text:style-name="P5"><text:s text:c="4"/>&lt;div class="row"&gt;</text:p>
      <text:p text:style-name="P5"><text:s text:c="8"/>&lt;div class="col-sm-3"&gt;</text:p>
      <text:p text:style-name="P5"><text:s text:c="12"/>&lt;h4&gt;Categories&lt;/h4&gt;</text:p>
      <text:p text:style-name="P5"><text:s text:c="12"/>&lt;ul class="list-group"&gt;</text:p>
      <text:p text:style-name="P5"><text:s text:c="16"/>&lt;a th:href="@{/shop}"&gt;&lt;li class="list-group-item"&gt;All Footwear&lt;/li&gt;&lt;/a&gt;</text:p>
      <text:p text:style-name="P5"><text:s text:c="16"/>&lt;a href="" th:each="category, iStat : ${categories}"</text:p>
      <text:p text:style-name="P5"><text:s text:c="19"/>th:href="@{/shop/category/{id}(id=${category.id})}"&gt;&lt;li</text:p>
      <text:p text:style-name="P5"><text:s text:c="31"/>class="list-group-item" th:text="${category.name}"&gt;&lt;/li&gt;&lt;/a&gt;</text:p>
      <text:p text:style-name="P5"/>
      <text:p text:style-name="P5"><text:s text:c="12"/>&lt;/ul&gt;</text:p>
      <text:p text:style-name="P5"><text:s text:c="8"/>&lt;/div&gt;</text:p>
      <text:p text:style-name="P5"><text:s text:c="8"/>&lt;div class="col-sm-9"&gt;</text:p>
      <text:p text:style-name="P5"><text:s text:c="12"/>&lt;div class="card" style="margin-top: 20px" th:each="footwear : ${footwear}"&gt;</text:p>
      <text:p text:style-name="P5"><text:s text:c="16"/>&lt;div class="row no-gutters"&gt;</text:p>
      <text:p text:style-name="P5"><text:s text:c="20"/>&lt;div class="col-sm-5 d-flex justify-content-center"&gt;</text:p>
      <text:p text:style-name="P5"><text:s text:c="24"/>&lt;img class="" height="150px" width="150px" th:src="@{${'/footwearImages/' + footwear.imageName}}" th:alt="${footwear.name}"&gt;</text:p>
      <text:p text:style-name="P5"><text:s text:c="20"/>&lt;/div&gt;</text:p>
      <text:p text:style-name="P5"><text:s text:c="20"/>&lt;div class="col-sm-7 d-flex justify-content-center"&gt;</text:p>
      <text:p text:style-name="P5"><text:s text:c="24"/>&lt;div class="card-body"&gt;</text:p>
      <text:p text:style-name="P5"><text:s text:c="28"/>&lt;h5 class="card-title" th:text="${footwear.name}"&gt;&lt;/h5&gt;</text:p>
      <text:p text:style-name="P5"><text:s text:c="28"/>&lt;h4&gt;₹ &lt;span th:text="${footwear.price}"&gt;&lt;/span&gt;&lt;/h4&gt;</text:p>
      <text:p text:style-name="P5"><text:s text:c="28"/>&lt;p th:text="${footwear.description}" &gt;Suresh Dasari is a founder and technical lead developer in tutlane.&lt;/p&gt;</text:p>
      <text:p text:style-name="P5"><text:s text:c="28"/>&lt;a href="#" th:href="@{/shop/viewfootwear/{id}(id=${footwear.id})}" class="btn btn-primary"&gt;View Footwear&lt;/a&gt;</text:p>
      <text:p text:style-name="P5"><text:soft-page-break/><text:s text:c="24"/>&lt;/div&gt;</text:p>
      <text:p text:style-name="P5"><text:s text:c="20"/>&lt;/div&gt;</text:p>
      <text:p text:style-name="P5"><text:s text:c="16"/>&lt;/div&gt;</text:p>
      <text:p text:style-name="P5"><text:s text:c="12"/>&lt;/div&gt;</text:p>
      <text:p text:style-name="P5"><text:s text:c="8"/>&lt;/div&gt;</text:p>
      <text:p text:style-name="P5"><text:s text:c="4"/>&lt;/div&gt;</text:p>
      <text:p text:style-name="P5">&lt;/div&gt;</text:p>
      <text:p text:style-name="P5"/>
      <text:p text:style-name="P5"/>
      <text:p text:style-name="P5"/>
      <text:p text:style-name="P5"/>
      <text:p text:style-name="P5"/>
      <text:p text:style-name="P5">&lt;script src="https://code.jquery.com/jquery-3.4.1.slim.min.js" integrity="sha384-J6qa4849blE2+poT4WnyKhv5vZF5SrPo0iEjwBvKU7imGFAV0wwj1yYfoRSJoZ+n" crossorigin="anonymous"&gt;&lt;/script&gt;</text:p>
      <text:p text:style-name="P5">&lt;script src="https://cdn.jsdelivr.net/npm/popper.js@1.16.0/dist/umd/popper.min.js" integrity="sha384-Q6E9RHvbIyZFJoft+2mJbHaEWldlvI9IOYy5n3zV9zzTtmI3UksdQRVvoxMfooAo" crossorigin="anonymous"&gt;&lt;/script&gt;</text:p>
      <text:p text:style-name="P5">&lt;script src="https://stackpath.bootstrapcdn.com/bootstrap/4.4.1/js/bootstrap.min.js" integrity="sha384-wfSDF2E50Y2D1uUdj0O3uMBJnjuUD4Ih7YwaYd1iqfktj0Uod8GCExl3Og8ifwB6" crossorigin="anonymous"&gt;&lt;/script&gt;</text:p>
      <text:p text:style-name="P5">&lt;/body&gt;</text:p>
      <text:p text:style-name="P5">&lt;/html&gt;</text:p>
      <text:p text:style-name="P5"/>
      <text:p text:style-name="P4">//<text:span text:style-name="T5">View Footwear.html</text:span></text:p>
      <text:p text:style-name="P4"/>
      <text:p text:style-name="P5">&lt;!doctype html&gt;</text:p>
      <text:p text:style-name="P5">&lt;html lang="en" xmlns:th="http://www.thymeleaf.org"</text:p>
      <text:p text:style-name="P5"><text:s text:c="6"/>xmlns:sec="http://www.thymeleaf.org/thymeleaf-extras-springsecurity3"&gt;</text:p>
      <text:p text:style-name="P5">&lt;head&gt;</text:p>
      <text:p text:style-name="P5"><text:s text:c="4"/>&lt;meta charset="UTF-8"&gt;</text:p>
      <text:p text:style-name="P5"><text:s text:c="4"/>&lt;meta name="viewport"</text:p>
      <text:p text:style-name="P5"><text:s text:c="10"/>content="width=device-width, user-scalable=no, initial-scale=1.0, maximum-scale=1.0, minimum-scale=1.0"&gt;</text:p>
      <text:p text:style-name="P5"><text:s text:c="4"/>&lt;meta http-equiv="X-UA-Compatible" content="ie=edge"&gt;</text:p>
      <text:p text:style-name="P5"><text:s text:c="4"/>&lt;link rel="stylesheet" href="https://stackpath.bootstrapcdn.com/bootstrap/4.4.1/css/bootstrap.min.css"</text:p>
      <text:p text:style-name="P5"><text:s text:c="10"/>integrity="sha384-Vkoo8x4CGsO3+Hhxv8T/Q5PaXtkKtu6ug5TOeNV6gBiFeWPGFN9MuhOf23Q9Ifjh" crossorigin="anonymous"&gt;</text:p>
      <text:p text:style-name="P5"><text:s text:c="4"/>&lt;link rel="stylesheet" href="https://use.fontawesome.com/releases/v5.7.0/css/all.css"</text:p>
      <text:p text:style-name="P5"><text:s text:c="10"/>integrity="sha384-lZN37f5QGtY3VHgisS14W3ExzMWZxybE1SJSEsQp9S+oqd12jhcu+A56Ebc1zFSJ" crossorigin="anonymous"&gt;</text:p>
      <text:p text:style-name="P5"><text:s text:c="4"/>&lt;title&gt;Document&lt;/title&gt;</text:p>
      <text:p text:style-name="P5">&lt;/head&gt;</text:p>
      <text:p text:style-name="P5">&lt;body&gt;</text:p>
      <text:p text:style-name="P5"/>
      <text:p text:style-name="P5"/>
      <text:p text:style-name="P5"><text:soft-page-break/>&lt;nav class="navbar navbar-expand-lg navbar-light bg-light"&gt;</text:p>
      <text:p text:style-name="P5"><text:s text:c="4"/>&lt;div class="container-fluid"&gt;</text:p>
      <text:p text:style-name="P5"><text:s text:c="8"/>&lt;a class="navbar-brand" href="#"&gt;</text:p>
      <text:p text:style-name="P5"><text:s text:c="12"/>&lt;img th:src="@{/images/logo.png/Sportyshoes logo.png}" src="../static/images/logo.png" width="auto" height="40"</text:p>
      <text:p text:style-name="P5"><text:s text:c="17"/>class="d-inline-block align-top" alt=""/&gt;</text:p>
      <text:p text:style-name="P5"><text:s text:c="8"/>&lt;/a&gt;</text:p>
      <text:p text:style-name="P5"><text:s text:c="8"/>&lt;button class="navbar-toggler" type="button" data-toggle="collapse" data-target="#navbarSupportedContent"</text:p>
      <text:p text:style-name="P5"><text:s text:c="16"/>aria-controls="navbarSupportedContent" aria-expanded="false" aria-label="Toggle navigation"&gt;</text:p>
      <text:p text:style-name="P5"><text:s text:c="12"/>&lt;span class="navbar-toggler-icon"&gt;&lt;/span&gt;</text:p>
      <text:p text:style-name="P5"><text:s text:c="8"/>&lt;/button&gt;</text:p>
      <text:p text:style-name="P5"/>
      <text:p text:style-name="P5"><text:s text:c="8"/>&lt;div class="collapse navbar-collapse" id="navbarSupportedContent"&gt;</text:p>
      <text:p text:style-name="P5"><text:s text:c="12"/>&lt;ul class="navbar-nav mr-auto"&gt;&lt;/ul&gt;</text:p>
      <text:p text:style-name="P5"><text:s text:c="12"/>&lt;ul class="navbar-nav"&gt;</text:p>
      <text:p text:style-name="P5"><text:s text:c="16"/>&lt;li class="nav-item active"&gt;</text:p>
      <text:p text:style-name="P5"><text:s text:c="20"/>&lt;a class="nav-link" th:href="@{/}" href="#"&gt;home&lt;/a&gt;</text:p>
      <text:p text:style-name="P5"><text:s text:c="16"/>&lt;/li&gt;</text:p>
      <text:p text:style-name="P5"><text:s text:c="16"/>&lt;li class="nav-item active"&gt;</text:p>
      <text:p text:style-name="P5"><text:s text:c="20"/>&lt;a class="nav-link" th:href="@{/shop}" href="#"&gt;shop&lt;/a&gt;</text:p>
      <text:p text:style-name="P5"><text:s text:c="16"/>&lt;/li&gt;</text:p>
      <text:p text:style-name="P5"><text:s text:c="16"/>&lt;li class="nav-item active"&gt;</text:p>
      <text:p text:style-name="P5"><text:s text:c="20"/>&lt;a class="nav-link" sec:authorize="isAnonymous()" th:href="@{/login}" href="#"&gt;login&lt;/a&gt;</text:p>
      <text:p text:style-name="P5"><text:s text:c="16"/>&lt;/li&gt;</text:p>
      <text:p text:style-name="P5"><text:s text:c="16"/>&lt;li class="nav-item active"&gt;</text:p>
      <text:p text:style-name="P5"><text:s text:c="20"/>&lt;a class="nav-link" sec:authorize="isAuthenticated()" th:href="@{/logout}" href="#"&gt;logout&lt;/a&gt;</text:p>
      <text:p text:style-name="P5"><text:s text:c="16"/>&lt;/li&gt;</text:p>
      <text:p text:style-name="P5"><text:s text:c="16"/>&lt;li class="nav-item active"&gt;</text:p>
      <text:p text:style-name="P5"><text:s text:c="20"/>&lt;a class="nav-link" th:href="@{/cart}" href="#"&gt;cart&lt;/a&gt;</text:p>
      <text:p text:style-name="P5"><text:s text:c="16"/>&lt;/li&gt;</text:p>
      <text:p text:style-name="P5"><text:s text:c="16"/>&lt;li class="nav-item active"&gt;</text:p>
      <text:p text:style-name="P5"><text:s text:c="20"/>&lt;span class="nav-link" th:text="${cartCount}"&gt;&lt;/span&gt;</text:p>
      <text:p text:style-name="P5"><text:s text:c="16"/>&lt;/li&gt;</text:p>
      <text:p text:style-name="P5"><text:s text:c="12"/>&lt;/ul&gt;</text:p>
      <text:p text:style-name="P5"/>
      <text:p text:style-name="P5"><text:s text:c="8"/>&lt;/div&gt;</text:p>
      <text:p text:style-name="P5"><text:s text:c="4"/>&lt;/div&gt;</text:p>
      <text:p text:style-name="P5">&lt;/nav&gt;</text:p>
      <text:p text:style-name="P5">&lt;div class="container mt-5"&gt;</text:p>
      <text:p text:style-name="P5"><text:s text:c="4"/>&lt;div class="row"&gt;</text:p>
      <text:p text:style-name="P5"><text:s text:c="8"/>&lt;div class="col-sm-5 d-flex justify-content-center"&gt;</text:p>
      <text:p text:style-name="P5"><text:s text:c="12"/>&lt;img class="mt-5" height="300px" width="300px" src="" th:src="@{${'/footwearImages/' + footwear.imageName}}"</text:p>
      <text:p text:style-name="P5"><text:s text:c="17"/>alt=""&gt;</text:p>
      <text:p text:style-name="P5"><text:s text:c="8"/>&lt;/div&gt;</text:p>
      <text:p text:style-name="P5"><text:soft-page-break/><text:s text:c="8"/>&lt;div class="col-sm-7 mt-5"&gt;</text:p>
      <text:p text:style-name="P5"><text:s text:c="12"/>&lt;h2 th:text="${footwear.name}"&gt;&lt;/h2&gt;</text:p>
      <text:p text:style-name="P5"><text:s text:c="12"/>&lt;p th:text="${footwear.category.name}"&gt;&lt;/p&gt;</text:p>
      <text:p text:style-name="P5"><text:s text:c="12"/>&lt;h2&gt;₹ &lt;span th:text="${footwear.price}"&gt;&lt;/span&gt;&lt;/h2&gt;</text:p>
      <text:p text:style-name="P5"><text:s text:c="12"/>&lt;h5&gt;Size:</text:p>
      <text:p text:style-name="P5"><text:s text:c="16"/>&lt;span th:text="${footwear.size}"&gt;&lt;/span&gt; </text:p>
      <text:p text:style-name="P5"><text:s text:c="12"/>&lt;/h5&gt;</text:p>
      <text:p text:style-name="P5"><text:s text:c="12"/>&lt;p th:text="${footwear.description}"&gt;&lt;/p&gt;</text:p>
      <text:p text:style-name="P5"><text:s text:c="12"/>&lt;a href="" th:href="@{/addToCart/{id}(id = ${footwear.id})}" class="btn btn-primary"&gt;Add to cart&lt;/a&gt;</text:p>
      <text:p text:style-name="P5"><text:s text:c="8"/>&lt;/div&gt;</text:p>
      <text:p text:style-name="P5"><text:s text:c="4"/>&lt;/div&gt;</text:p>
      <text:p text:style-name="P5">&lt;/div&gt;</text:p>
      <text:p text:style-name="P5"/>
      <text:p text:style-name="P5"/>
      <text:p text:style-name="P5">&lt;script src="https://code.jquery.com/jquery-3.4.1.slim.min.js"</text:p>
      <text:p text:style-name="P5"><text:s text:c="8"/>integrity="sha384-J6qa4849blE2+poT4WnyKhv5vZF5SrPo0iEjwBvKU7imGFAV0wwj1yYfoRSJoZ+n"</text:p>
      <text:p text:style-name="P5"><text:s text:c="8"/>crossorigin="anonymous"&gt;&lt;/script&gt;</text:p>
      <text:p text:style-name="P5">&lt;script src="https://cdn.jsdelivr.net/npm/popper.js@1.16.0/dist/umd/popper.min.js"</text:p>
      <text:p text:style-name="P5"><text:s text:c="8"/>integrity="sha384-Q6E9RHvbIyZFJoft+2mJbHaEWldlvI9IOYy5n3zV9zzTtmI3UksdQRVvoxMfooAo"</text:p>
      <text:p text:style-name="P5"><text:s text:c="8"/>crossorigin="anonymous"&gt;&lt;/script&gt;</text:p>
      <text:p text:style-name="P5">&lt;script src="https://stackpath.bootstrapcdn.com/bootstrap/4.4.1/js/bootstrap.min.js"</text:p>
      <text:p text:style-name="P5"><text:s text:c="8"/>integrity="sha384-wfSDF2E50Y2D1uUdj0O3uMBJnjuUD4Ih7YwaYd1iqfktj0Uod8GCExl3Og8ifwB6"</text:p>
      <text:p text:style-name="P5"><text:s text:c="8"/>crossorigin="anonymous"&gt;&lt;/script&gt;</text:p>
      <text:p text:style-name="P5">&lt;/body&gt;</text:p>
      <text:p text:style-name="P5">&lt;/html&gt;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13T21:06:06.876000000</meta:creation-date>
    <dc:date>2023-08-13T21:33:39.918000000</dc:date>
    <meta:editing-duration>PT6M52S</meta:editing-duration>
    <meta:editing-cycles>1</meta:editing-cycles>
    <meta:document-statistic meta:table-count="0" meta:image-count="0" meta:object-count="0" meta:page-count="59" meta:paragraph-count="2163" meta:word-count="5368" meta:character-count="91846" meta:non-whitespace-character-count="71153"/>
    <meta:generator>Neat_Office/6.2.8.2$Windows_x86 LibreOffice_project/</meta:generator>
  </office:meta>
</office:document-meta>
</file>